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2.1846in"/>
    </style:style>
    <style:style style:name="co3" style:family="table-column">
      <style:table-column-properties fo:break-before="auto" style:column-width="3.7909in"/>
    </style:style>
    <style:style style:name="co4" style:family="table-column">
      <style:table-column-properties fo:break-before="auto" style:column-width="1.878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row table:style-name="ro1">
          <table:table-cell office:value-type="float" office:value="1">
            <text:p>1</text:p>
          </table:table-cell>
          <table:table-cell office:value-type="string">
            <text:p>*Classics*</text:p>
          </table:table-cell>
          <table:table-cell office:value-type="string">
            <text:p>Mac &amp; Ernie's</text:p>
          </table:table-cell>
          <table:table-cell office:value-type="string">
            <text:p>Tarpley, Texas</text:p>
          </table:table-cell>
          <table:table-cell office:value-type="date" office:date-value="2007-04-23">
            <text:p>04/23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Classics*</text:p>
          </table:table-cell>
          <table:table-cell office:value-type="string">
            <text:p>Brint's Diner</text:p>
          </table:table-cell>
          <table:table-cell office:value-type="string">
            <text:p>Wichita, Kansas</text:p>
          </table:table-cell>
          <table:table-cell office:value-type="date" office:date-value="2007-04-23">
            <text:p>04/23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Classics*</text:p>
          </table:table-cell>
          <table:table-cell office:value-type="string">
            <text:p>Mad Greek's Diner</text:p>
          </table:table-cell>
          <table:table-cell office:value-type="string">
            <text:p>Baker, California</text:p>
          </table:table-cell>
          <table:table-cell office:value-type="date" office:date-value="2007-04-23">
            <text:p>04/23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That's Italian*</text:p>
          </table:table-cell>
          <table:table-cell office:value-type="string">
            <text:p>Four Kegs Sports Pub</text:p>
          </table:table-cell>
          <table:table-cell office:value-type="string">
            <text:p>Las Vegas, Nevada</text:p>
          </table:table-cell>
          <table:table-cell office:value-type="date" office:date-value="2007-04-30">
            <text:p>04/30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That's Italian*</text:p>
          </table:table-cell>
          <table:table-cell office:value-type="string">
            <text:p>Hullabaloo Diner</text:p>
          </table:table-cell>
          <table:table-cell office:value-type="string">
            <text:p>Wellborn, Texas</text:p>
          </table:table-cell>
          <table:table-cell office:value-type="date" office:date-value="2007-04-30">
            <text:p>04/30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That's Italian*</text:p>
          </table:table-cell>
          <table:table-cell office:value-type="string">
            <text:p>Pizza Palace</text:p>
          </table:table-cell>
          <table:table-cell office:value-type="string">
            <text:p>Knoxville, Tennessee</text:p>
          </table:table-cell>
          <table:table-cell office:value-type="date" office:date-value="2007-04-30">
            <text:p>04/30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Blue Plate Special*</text:p>
          </table:table-cell>
          <table:table-cell office:value-type="string">
            <text:p>The Penguin</text:p>
          </table:table-cell>
          <table:table-cell office:value-type="string">
            <text:p>Charlotte, North Carolina</text:p>
          </table:table-cell>
          <table:table-cell office:value-type="date" office:date-value="2007-05-07">
            <text:p>05/07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Blue Plate Special*</text:p>
          </table:table-cell>
          <table:table-cell office:value-type="string">
            <text:p>Patrick's Roadhouse</text:p>
          </table:table-cell>
          <table:table-cell office:value-type="string">
            <text:p>Santa Monica, California</text:p>
          </table:table-cell>
          <table:table-cell office:value-type="date" office:date-value="2007-05-07">
            <text:p>05/07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Blue Plate Special*</text:p>
          </table:table-cell>
          <table:table-cell office:value-type="string">
            <text:p>Frosted Mug</text:p>
          </table:table-cell>
          <table:table-cell office:value-type="string">
            <text:p>Alsip, Illinois</text:p>
          </table:table-cell>
          <table:table-cell office:value-type="date" office:date-value="2007-05-07">
            <text:p>05/07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Breakfast*</text:p>
          </table:table-cell>
          <table:table-cell office:value-type="string">
            <text:p>The Coffee Cup</text:p>
          </table:table-cell>
          <table:table-cell office:value-type="string">
            <text:p>Boulder City, Nevada</text:p>
          </table:table-cell>
          <table:table-cell office:value-type="date" office:date-value="2007-05-21">
            <text:p>05/21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Breakfast*</text:p>
          </table:table-cell>
          <table:table-cell office:value-type="string">
            <text:p>Frank's Diner</text:p>
          </table:table-cell>
          <table:table-cell office:value-type="string">
            <text:p>Kenosha, Wisconsin</text:p>
          </table:table-cell>
          <table:table-cell office:value-type="date" office:date-value="2007-05-21">
            <text:p>05/21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Breakfast*</text:p>
          </table:table-cell>
          <table:table-cell office:value-type="string">
            <text:p>Gaffey Street Diner</text:p>
          </table:table-cell>
          <table:table-cell office:value-type="string">
            <text:p>San Pedro, California</text:p>
          </table:table-cell>
          <table:table-cell office:value-type="date" office:date-value="2007-05-21">
            <text:p>05/21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BBQ*</text:p>
          </table:table-cell>
          <table:table-cell office:value-type="string">
            <text:p>Louie Mueller BBQ</text:p>
          </table:table-cell>
          <table:table-cell office:value-type="string">
            <text:p>Taylor, Texas</text:p>
          </table:table-cell>
          <table:table-cell office:value-type="date" office:date-value="2007-05-28">
            <text:p>05/28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BBQ*</text:p>
          </table:table-cell>
          <table:table-cell office:value-type="string">
            <text:p>Baby Blues BBQ</text:p>
          </table:table-cell>
          <table:table-cell office:value-type="string">
            <text:p>Venice, California</text:p>
          </table:table-cell>
          <table:table-cell office:value-type="date" office:date-value="2007-05-28">
            <text:p>05/28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BBQ*</text:p>
          </table:table-cell>
          <table:table-cell office:value-type="string">
            <text:p>Barbecue King Drive-In</text:p>
          </table:table-cell>
          <table:table-cell office:value-type="string">
            <text:p>Charlotte, North Carolina</text:p>
          </table:table-cell>
          <table:table-cell office:value-type="date" office:date-value="2007-05-28">
            <text:p>05/28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Local Legends*</text:p>
          </table:table-cell>
          <table:table-cell office:value-type="string">
            <text:p>Eveready Diner</text:p>
          </table:table-cell>
          <table:table-cell office:value-type="string">
            <text:p>Hyde Park, New York</text:p>
          </table:table-cell>
          <table:table-cell office:value-type="date" office:date-value="2007-06-04">
            <text:p>06/04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Local Legends*</text:p>
          </table:table-cell>
          <table:table-cell office:value-type="string">
            <text:p>Leo's BBQ</text:p>
          </table:table-cell>
          <table:table-cell office:value-type="string">
            <text:p>Oklahoma City, Oklahoma</text:p>
          </table:table-cell>
          <table:table-cell office:value-type="date" office:date-value="2007-06-04">
            <text:p>06/04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Local Legends*</text:p>
          </table:table-cell>
          <table:table-cell office:value-type="string">
            <text:p>A1 Diner</text:p>
          </table:table-cell>
          <table:table-cell office:value-type="string">
            <text:p>Gardiner, Maine</text:p>
          </table:table-cell>
          <table:table-cell office:value-type="date" office:date-value="2007-06-04">
            <text:p>06/04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Burgers*</text:p>
          </table:table-cell>
          <table:table-cell office:value-type="string">
            <text:p>Triple XXX Restaurant</text:p>
          </table:table-cell>
          <table:table-cell office:value-type="string">
            <text:p>West Lafayette, Indiana</text:p>
          </table:table-cell>
          <table:table-cell office:value-type="date" office:date-value="2007-06-11">
            <text:p>06/11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Burgers*</text:p>
          </table:table-cell>
          <table:table-cell office:value-type="string">
            <text:p>Hackney's</text:p>
          </table:table-cell>
          <table:table-cell office:value-type="string">
            <text:p>Glenview, Illinois</text:p>
          </table:table-cell>
          <table:table-cell office:value-type="date" office:date-value="2007-06-11">
            <text:p>06/11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Burgers*</text:p>
          </table:table-cell>
          <table:table-cell office:value-type="string">
            <text:p>Squeeze Inn</text:p>
          </table:table-cell>
          <table:table-cell office:value-type="string">
            <text:p>Sacramento, California</text:p>
          </table:table-cell>
          <table:table-cell office:value-type="date" office:date-value="2007-06-11">
            <text:p>06/11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House Specials*</text:p>
          </table:table-cell>
          <table:table-cell office:value-type="string">
            <text:p>Red Arrow Diner</text:p>
          </table:table-cell>
          <table:table-cell office:value-type="string">
            <text:p>Manchester, New Hampshire</text:p>
          </table:table-cell>
          <table:table-cell office:value-type="date" office:date-value="2007-06-18">
            <text:p>06/18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House Specials*</text:p>
          </table:table-cell>
          <table:table-cell office:value-type="string">
            <text:p>Hank's Creekside Restaurant</text:p>
          </table:table-cell>
          <table:table-cell office:value-type="string">
            <text:p>Santa Rosa, California</text:p>
          </table:table-cell>
          <table:table-cell office:value-type="date" office:date-value="2007-06-18">
            <text:p>06/18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House Specials*</text:p>
          </table:table-cell>
          <table:table-cell office:value-type="string">
            <text:p>Voula's Offshore Café</text:p>
          </table:table-cell>
          <table:table-cell office:value-type="string">
            <text:p>Seattle, Washington</text:p>
          </table:table-cell>
          <table:table-cell office:value-type="date" office:date-value="2007-06-18">
            <text:p>06/18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Retro*</text:p>
          </table:table-cell>
          <table:table-cell office:value-type="string">
            <text:p>Southside Soda Shop and Diner</text:p>
          </table:table-cell>
          <table:table-cell office:value-type="string">
            <text:p>Goshen, Indiana</text:p>
          </table:table-cell>
          <table:table-cell office:value-type="date" office:date-value="2007-07-09">
            <text:p>07/09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Retro*</text:p>
          </table:table-cell>
          <table:table-cell office:value-type="string">
            <text:p>Taylor's Automatic Refresher</text:p>
          </table:table-cell>
          <table:table-cell office:value-type="string">
            <text:p>St. Helena, California</text:p>
          </table:table-cell>
          <table:table-cell office:value-type="date" office:date-value="2007-07-09">
            <text:p>07/09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Retro*</text:p>
          </table:table-cell>
          <table:table-cell office:value-type="string">
            <text:p>Byways Café</text:p>
          </table:table-cell>
          <table:table-cell office:value-type="string">
            <text:p>Portland, Oregon</text:p>
          </table:table-cell>
          <table:table-cell office:value-type="date" office:date-value="2007-07-09">
            <text:p>07/09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Worth the Trip*</text:p>
          </table:table-cell>
          <table:table-cell office:value-type="string">
            <text:p>Big Star Diner</text:p>
          </table:table-cell>
          <table:table-cell office:value-type="string">
            <text:p>Bainbridge Island, Washington</text:p>
          </table:table-cell>
          <table:table-cell office:value-type="date" office:date-value="2007-07-16">
            <text:p>07/16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Worth the Trip*</text:p>
          </table:table-cell>
          <table:table-cell office:value-type="string">
            <text:p>Harold's Café</text:p>
          </table:table-cell>
          <table:table-cell office:value-type="string">
            <text:p>Gaffney, South Carolina</text:p>
          </table:table-cell>
          <table:table-cell office:value-type="date" office:date-value="2007-07-16">
            <text:p>07/16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Worth the Trip*</text:p>
          </table:table-cell>
          <table:table-cell office:value-type="string">
            <text:p>Mo Gridder's BBQ</text:p>
          </table:table-cell>
          <table:table-cell office:value-type="string">
            <text:p>Bronx, New York</text:p>
          </table:table-cell>
          <table:table-cell office:value-type="date" office:date-value="2007-07-16">
            <text:p>07/16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Diners A-Plenty*</text:p>
          </table:table-cell>
          <table:table-cell office:value-type="string">
            <text:p>Kelly's Diner</text:p>
          </table:table-cell>
          <table:table-cell office:value-type="string">
            <text:p>Somerville, Massachusetts</text:p>
          </table:table-cell>
          <table:table-cell office:value-type="date" office:date-value="2007-07-23">
            <text:p>07/23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Diners A-Plenty*</text:p>
          </table:table-cell>
          <table:table-cell office:value-type="string">
            <text:p>Bay Way Diner</text:p>
          </table:table-cell>
          <table:table-cell office:value-type="string">
            <text:p>Linden, New Jersey</text:p>
          </table:table-cell>
          <table:table-cell office:value-type="date" office:date-value="2007-07-23">
            <text:p>07/23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Diners A-Plenty*</text:p>
          </table:table-cell>
          <table:table-cell office:value-type="string">
            <text:p>Beacon Drive-In</text:p>
          </table:table-cell>
          <table:table-cell office:value-type="string">
            <text:p>Spartanburg, South Carolina</text:p>
          </table:table-cell>
          <table:table-cell office:value-type="date" office:date-value="2007-07-23">
            <text:p>07/23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American Cookin'*</text:p>
          </table:table-cell>
          <table:table-cell office:value-type="string">
            <text:p>Rosie's Diner</text:p>
          </table:table-cell>
          <table:table-cell office:value-type="string">
            <text:p>Rockford, Michigan</text:p>
          </table:table-cell>
          <table:table-cell office:value-type="date" office:date-value="2007-07-30">
            <text:p>07/30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American Cookin'*</text:p>
          </table:table-cell>
          <table:table-cell office:value-type="string">
            <text:p>Dari-ette Drive-In</text:p>
          </table:table-cell>
          <table:table-cell office:value-type="string">
            <text:p>St. Paul, Minnesota</text:p>
          </table:table-cell>
          <table:table-cell office:value-type="date" office:date-value="2007-07-30">
            <text:p>07/30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American Cookin'*</text:p>
          </table:table-cell>
          <table:table-cell office:value-type="string">
            <text:p>The Russian River Pub</text:p>
          </table:table-cell>
          <table:table-cell office:value-type="string">
            <text:p>Forestville, California</text:p>
          </table:table-cell>
          <table:table-cell office:value-type="date" office:date-value="2007-07-30">
            <text:p>07/30/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*American Cookin'*</text:p>
          </table:table-cell>
          <table:table-cell office:value-type="string">
            <text:p>Al's Breakfast</text:p>
          </table:table-cell>
          <table:table-cell office:value-type="string">
            <text:p>Minneapolis, Minnesota</text:p>
          </table:table-cell>
          <table:table-cell office:value-type="date" office:date-value="2007-07-30">
            <text:p>07/30/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Totally Fried*</text:p>
          </table:table-cell>
          <table:table-cell office:value-type="string">
            <text:p>Falafel's Drive-In</text:p>
          </table:table-cell>
          <table:table-cell office:value-type="string">
            <text:p>San Jose, California</text:p>
          </table:table-cell>
          <table:table-cell office:value-type="date" office:date-value="2007-10-01">
            <text:p>10/01/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Totally Fried*</text:p>
          </table:table-cell>
          <table:table-cell office:value-type="string">
            <text:p>Ramona Café</text:p>
          </table:table-cell>
          <table:table-cell office:value-type="string">
            <text:p>Ramona, California</text:p>
          </table:table-cell>
          <table:table-cell office:value-type="date" office:date-value="2007-10-01">
            <text:p>10/01/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Totally Fried*</text:p>
          </table:table-cell>
          <table:table-cell office:value-type="string">
            <text:p>Silk City Diner</text:p>
          </table:table-cell>
          <table:table-cell office:value-type="string">
            <text:p>Philadelphia, Pennsylvania</text:p>
          </table:table-cell>
          <table:table-cell office:value-type="date" office:date-value="2007-10-01">
            <text:p>10/01/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Route 66*</text:p>
          </table:table-cell>
          <table:table-cell office:value-type="string">
            <text:p>Emma Jean's Holland Burger Café</text:p>
          </table:table-cell>
          <table:table-cell office:value-type="string">
            <text:p>Victorville, California</text:p>
          </table:table-cell>
          <table:table-cell office:value-type="date" office:date-value="2007-10-08">
            <text:p>10/08/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Route 66*</text:p>
          </table:table-cell>
          <table:table-cell office:value-type="string">
            <text:p>The Rock Café</text:p>
          </table:table-cell>
          <table:table-cell office:value-type="string">
            <text:p>Stroud, Oklahoma</text:p>
          </table:table-cell>
          <table:table-cell office:value-type="date" office:date-value="2007-10-08">
            <text:p>10/08/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Route 66*</text:p>
          </table:table-cell>
          <table:table-cell office:value-type="string">
            <text:p>Café on the Route</text:p>
          </table:table-cell>
          <table:table-cell office:value-type="string">
            <text:p>Baxter Springs, Kansas</text:p>
          </table:table-cell>
          <table:table-cell office:value-type="date" office:date-value="2007-10-08">
            <text:p>10/08/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Seaside Eats*</text:p>
          </table:table-cell>
          <table:table-cell office:value-type="string">
            <text:p>Evelyn's Drive-In</text:p>
          </table:table-cell>
          <table:table-cell office:value-type="string">
            <text:p>Tiverton, Rhode Island</text:p>
          </table:table-cell>
          <table:table-cell office:value-type="date" office:date-value="2007-10-15">
            <text:p>10/15/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Seaside Eats*</text:p>
          </table:table-cell>
          <table:table-cell office:value-type="string">
            <text:p>Hodad's</text:p>
          </table:table-cell>
          <table:table-cell office:value-type="string">
            <text:p>Ocean Beach, California</text:p>
          </table:table-cell>
          <table:table-cell office:value-type="date" office:date-value="2007-10-15">
            <text:p>10/15/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Seaside Eats*</text:p>
          </table:table-cell>
          <table:table-cell office:value-type="string">
            <text:p>Keegan's Seafood Grille</text:p>
          </table:table-cell>
          <table:table-cell office:value-type="string">
            <text:p>Indian Rocks Beach, Florida</text:p>
          </table:table-cell>
          <table:table-cell office:value-type="date" office:date-value="2007-10-15">
            <text:p>10/15/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Local Flavor*</text:p>
          </table:table-cell>
          <table:table-cell office:value-type="string">
            <text:p>Clanton's Café</text:p>
          </table:table-cell>
          <table:table-cell office:value-type="string">
            <text:p>Vinita, Oklahoma</text:p>
          </table:table-cell>
          <table:table-cell office:value-type="date" office:date-value="2007-10-22">
            <text:p>10/22/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Local Flavor*</text:p>
          </table:table-cell>
          <table:table-cell office:value-type="string">
            <text:p>Mike's Chili Parlor</text:p>
          </table:table-cell>
          <table:table-cell office:value-type="string">
            <text:p>Seattle, Washington</text:p>
          </table:table-cell>
          <table:table-cell office:value-type="date" office:date-value="2007-10-22">
            <text:p>10/22/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Local Flavor*</text:p>
          </table:table-cell>
          <table:table-cell office:value-type="string">
            <text:p>Duarte's Tavern</text:p>
          </table:table-cell>
          <table:table-cell office:value-type="string">
            <text:p>Pescadero, California</text:p>
          </table:table-cell>
          <table:table-cell office:value-type="date" office:date-value="2007-10-22">
            <text:p>10/22/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Viewer's Choice*</text:p>
          </table:table-cell>
          <table:table-cell office:value-type="string">
            <text:p>Bobby's Hawaiian Style Restaurant</text:p>
          </table:table-cell>
          <table:table-cell office:value-type="string">
            <text:p>Everett, Washington</text:p>
          </table:table-cell>
          <table:table-cell office:value-type="date" office:date-value="2007-10-29">
            <text:p>10/29/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Viewer's Choice*</text:p>
          </table:table-cell>
          <table:table-cell office:value-type="string">
            <text:p>Ted Peters Famous Smoked Fish</text:p>
          </table:table-cell>
          <table:table-cell office:value-type="string">
            <text:p>South Pasadena, Florida</text:p>
          </table:table-cell>
          <table:table-cell office:value-type="date" office:date-value="2007-10-29">
            <text:p>10/29/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Viewer's Choice*</text:p>
          </table:table-cell>
          <table:table-cell office:value-type="string">
            <text:p>Psycho Suzie's Motor Lounge</text:p>
          </table:table-cell>
          <table:table-cell office:value-type="string">
            <text:p>Minneapolis, Minnesota</text:p>
          </table:table-cell>
          <table:table-cell office:value-type="date" office:date-value="2007-10-29">
            <text:p>10/29/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Real Deal BBQ*</text:p>
          </table:table-cell>
          <table:table-cell office:value-type="string">
            <text:p>Jay Bee's Bar-B-Que</text:p>
          </table:table-cell>
          <table:table-cell office:value-type="string">
            <text:p>Gardena, California</text:p>
          </table:table-cell>
          <table:table-cell office:value-type="date" office:date-value="2007-11-05">
            <text:p>11/05/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Real Deal BBQ*</text:p>
          </table:table-cell>
          <table:table-cell office:value-type="string">
            <text:p>Smoque</text:p>
          </table:table-cell>
          <table:table-cell office:value-type="string">
            <text:p>Chicago, Illinois</text:p>
          </table:table-cell>
          <table:table-cell office:value-type="date" office:date-value="2007-11-05">
            <text:p>11/05/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Real Deal BBQ*</text:p>
          </table:table-cell>
          <table:table-cell office:value-type="string">
            <text:p>BBQ Shack</text:p>
          </table:table-cell>
          <table:table-cell office:value-type="string">
            <text:p>Paola, Kansas</text:p>
          </table:table-cell>
          <table:table-cell office:value-type="date" office:date-value="2007-11-05">
            <text:p>11/05/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Talkin' Turkey*</text:p>
          </table:table-cell>
          <table:table-cell office:value-type="string">
            <text:p>Mike's City Diner</text:p>
          </table:table-cell>
          <table:table-cell office:value-type="string">
            <text:p>Boston, Massachusetts</text:p>
          </table:table-cell>
          <table:table-cell office:value-type="date" office:date-value="2007-11-10">
            <text:p>11/10/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Talkin' Turkey*</text:p>
          </table:table-cell>
          <table:table-cell office:value-type="string">
            <text:p>Willie Bird's Restaurant</text:p>
          </table:table-cell>
          <table:table-cell office:value-type="string">
            <text:p>Santa Rosa, California</text:p>
          </table:table-cell>
          <table:table-cell office:value-type="date" office:date-value="2007-11-10">
            <text:p>11/10/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Talkin' Turkey*</text:p>
          </table:table-cell>
          <table:table-cell office:value-type="string">
            <text:p>Alpine Steakhouse</text:p>
          </table:table-cell>
          <table:table-cell office:value-type="string">
            <text:p>Sarasota, Florida</text:p>
          </table:table-cell>
          <table:table-cell office:value-type="date" office:date-value="2007-11-10">
            <text:p>11/10/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One of a Kind*</text:p>
          </table:table-cell>
          <table:table-cell office:value-type="string">
            <text:p>JT Farnham's Seafood &amp; Grill</text:p>
          </table:table-cell>
          <table:table-cell office:value-type="string">
            <text:p>Essex, Massachusetts</text:p>
          </table:table-cell>
          <table:table-cell office:value-type="date" office:date-value="2007-11-19">
            <text:p>11/19/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One of a Kind*</text:p>
          </table:table-cell>
          <table:table-cell office:value-type="string">
            <text:p>Joe's Gizzard City</text:p>
          </table:table-cell>
          <table:table-cell office:value-type="string">
            <text:p>Potterville, Michigan</text:p>
          </table:table-cell>
          <table:table-cell office:value-type="date" office:date-value="2007-11-19">
            <text:p>11/19/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One of a Kind*</text:p>
          </table:table-cell>
          <table:table-cell office:value-type="string">
            <text:p>Grubstake Diner</text:p>
          </table:table-cell>
          <table:table-cell office:value-type="string">
            <text:p>San Francisco, California</text:p>
          </table:table-cell>
          <table:table-cell office:value-type="date" office:date-value="2007-11-19">
            <text:p>11/19/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One of a Kind*</text:p>
          </table:table-cell>
          <table:table-cell office:value-type="string">
            <text:p>Los Tapatios</text:p>
          </table:table-cell>
          <table:table-cell office:value-type="string">
            <text:p>San Jose, California</text:p>
          </table:table-cell>
          <table:table-cell office:value-type="date" office:date-value="2007-11-19">
            <text:p>11/19/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Family Owned*</text:p>
          </table:table-cell>
          <table:table-cell office:value-type="string">
            <text:p>El Indio</text:p>
          </table:table-cell>
          <table:table-cell office:value-type="string">
            <text:p>San Diego, California</text:p>
          </table:table-cell>
          <table:table-cell office:value-type="date" office:date-value="2007-11-23">
            <text:p>11/23/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Family Owned*</text:p>
          </table:table-cell>
          <table:table-cell office:value-type="string">
            <text:p>Charlie's Diner</text:p>
          </table:table-cell>
          <table:table-cell office:value-type="string">
            <text:p>Spencer, Massachusetts</text:p>
          </table:table-cell>
          <table:table-cell office:value-type="date" office:date-value="2007-11-23">
            <text:p>11/23/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Family Owned*</text:p>
          </table:table-cell>
          <table:table-cell office:value-type="string">
            <text:p>Paradise Pup</text:p>
          </table:table-cell>
          <table:table-cell office:value-type="string">
            <text:p>Des Plaines, Illinois</text:p>
          </table:table-cell>
          <table:table-cell office:value-type="date" office:date-value="2007-11-23">
            <text:p>11/23/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Open 24/7*</text:p>
          </table:table-cell>
          <table:table-cell office:value-type="string">
            <text:p>Studio Diner</text:p>
          </table:table-cell>
          <table:table-cell office:value-type="string">
            <text:p>San Diego, California</text:p>
          </table:table-cell>
          <table:table-cell office:value-type="date" office:date-value="2008-01-13">
            <text:p>01/13/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Open 24/7*</text:p>
          </table:table-cell>
          <table:table-cell office:value-type="string">
            <text:p>White Palace Grill</text:p>
          </table:table-cell>
          <table:table-cell office:value-type="string">
            <text:p>Chicago, Illinois</text:p>
          </table:table-cell>
          <table:table-cell office:value-type="date" office:date-value="2008-01-13">
            <text:p>01/13/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Open 24/7*</text:p>
          </table:table-cell>
          <table:table-cell office:value-type="string">
            <text:p>The Dining Car &amp; Market</text:p>
          </table:table-cell>
          <table:table-cell office:value-type="string">
            <text:p>Philadelphia, Pennsylvania</text:p>
          </table:table-cell>
          <table:table-cell office:value-type="date" office:date-value="2008-01-13">
            <text:p>01/13/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Off the Hook Specials*</text:p>
          </table:table-cell>
          <table:table-cell office:value-type="string">
            <text:p>Schooner or Later</text:p>
          </table:table-cell>
          <table:table-cell office:value-type="string">
            <text:p>Long Beach, California</text:p>
          </table:table-cell>
          <table:table-cell office:value-type="date" office:date-value="2008-01-20">
            <text:p>01/20/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Off the Hook Specials*</text:p>
          </table:table-cell>
          <table:table-cell office:value-type="string">
            <text:p>Grinder's</text:p>
          </table:table-cell>
          <table:table-cell office:value-type="string">
            <text:p>Kansas City, Missouri</text:p>
          </table:table-cell>
          <table:table-cell office:value-type="date" office:date-value="2008-01-20">
            <text:p>01/20/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Off the Hook Specials*</text:p>
          </table:table-cell>
          <table:table-cell office:value-type="string">
            <text:p>The Fly Trap</text:p>
          </table:table-cell>
          <table:table-cell office:value-type="string">
            <text:p>Ferndale, Michigan</text:p>
          </table:table-cell>
          <table:table-cell office:value-type="date" office:date-value="2008-01-20">
            <text:p>01/20/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Off the Hook Specials*</text:p>
          </table:table-cell>
          <table:table-cell office:value-type="string">
            <text:p>Gailwood Cook Shack</text:p>
          </table:table-cell>
          <table:table-cell office:value-type="string">
            <text:p>Chicago, Illinois</text:p>
          </table:table-cell>
          <table:table-cell office:value-type="date" office:date-value="2008-01-20">
            <text:p>01/20/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Burgers, Rings and Fries*</text:p>
          </table:table-cell>
          <table:table-cell office:value-type="string">
            <text:p>Joe's Cable Car</text:p>
          </table:table-cell>
          <table:table-cell office:value-type="string">
            <text:p>San Francisco, California</text:p>
          </table:table-cell>
          <table:table-cell office:value-type="date" office:date-value="2008-01-21">
            <text:p>01/21/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Burgers, Rings and Fries*</text:p>
          </table:table-cell>
          <table:table-cell office:value-type="string">
            <text:p>The Nook</text:p>
          </table:table-cell>
          <table:table-cell office:value-type="string">
            <text:p>St. Paul, Minnesota</text:p>
          </table:table-cell>
          <table:table-cell office:value-type="date" office:date-value="2008-01-21">
            <text:p>01/21/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Burgers, Rings and Fries*</text:p>
          </table:table-cell>
          <table:table-cell office:value-type="string">
            <text:p>Krazy Jim's Blimpy Burger</text:p>
          </table:table-cell>
          <table:table-cell office:value-type="string">
            <text:p>Ann Arbor, Michigan</text:p>
          </table:table-cell>
          <table:table-cell office:value-type="date" office:date-value="2008-01-21">
            <text:p>01/21/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The New Jersey Diner Tour*</text:p>
          </table:table-cell>
          <table:table-cell office:value-type="string">
            <text:p>Mustache Bill's</text:p>
          </table:table-cell>
          <table:table-cell office:value-type="string">
            <text:p>Barnegat Light, New Jersey</text:p>
          </table:table-cell>
          <table:table-cell office:value-type="date" office:date-value="2008-01-28">
            <text:p>01/28/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The New Jersey Diner Tour*</text:p>
          </table:table-cell>
          <table:table-cell office:value-type="string">
            <text:p>Tick Tock Diner</text:p>
          </table:table-cell>
          <table:table-cell office:value-type="string">
            <text:p>Clifton, New Jersey</text:p>
          </table:table-cell>
          <table:table-cell office:value-type="date" office:date-value="2008-01-28">
            <text:p>01/28/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The New Jersey Diner Tour*</text:p>
          </table:table-cell>
          <table:table-cell office:value-type="string">
            <text:p>White Manna Hamburgers</text:p>
          </table:table-cell>
          <table:table-cell office:value-type="string">
            <text:p>Hackensack, New Jersey</text:p>
          </table:table-cell>
          <table:table-cell office:value-type="date" office:date-value="2008-01-28">
            <text:p>01/28/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The New Jersey Diner Tour*</text:p>
          </table:table-cell>
          <table:table-cell office:value-type="string">
            <text:p>The Ritz Diner</text:p>
          </table:table-cell>
          <table:table-cell office:value-type="string">
            <text:p>Livingston, New Jersey</text:p>
          </table:table-cell>
          <table:table-cell office:value-type="date" office:date-value="2008-01-28">
            <text:p>01/28/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The New Jersey Diner Tour*</text:p>
          </table:table-cell>
          <table:table-cell office:value-type="string">
            <text:p>Hightstown Diner</text:p>
          </table:table-cell>
          <table:table-cell office:value-type="string">
            <text:p>Hightstown, New Jersey</text:p>
          </table:table-cell>
          <table:table-cell office:value-type="date" office:date-value="2008-01-28">
            <text:p>01/28/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The New Jersey Diner Tour*</text:p>
          </table:table-cell>
          <table:table-cell office:value-type="string">
            <text:p>Skylark Diner</text:p>
          </table:table-cell>
          <table:table-cell office:value-type="string">
            <text:p>Edison, New Jersey</text:p>
          </table:table-cell>
          <table:table-cell office:value-type="date" office:date-value="2008-01-28">
            <text:p>01/28/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*The New Jersey Diner Tour*</text:p>
          </table:table-cell>
          <table:table-cell office:value-type="string">
            <text:p>Jefferson Diner</text:p>
          </table:table-cell>
          <table:table-cell office:value-type="string">
            <text:p>Lake Hopatcong, New Jersey</text:p>
          </table:table-cell>
          <table:table-cell office:value-type="date" office:date-value="2008-01-28">
            <text:p>01/28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Big Breakfast*</text:p>
          </table:table-cell>
          <table:table-cell office:value-type="string">
            <text:p>Brownstone Diner</text:p>
          </table:table-cell>
          <table:table-cell office:value-type="string">
            <text:p>Jersey City, New Jersey</text:p>
          </table:table-cell>
          <table:table-cell office:value-type="date" office:date-value="2008-03-10">
            <text:p>03/10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Big Breakfast*</text:p>
          </table:table-cell>
          <table:table-cell office:value-type="string">
            <text:p>39th Street Mama's</text:p>
          </table:table-cell>
          <table:table-cell office:value-type="string">
            <text:p>Kansas City, Missouri</text:p>
          </table:table-cell>
          <table:table-cell office:value-type="date" office:date-value="2008-03-10">
            <text:p>03/10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Big Breakfast*</text:p>
          </table:table-cell>
          <table:table-cell office:value-type="string">
            <text:p>Matt's Big Breakfast</text:p>
          </table:table-cell>
          <table:table-cell office:value-type="string">
            <text:p>Phoenix, Arizona</text:p>
          </table:table-cell>
          <table:table-cell office:value-type="date" office:date-value="2008-03-10">
            <text:p>03/10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Like Mamma Made*</text:p>
          </table:table-cell>
          <table:table-cell office:value-type="string">
            <text:p>Roberto's Mexican Food</text:p>
          </table:table-cell>
          <table:table-cell office:value-type="string">
            <text:p>Phoenix, Arizona</text:p>
          </table:table-cell>
          <table:table-cell office:value-type="date" office:date-value="2008-03-17">
            <text:p>03/17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Like Mamma Made*</text:p>
          </table:table-cell>
          <table:table-cell office:value-type="string">
            <text:p>Smokey Valley Truck Stop</text:p>
          </table:table-cell>
          <table:table-cell office:value-type="string">
            <text:p>Olive Hill, Kentucky</text:p>
          </table:table-cell>
          <table:table-cell office:value-type="date" office:date-value="2008-03-17">
            <text:p>03/17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Like Mamma Made*</text:p>
          </table:table-cell>
          <table:table-cell office:value-type="string">
            <text:p>Sweetie Pie's</text:p>
          </table:table-cell>
          <table:table-cell office:value-type="string">
            <text:p>St. Louis, Missouri</text:p>
          </table:table-cell>
          <table:table-cell office:value-type="date" office:date-value="2008-03-17">
            <text:p>03/17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Regional Favorites*</text:p>
          </table:table-cell>
          <table:table-cell office:value-type="string">
            <text:p>Charlie Parker's</text:p>
          </table:table-cell>
          <table:table-cell office:value-type="string">
            <text:p>Springfield, Illinois</text:p>
          </table:table-cell>
          <table:table-cell office:value-type="date" office:date-value="2008-03-24">
            <text:p>03/24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Regional Favorites*</text:p>
          </table:table-cell>
          <table:table-cell office:value-type="string">
            <text:p>Tecolote Café</text:p>
          </table:table-cell>
          <table:table-cell office:value-type="string">
            <text:p>Santa Fe, New Mexico</text:p>
          </table:table-cell>
          <table:table-cell office:value-type="date" office:date-value="2008-03-24">
            <text:p>03/24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Regional Favorites*</text:p>
          </table:table-cell>
          <table:table-cell office:value-type="string">
            <text:p>Virginia Diner</text:p>
          </table:table-cell>
          <table:table-cell office:value-type="string">
            <text:p>Wakefield, Virginia</text:p>
          </table:table-cell>
          <table:table-cell office:value-type="date" office:date-value="2008-03-24">
            <text:p>03/24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Neighborhood Joints*</text:p>
          </table:table-cell>
          <table:table-cell office:value-type="string">
            <text:p>Thee Pitts Again</text:p>
          </table:table-cell>
          <table:table-cell office:value-type="string">
            <text:p>Glendale, Arizona</text:p>
          </table:table-cell>
          <table:table-cell office:value-type="date" office:date-value="2008-03-31">
            <text:p>03/31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Neighborhood Joints*</text:p>
          </table:table-cell>
          <table:table-cell office:value-type="string">
            <text:p>Iron Barley</text:p>
          </table:table-cell>
          <table:table-cell office:value-type="string">
            <text:p>St. Louis, Missouri</text:p>
          </table:table-cell>
          <table:table-cell office:value-type="date" office:date-value="2008-03-31">
            <text:p>03/31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Neighborhood Joints*</text:p>
          </table:table-cell>
          <table:table-cell office:value-type="string">
            <text:p>Daddypops</text:p>
          </table:table-cell>
          <table:table-cell office:value-type="string">
            <text:p>Hatboro, Pennsylvania</text:p>
          </table:table-cell>
          <table:table-cell office:value-type="date" office:date-value="2008-03-31">
            <text:p>03/31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Neighborhood Joints*</text:p>
          </table:table-cell>
          <table:table-cell office:value-type="string">
            <text:p>The Village Café</text:p>
          </table:table-cell>
          <table:table-cell office:value-type="string">
            <text:p>Richmond, Virginia</text:p>
          </table:table-cell>
          <table:table-cell office:value-type="date" office:date-value="2008-03-31">
            <text:p>03/31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A World of Flavors*</text:p>
          </table:table-cell>
          <table:table-cell office:value-type="string">
            <text:p>Chino Bandido</text:p>
          </table:table-cell>
          <table:table-cell office:value-type="string">
            <text:p>Phoenix, Arizona</text:p>
          </table:table-cell>
          <table:table-cell office:value-type="date" office:date-value="2008-04-07">
            <text:p>04/07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A World of Flavors*</text:p>
          </table:table-cell>
          <table:table-cell office:value-type="string">
            <text:p>Marietta Diner</text:p>
          </table:table-cell>
          <table:table-cell office:value-type="string">
            <text:p>Marietta, Georgia</text:p>
          </table:table-cell>
          <table:table-cell office:value-type="date" office:date-value="2008-04-07">
            <text:p>04/07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A World of Flavors*</text:p>
          </table:table-cell>
          <table:table-cell office:value-type="string">
            <text:p>YJ's Snack Bar</text:p>
          </table:table-cell>
          <table:table-cell office:value-type="string">
            <text:p>Kansas City, Missouri</text:p>
          </table:table-cell>
          <table:table-cell office:value-type="date" office:date-value="2008-04-07">
            <text:p>04/07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Something Different*</text:p>
          </table:table-cell>
          <table:table-cell office:value-type="string">
            <text:p>Scully's Tavern</text:p>
          </table:table-cell>
          <table:table-cell office:value-type="string">
            <text:p>Miami, Florida</text:p>
          </table:table-cell>
          <table:table-cell office:value-type="date" office:date-value="2008-04-14">
            <text:p>04/14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Something Different*</text:p>
          </table:table-cell>
          <table:table-cell office:value-type="string">
            <text:p>Dot's Back Inn</text:p>
          </table:table-cell>
          <table:table-cell office:value-type="string">
            <text:p>Richmond, Virginia</text:p>
          </table:table-cell>
          <table:table-cell office:value-type="date" office:date-value="2008-04-14">
            <text:p>04/14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Something Different*</text:p>
          </table:table-cell>
          <table:table-cell office:value-type="string">
            <text:p>Hillbilly Hot Dogs</text:p>
          </table:table-cell>
          <table:table-cell office:value-type="string">
            <text:p>Lesage, West Virginia</text:p>
          </table:table-cell>
          <table:table-cell office:value-type="date" office:date-value="2008-04-14">
            <text:p>04/14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American Classics*</text:p>
          </table:table-cell>
          <table:table-cell office:value-type="string">
            <text:p>11th Street Diner</text:p>
          </table:table-cell>
          <table:table-cell office:value-type="string">
            <text:p>Miami Beach, Florida</text:p>
          </table:table-cell>
          <table:table-cell office:value-type="date" office:date-value="2008-05-18">
            <text:p>05/18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American Classics*</text:p>
          </table:table-cell>
          <table:table-cell office:value-type="string">
            <text:p>Bobo Drive-In</text:p>
          </table:table-cell>
          <table:table-cell office:value-type="string">
            <text:p>Topeka, Kansas</text:p>
          </table:table-cell>
          <table:table-cell office:value-type="date" office:date-value="2008-05-18">
            <text:p>05/18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American Classics*</text:p>
          </table:table-cell>
          <table:table-cell office:value-type="string">
            <text:p>Little Tea Shop</text:p>
          </table:table-cell>
          <table:table-cell office:value-type="string">
            <text:p>Memphis, Tennessee</text:p>
          </table:table-cell>
          <table:table-cell office:value-type="date" office:date-value="2008-05-18">
            <text:p>05/18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Real Deal Fast Food*</text:p>
          </table:table-cell>
          <table:table-cell office:value-type="string">
            <text:p>Panini Pete's</text:p>
          </table:table-cell>
          <table:table-cell office:value-type="string">
            <text:p>Fairhope, Alabama</text:p>
          </table:table-cell>
          <table:table-cell office:value-type="date" office:date-value="2008-05-19">
            <text:p>05/19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Real Deal Fast Food*</text:p>
          </table:table-cell>
          <table:table-cell office:value-type="string">
            <text:p>Joe's Farm Grill</text:p>
          </table:table-cell>
          <table:table-cell office:value-type="string">
            <text:p>Gilbert, Arizona</text:p>
          </table:table-cell>
          <table:table-cell office:value-type="date" office:date-value="2008-05-19">
            <text:p>05/19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Real Deal Fast Food*</text:p>
          </table:table-cell>
          <table:table-cell office:value-type="string">
            <text:p>Maria's Taco Express</text:p>
          </table:table-cell>
          <table:table-cell office:value-type="string">
            <text:p>Austin, Texas</text:p>
          </table:table-cell>
          <table:table-cell office:value-type="date" office:date-value="2008-05-19">
            <text:p>05/19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The Memphis BBQ Tour*</text:p>
          </table:table-cell>
          <table:table-cell office:value-type="string">
            <text:p>Cozy Corner</text:p>
          </table:table-cell>
          <table:table-cell office:value-type="string">
            <text:p>Memphis, Tennessee</text:p>
          </table:table-cell>
          <table:table-cell office:value-type="date" office:date-value="2008-05-26">
            <text:p>05/26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The Memphis BBQ Tour*</text:p>
          </table:table-cell>
          <table:table-cell office:value-type="string">
            <text:p>Leonard's BBQ</text:p>
          </table:table-cell>
          <table:table-cell office:value-type="string">
            <text:p>Memphis, Tennessee</text:p>
          </table:table-cell>
          <table:table-cell office:value-type="date" office:date-value="2008-05-26">
            <text:p>05/26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The Memphis BBQ Tour*</text:p>
          </table:table-cell>
          <table:table-cell office:value-type="string">
            <text:p>Marlowe's Ribs</text:p>
          </table:table-cell>
          <table:table-cell office:value-type="string">
            <text:p>Memphis, Tennessee</text:p>
          </table:table-cell>
          <table:table-cell office:value-type="date" office:date-value="2008-05-26">
            <text:p>05/26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The Memphis BBQ Tour*</text:p>
          </table:table-cell>
          <table:table-cell office:value-type="string">
            <text:p>Tom's Bar-B-Q</text:p>
          </table:table-cell>
          <table:table-cell office:value-type="string">
            <text:p>Memphis, Tennessee</text:p>
          </table:table-cell>
          <table:table-cell office:value-type="date" office:date-value="2008-05-26">
            <text:p>05/26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Comfort Food*</text:p>
          </table:table-cell>
          <table:table-cell office:value-type="string">
            <text:p>Grampa's Bakery &amp; Restaurant</text:p>
          </table:table-cell>
          <table:table-cell office:value-type="string">
            <text:p>Dania Beach, Florida</text:p>
          </table:table-cell>
          <table:table-cell office:value-type="date" office:date-value="2008-06-15">
            <text:p>06/15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Comfort Food*</text:p>
          </table:table-cell>
          <table:table-cell office:value-type="string">
            <text:p>Blue Moon Café</text:p>
          </table:table-cell>
          <table:table-cell office:value-type="string">
            <text:p>Baltimore, Maryland</text:p>
          </table:table-cell>
          <table:table-cell office:value-type="date" office:date-value="2008-06-15">
            <text:p>06/15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Comfort Food*</text:p>
          </table:table-cell>
          <table:table-cell office:value-type="string">
            <text:p>Central City Cafe</text:p>
          </table:table-cell>
          <table:table-cell office:value-type="string">
            <text:p>Huntington, West Virginia</text:p>
          </table:table-cell>
          <table:table-cell office:value-type="date" office:date-value="2008-06-15">
            <text:p>06/15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Comfort Food*</text:p>
          </table:table-cell>
          <table:table-cell office:value-type="string">
            <text:p>Tip Top Café</text:p>
          </table:table-cell>
          <table:table-cell office:value-type="string">
            <text:p>San Antonio, Texas</text:p>
          </table:table-cell>
          <table:table-cell office:value-type="date" office:date-value="2008-06-15">
            <text:p>06/15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Where The Locals Go*</text:p>
          </table:table-cell>
          <table:table-cell office:value-type="string">
            <text:p>Matthews Cafeteria</text:p>
          </table:table-cell>
          <table:table-cell office:value-type="string">
            <text:p>Tucker, Georgia</text:p>
          </table:table-cell>
          <table:table-cell office:value-type="date" office:date-value="2008-06-23">
            <text:p>06/23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Where The Locals Go*</text:p>
          </table:table-cell>
          <table:table-cell office:value-type="string">
            <text:p>The Rivershack Tavern</text:p>
          </table:table-cell>
          <table:table-cell office:value-type="string">
            <text:p>Jefferson, Louisiana</text:p>
          </table:table-cell>
          <table:table-cell office:value-type="date" office:date-value="2008-06-23">
            <text:p>06/23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Where The Locals Go*</text:p>
          </table:table-cell>
          <table:table-cell office:value-type="string">
            <text:p>Monte Carlo Steak House</text:p>
          </table:table-cell>
          <table:table-cell office:value-type="string">
            <text:p>Albuquerque, New Mexico</text:p>
          </table:table-cell>
          <table:table-cell office:value-type="date" office:date-value="2008-06-23">
            <text:p>06/23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All Kinds of BBQ*</text:p>
          </table:table-cell>
          <table:table-cell office:value-type="string">
            <text:p>The Joint</text:p>
          </table:table-cell>
          <table:table-cell office:value-type="string">
            <text:p>New Orleans, Louisiana</text:p>
          </table:table-cell>
          <table:table-cell office:value-type="date" office:date-value="2008-06-30">
            <text:p>06/30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All Kinds of BBQ*</text:p>
          </table:table-cell>
          <table:table-cell office:value-type="string">
            <text:p>The Shed</text:p>
          </table:table-cell>
          <table:table-cell office:value-type="string">
            <text:p>Ocean Springs, Mississippi</text:p>
          </table:table-cell>
          <table:table-cell office:value-type="date" office:date-value="2008-06-30">
            <text:p>06/30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All Kinds of BBQ*</text:p>
          </table:table-cell>
          <table:table-cell office:value-type="string">
            <text:p>Texas Pride BBQ</text:p>
          </table:table-cell>
          <table:table-cell office:value-type="string">
            <text:p>Adkins, Texas</text:p>
          </table:table-cell>
          <table:table-cell office:value-type="date" office:date-value="2008-06-30">
            <text:p>06/30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In the Family*</text:p>
          </table:table-cell>
          <table:table-cell office:value-type="string">
            <text:p>Benny's Seafood Restaurant</text:p>
          </table:table-cell>
          <table:table-cell office:value-type="string">
            <text:p>South Miami, Florida</text:p>
          </table:table-cell>
          <table:table-cell office:value-type="date" office:date-value="2008-07-07">
            <text:p>07/07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In the Family*</text:p>
          </table:table-cell>
          <table:table-cell office:value-type="string">
            <text:p>Chaps Pit Beef</text:p>
          </table:table-cell>
          <table:table-cell office:value-type="string">
            <text:p>Baltimore, Maryland</text:p>
          </table:table-cell>
          <table:table-cell office:value-type="date" office:date-value="2008-07-07">
            <text:p>07/07/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*In the Family*</text:p>
          </table:table-cell>
          <table:table-cell office:value-type="string">
            <text:p>Burger Bar</text:p>
          </table:table-cell>
          <table:table-cell office:value-type="string">
            <text:p>Roy, Utah</text:p>
          </table:table-cell>
          <table:table-cell office:value-type="date" office:date-value="2008-07-07">
            <text:p>07/07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Brain Freeze*</text:p>
          </table:table-cell>
          <table:table-cell office:value-type="string">
            <text:p>Doumar's</text:p>
          </table:table-cell>
          <table:table-cell office:value-type="string">
            <text:p>Norfolk, Virginia</text:p>
          </table:table-cell>
          <table:table-cell office:value-type="date" office:date-value="2008-07-14">
            <text:p>07/14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Brain Freeze*</text:p>
          </table:table-cell>
          <table:table-cell office:value-type="string">
            <text:p>Aunt Lena's Creamery</text:p>
          </table:table-cell>
          <table:table-cell office:value-type="string">
            <text:p>Chandler, Arizona</text:p>
          </table:table-cell>
          <table:table-cell office:value-type="date" office:date-value="2008-07-14">
            <text:p>07/14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Brain Freeze*</text:p>
          </table:table-cell>
          <table:table-cell office:value-type="string">
            <text:p>The Creole Creamery</text:p>
          </table:table-cell>
          <table:table-cell office:value-type="string">
            <text:p>New Orleans, Louisiana</text:p>
          </table:table-cell>
          <table:table-cell office:value-type="date" office:date-value="2008-07-14">
            <text:p>07/14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Diners You Sent Me To*</text:p>
          </table:table-cell>
          <table:table-cell office:value-type="string">
            <text:p>Town Talk Diner</text:p>
          </table:table-cell>
          <table:table-cell office:value-type="string">
            <text:p>Minneapolis, Minnesota</text:p>
          </table:table-cell>
          <table:table-cell office:value-type="date" office:date-value="2008-07-21">
            <text:p>07/21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Diners You Sent Me To*</text:p>
          </table:table-cell>
          <table:table-cell office:value-type="string">
            <text:p>Blue Plate Diner</text:p>
          </table:table-cell>
          <table:table-cell office:value-type="string">
            <text:p>Salt Lake City, Utah</text:p>
          </table:table-cell>
          <table:table-cell office:value-type="date" office:date-value="2008-07-21">
            <text:p>07/21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Diners You Sent Me To*</text:p>
          </table:table-cell>
          <table:table-cell office:value-type="string">
            <text:p>Broadway Diner</text:p>
          </table:table-cell>
          <table:table-cell office:value-type="string">
            <text:p>Baltimore, Maryland</text:p>
          </table:table-cell>
          <table:table-cell office:value-type="date" office:date-value="2008-07-21">
            <text:p>07/21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Bar Food*</text:p>
          </table:table-cell>
          <table:table-cell office:value-type="string">
            <text:p>The Highlander</text:p>
          </table:table-cell>
          <table:table-cell office:value-type="string">
            <text:p>Atlanta, Georgia</text:p>
          </table:table-cell>
          <table:table-cell office:value-type="date" office:date-value="2008-07-28">
            <text:p>07/28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Bar Food*</text:p>
          </table:table-cell>
          <table:table-cell office:value-type="string">
            <text:p>Gumbo Shack</text:p>
          </table:table-cell>
          <table:table-cell office:value-type="string">
            <text:p>Fairhope, Alabama</text:p>
          </table:table-cell>
          <table:table-cell office:value-type="date" office:date-value="2008-07-28">
            <text:p>07/28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Bar Food*</text:p>
          </table:table-cell>
          <table:table-cell office:value-type="string">
            <text:p>Starlite Lounge</text:p>
          </table:table-cell>
          <table:table-cell office:value-type="string">
            <text:p>Blawnox, Pennsylvania</text:p>
          </table:table-cell>
          <table:table-cell office:value-type="date" office:date-value="2008-07-28">
            <text:p>07/28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Burgers and Dogs*</text:p>
          </table:table-cell>
          <table:table-cell office:value-type="string">
            <text:p>The Wienery</text:p>
          </table:table-cell>
          <table:table-cell office:value-type="string">
            <text:p>Minneapolis, Minnesota</text:p>
          </table:table-cell>
          <table:table-cell office:value-type="date" office:date-value="2008-08-04">
            <text:p>08/04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Burgers and Dogs*</text:p>
          </table:table-cell>
          <table:table-cell office:value-type="string">
            <text:p>Casino El Camino</text:p>
          </table:table-cell>
          <table:table-cell office:value-type="string">
            <text:p>Austin, Texas</text:p>
          </table:table-cell>
          <table:table-cell office:value-type="date" office:date-value="2008-08-04">
            <text:p>08/04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Burgers and Dogs*</text:p>
          </table:table-cell>
          <table:table-cell office:value-type="string">
            <text:p>G&amp;A Restaurant</text:p>
          </table:table-cell>
          <table:table-cell office:value-type="string">
            <text:p>Baltimore, Maryland</text:p>
          </table:table-cell>
          <table:table-cell office:value-type="date" office:date-value="2008-08-04">
            <text:p>08/04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Where the Locals Eat*</text:p>
          </table:table-cell>
          <table:table-cell office:value-type="string">
            <text:p>Uncle Lou's</text:p>
          </table:table-cell>
          <table:table-cell office:value-type="string">
            <text:p>Memphis, Tennessee</text:p>
          </table:table-cell>
          <table:table-cell office:value-type="date" office:date-value="2008-08-11">
            <text:p>08/11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Where the Locals Eat*</text:p>
          </table:table-cell>
          <table:table-cell office:value-type="string">
            <text:p>Captain Chuck A Mucks</text:p>
          </table:table-cell>
          <table:table-cell office:value-type="string">
            <text:p>Rescue, Virginia</text:p>
          </table:table-cell>
          <table:table-cell office:value-type="date" office:date-value="2008-08-11">
            <text:p>08/11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Where the Locals Eat*</text:p>
          </table:table-cell>
          <table:table-cell office:value-type="string">
            <text:p>Dixie Quicks</text:p>
          </table:table-cell>
          <table:table-cell office:value-type="string">
            <text:p>Omaha, Nebraska</text:p>
          </table:table-cell>
          <table:table-cell office:value-type="date" office:date-value="2008-08-11">
            <text:p>08/11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Totally Unexpected*</text:p>
          </table:table-cell>
          <table:table-cell office:value-type="string">
            <text:p>Cabbage Town Market</text:p>
          </table:table-cell>
          <table:table-cell office:value-type="string">
            <text:p>Atlanta, Georgia</text:p>
          </table:table-cell>
          <table:table-cell office:value-type="date" office:date-value="2008-08-18">
            <text:p>08/18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Totally Unexpected*</text:p>
          </table:table-cell>
          <table:table-cell office:value-type="string">
            <text:p>The Cove</text:p>
          </table:table-cell>
          <table:table-cell office:value-type="string">
            <text:p>San Antonio, Texas</text:p>
          </table:table-cell>
          <table:table-cell office:value-type="date" office:date-value="2008-08-18">
            <text:p>08/18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Totally Unexpected*</text:p>
          </table:table-cell>
          <table:table-cell office:value-type="string">
            <text:p>Bryant-Lake Bowl</text:p>
          </table:table-cell>
          <table:table-cell office:value-type="string">
            <text:p>Minneapolis, Minnesota</text:p>
          </table:table-cell>
          <table:table-cell office:value-type="date" office:date-value="2008-08-18">
            <text:p>08/18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A Taste of Everywhere*</text:p>
          </table:table-cell>
          <table:table-cell office:value-type="string">
            <text:p>Jamaica Kitchen</text:p>
          </table:table-cell>
          <table:table-cell office:value-type="string">
            <text:p>Kendall Lakes, Arizona</text:p>
          </table:table-cell>
          <table:table-cell office:value-type="date" office:date-value="2008-09-15">
            <text:p>09/15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A Taste of Everywhere*</text:p>
          </table:table-cell>
          <table:table-cell office:value-type="string">
            <text:p>Crystal Restaurant</text:p>
          </table:table-cell>
          <table:table-cell office:value-type="string">
            <text:p>Pittsburgh, Pennsylvania</text:p>
          </table:table-cell>
          <table:table-cell office:value-type="date" office:date-value="2008-09-15">
            <text:p>09/15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A Taste of Everywhere*</text:p>
          </table:table-cell>
          <table:table-cell office:value-type="string">
            <text:p>Red Iguana</text:p>
          </table:table-cell>
          <table:table-cell office:value-type="string">
            <text:p>Salt Lake City, Utah</text:p>
          </table:table-cell>
          <table:table-cell office:value-type="date" office:date-value="2008-09-15">
            <text:p>09/15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Better Than Ever*</text:p>
          </table:table-cell>
          <table:table-cell office:value-type="string">
            <text:p>Colonnade</text:p>
          </table:table-cell>
          <table:table-cell office:value-type="string">
            <text:p>Atlanta, Georgia</text:p>
          </table:table-cell>
          <table:table-cell office:value-type="date" office:date-value="2008-09-22">
            <text:p>09/22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Better Than Ever*</text:p>
          </table:table-cell>
          <table:table-cell office:value-type="string">
            <text:p>Manci's Antique Club</text:p>
          </table:table-cell>
          <table:table-cell office:value-type="string">
            <text:p>Daphne, Alabama</text:p>
          </table:table-cell>
          <table:table-cell office:value-type="date" office:date-value="2008-09-22">
            <text:p>09/22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Better Than Ever*</text:p>
          </table:table-cell>
          <table:table-cell office:value-type="string">
            <text:p>Amato's</text:p>
          </table:table-cell>
          <table:table-cell office:value-type="string">
            <text:p>Omaha, Nebraska</text:p>
          </table:table-cell>
          <table:table-cell office:value-type="date" office:date-value="2008-09-22">
            <text:p>09/22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Big Flavor*</text:p>
          </table:table-cell>
          <table:table-cell office:value-type="string">
            <text:p>Darwell's Café</text:p>
          </table:table-cell>
          <table:table-cell office:value-type="string">
            <text:p>Long Beach, Mississippi</text:p>
          </table:table-cell>
          <table:table-cell office:value-type="date" office:date-value="2008-09-29">
            <text:p>09/29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Big Flavor*</text:p>
          </table:table-cell>
          <table:table-cell office:value-type="string">
            <text:p>Brick Oven Pizza</text:p>
          </table:table-cell>
          <table:table-cell office:value-type="string">
            <text:p>Baltimore, Maryland</text:p>
          </table:table-cell>
          <table:table-cell office:value-type="date" office:date-value="2008-09-29">
            <text:p>09/29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Big Flavor*</text:p>
          </table:table-cell>
          <table:table-cell office:value-type="string">
            <text:p>Victor's 1959 Café</text:p>
          </table:table-cell>
          <table:table-cell office:value-type="string">
            <text:p>Minneapolis, Minnesota</text:p>
          </table:table-cell>
          <table:table-cell office:value-type="date" office:date-value="2008-09-29">
            <text:p>09/29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Cookin' It Old School*</text:p>
          </table:table-cell>
          <table:table-cell office:value-type="string">
            <text:p>Nadine's Restaurant</text:p>
          </table:table-cell>
          <table:table-cell office:value-type="string">
            <text:p>Pittsburgh, Pennsylvania</text:p>
          </table:table-cell>
          <table:table-cell office:value-type="date" office:date-value="2008-10-06">
            <text:p>10/06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Cookin' It Old School*</text:p>
          </table:table-cell>
          <table:table-cell office:value-type="string">
            <text:p>Casamento's Restaurant</text:p>
          </table:table-cell>
          <table:table-cell office:value-type="string">
            <text:p>New Orleans, Louisiana</text:p>
          </table:table-cell>
          <table:table-cell office:value-type="date" office:date-value="2008-10-06">
            <text:p>10/06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Cookin' It Old School*</text:p>
          </table:table-cell>
          <table:table-cell office:value-type="string">
            <text:p>Big Mama's Kitchen &amp; Catering</text:p>
          </table:table-cell>
          <table:table-cell office:value-type="string">
            <text:p>Omaha, Nebraska</text:p>
          </table:table-cell>
          <table:table-cell office:value-type="date" office:date-value="2008-10-06">
            <text:p>10/06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Grabbin'a Sandwich*</text:p>
          </table:table-cell>
          <table:table-cell office:value-type="string">
            <text:p>Moochie's Meatballs &amp; More</text:p>
          </table:table-cell>
          <table:table-cell office:value-type="string">
            <text:p>Salt Lake City, Utah</text:p>
          </table:table-cell>
          <table:table-cell office:value-type="date" office:date-value="2008-10-13">
            <text:p>10/13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Grabbin'a Sandwich*</text:p>
          </table:table-cell>
          <table:table-cell office:value-type="string">
            <text:p>Cemitas Puebla</text:p>
          </table:table-cell>
          <table:table-cell office:value-type="string">
            <text:p>Chicago, Illinois</text:p>
          </table:table-cell>
          <table:table-cell office:value-type="date" office:date-value="2008-10-13">
            <text:p>10/13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Grabbin'a Sandwich*</text:p>
          </table:table-cell>
          <table:table-cell office:value-type="string">
            <text:p>Tioli's Crazee Burger</text:p>
          </table:table-cell>
          <table:table-cell office:value-type="string">
            <text:p>San Diego, California</text:p>
          </table:table-cell>
          <table:table-cell office:value-type="date" office:date-value="2008-10-13">
            <text:p>10/13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Traditional Dishes*</text:p>
          </table:table-cell>
          <table:table-cell office:value-type="string">
            <text:p>Donatelli's</text:p>
          </table:table-cell>
          <table:table-cell office:value-type="string">
            <text:p>White Bear Lake, Minnesota</text:p>
          </table:table-cell>
          <table:table-cell office:value-type="date" office:date-value="2008-11-03">
            <text:p>11/03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Traditional Dishes*</text:p>
          </table:table-cell>
          <table:table-cell office:value-type="string">
            <text:p>Stoney Creek Inn</text:p>
          </table:table-cell>
          <table:table-cell office:value-type="string">
            <text:p>Baltimore, Maryland</text:p>
          </table:table-cell>
          <table:table-cell office:value-type="date" office:date-value="2008-11-03">
            <text:p>11/03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Traditional Dishes*</text:p>
          </table:table-cell>
          <table:table-cell office:value-type="string">
            <text:p>Alcenia's</text:p>
          </table:table-cell>
          <table:table-cell office:value-type="string">
            <text:p>Memphis, Tennessee</text:p>
          </table:table-cell>
          <table:table-cell office:value-type="date" office:date-value="2008-11-03">
            <text:p>11/03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Doin' Their Own Thing*</text:p>
          </table:table-cell>
          <table:table-cell office:value-type="string">
            <text:p>Lone Star Taqueria</text:p>
          </table:table-cell>
          <table:table-cell office:value-type="string">
            <text:p>Salt Lake City, Utah</text:p>
          </table:table-cell>
          <table:table-cell office:value-type="date" office:date-value="2008-11-10">
            <text:p>11/10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Doin' Their Own Thing*</text:p>
          </table:table-cell>
          <table:table-cell office:value-type="string">
            <text:p>Modern Café</text:p>
          </table:table-cell>
          <table:table-cell office:value-type="string">
            <text:p>Minneapolis, Minnesota</text:p>
          </table:table-cell>
          <table:table-cell office:value-type="date" office:date-value="2008-11-10">
            <text:p>11/10/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*Doin' Their Own Thing*</text:p>
          </table:table-cell>
          <table:table-cell office:value-type="string">
            <text:p>Brewburger's</text:p>
          </table:table-cell>
          <table:table-cell office:value-type="string">
            <text:p>Omaha, Nebraska</text:p>
          </table:table-cell>
          <table:table-cell office:value-type="date" office:date-value="2008-11-10">
            <text:p>11/10/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What’s For Breakfast*</text:p>
          </table:table-cell>
          <table:table-cell office:value-type="string">
            <text:p>Surrey’s Café</text:p>
          </table:table-cell>
          <table:table-cell office:value-type="string">
            <text:p>New Orleans, Louisiana</text:p>
          </table:table-cell>
          <table:table-cell office:value-type="date" office:date-value="2008-11-10">
            <text:p>11/10/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What’s For Breakfast*</text:p>
          </table:table-cell>
          <table:table-cell office:value-type="string">
            <text:p>Harry’s Roadhouse</text:p>
          </table:table-cell>
          <table:table-cell office:value-type="string">
            <text:p>Santa Fe, New Mexico</text:p>
          </table:table-cell>
          <table:table-cell office:value-type="date" office:date-value="2008-11-10">
            <text:p>11/10/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What’s For Breakfast*</text:p>
          </table:table-cell>
          <table:table-cell office:value-type="string">
            <text:p>Dor-Stop Restaurant</text:p>
          </table:table-cell>
          <table:table-cell office:value-type="string">
            <text:p>Pittsburgh, Pennsylvania</text:p>
          </table:table-cell>
          <table:table-cell office:value-type="date" office:date-value="2008-11-10">
            <text:p>11/10/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Real Deal Italian*</text:p>
          </table:table-cell>
          <table:table-cell office:value-type="string">
            <text:p>LoBello’s Spaghetti House</text:p>
          </table:table-cell>
          <table:table-cell office:value-type="string">
            <text:p>Coraopolis, Pennsylvania</text:p>
          </table:table-cell>
          <table:table-cell office:value-type="date" office:date-value="2008-11-17">
            <text:p>11/17/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Real Deal Italian*</text:p>
          </table:table-cell>
          <table:table-cell office:value-type="string">
            <text:p>Di Pasquale’s</text:p>
          </table:table-cell>
          <table:table-cell office:value-type="string">
            <text:p>Baltimore, Maryland</text:p>
          </table:table-cell>
          <table:table-cell office:value-type="date" office:date-value="2008-11-17">
            <text:p>11/17/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Real Deal Italian*</text:p>
          </table:table-cell>
          <table:table-cell office:value-type="string">
            <text:p>Pizzeria Luigi</text:p>
          </table:table-cell>
          <table:table-cell office:value-type="string">
            <text:p>San Diego, California</text:p>
          </table:table-cell>
          <table:table-cell office:value-type="date" office:date-value="2008-11-17">
            <text:p>11/17/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Not What You’d Expect*</text:p>
          </table:table-cell>
          <table:table-cell office:value-type="string">
            <text:p>Sophia’s Place</text:p>
          </table:table-cell>
          <table:table-cell office:value-type="string">
            <text:p>Albuquerque, New Mexico</text:p>
          </table:table-cell>
          <table:table-cell office:value-type="date" office:date-value="2008-11-24">
            <text:p>11/24/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Not What You’d Expect*</text:p>
          </table:table-cell>
          <table:table-cell office:value-type="string">
            <text:p>Magnolia Café</text:p>
          </table:table-cell>
          <table:table-cell office:value-type="string">
            <text:p>Austin, Texas</text:p>
          </table:table-cell>
          <table:table-cell office:value-type="date" office:date-value="2008-11-24">
            <text:p>11/24/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Not What You’d Expect*</text:p>
          </table:table-cell>
          <table:table-cell office:value-type="string">
            <text:p>Glenn’s Diner</text:p>
          </table:table-cell>
          <table:table-cell office:value-type="string">
            <text:p>Chicago, Illinois</text:p>
          </table:table-cell>
          <table:table-cell office:value-type="date" office:date-value="2008-11-24">
            <text:p>11/24/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Places You Sent Me*</text:p>
          </table:table-cell>
          <table:table-cell office:value-type="string">
            <text:p>Ruth’s Diner</text:p>
          </table:table-cell>
          <table:table-cell office:value-type="string">
            <text:p>Salt Lake City, Utah</text:p>
          </table:table-cell>
          <table:table-cell office:value-type="date" office:date-value="2008-12-01">
            <text:p>12/01/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Places You Sent Me*</text:p>
          </table:table-cell>
          <table:table-cell office:value-type="string">
            <text:p>O’Rourke’s Diner</text:p>
          </table:table-cell>
          <table:table-cell office:value-type="string">
            <text:p>Middletown, Connecticut</text:p>
          </table:table-cell>
          <table:table-cell office:value-type="date" office:date-value="2008-12-01">
            <text:p>12/01/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Places You Sent Me*</text:p>
          </table:table-cell>
          <table:table-cell office:value-type="string">
            <text:p>Parasol’s</text:p>
          </table:table-cell>
          <table:table-cell office:value-type="string">
            <text:p>New Orleans, Louisiana</text:p>
          </table:table-cell>
          <table:table-cell office:value-type="date" office:date-value="2008-12-01">
            <text:p>12/01/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Long Time Legends*</text:p>
          </table:table-cell>
          <table:table-cell office:value-type="string">
            <text:p>Tommy’s Joynt</text:p>
          </table:table-cell>
          <table:table-cell office:value-type="string">
            <text:p>San Francisco, California</text:p>
          </table:table-cell>
          <table:table-cell office:value-type="date" office:date-value="2009-01-05">
            <text:p>01/05/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Long Time Legends*</text:p>
          </table:table-cell>
          <table:table-cell office:value-type="string">
            <text:p>Joe Tess Place</text:p>
          </table:table-cell>
          <table:table-cell office:value-type="string">
            <text:p>Omaha, Nebraska</text:p>
          </table:table-cell>
          <table:table-cell office:value-type="date" office:date-value="2009-01-05">
            <text:p>01/05/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Long Time Legends*</text:p>
          </table:table-cell>
          <table:table-cell office:value-type="string">
            <text:p>Big Jim’s</text:p>
          </table:table-cell>
          <table:table-cell office:value-type="string">
            <text:p>Pittsburgh, Pennsylvania</text:p>
          </table:table-cell>
          <table:table-cell office:value-type="date" office:date-value="2009-01-05">
            <text:p>01/05/0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*Something from Everywhere*</text:p>
          </table:table-cell>
          <table:table-cell office:value-type="string">
            <text:p>Valencia Luncheria</text:p>
          </table:table-cell>
          <table:table-cell office:value-type="string">
            <text:p>Norwalk, Connecticut</text:p>
          </table:table-cell>
          <table:table-cell office:value-type="date" office:date-value="2009-01-12">
            <text:p>01/12/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Something from Everywhere*</text:p>
          </table:table-cell>
          <table:table-cell office:value-type="string">
            <text:p>The Original Vito &amp; Nick’s Pizzeria</text:p>
          </table:table-cell>
          <table:table-cell office:value-type="string">
            <text:p>Chicago, Illinois</text:p>
          </table:table-cell>
          <table:table-cell office:value-type="date" office:date-value="2009-01-12">
            <text:p>01/12/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Something from Everywhere*</text:p>
          </table:table-cell>
          <table:table-cell office:value-type="string">
            <text:p>Emily’s Lebanese Delicatessen</text:p>
          </table:table-cell>
          <table:table-cell office:value-type="string">
            <text:p>Minneapolis, Minnesota</text:p>
          </table:table-cell>
          <table:table-cell office:value-type="date" office:date-value="2009-01-12">
            <text:p>01/12/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Neighborhood Favorites*</text:p>
          </table:table-cell>
          <table:table-cell office:value-type="string">
            <text:p>Pat’s BBQ</text:p>
          </table:table-cell>
          <table:table-cell office:value-type="string">
            <text:p>Salt Lake City, Utah</text:p>
          </table:table-cell>
          <table:table-cell office:value-type="date" office:date-value="2009-01-19">
            <text:p>01/19/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Neighborhood Favorites*</text:p>
          </table:table-cell>
          <table:table-cell office:value-type="string">
            <text:p>Blow Fly Inn</text:p>
          </table:table-cell>
          <table:table-cell office:value-type="string">
            <text:p>Gulfport, Mississippi</text:p>
          </table:table-cell>
          <table:table-cell office:value-type="date" office:date-value="2009-01-19">
            <text:p>01/19/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Neighborhood Favorites*</text:p>
          </table:table-cell>
          <table:table-cell office:value-type="string">
            <text:p>Tune-Up Café</text:p>
          </table:table-cell>
          <table:table-cell office:value-type="string">
            <text:p>Santa Fe, New Mexico</text:p>
          </table:table-cell>
          <table:table-cell office:value-type="date" office:date-value="2009-01-19">
            <text:p>01/19/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Just Like Yesterday*</text:p>
          </table:table-cell>
          <table:table-cell office:value-type="string">
            <text:p>Hob Nob Hill</text:p>
          </table:table-cell>
          <table:table-cell office:value-type="string">
            <text:p>San Diego, California</text:p>
          </table:table-cell>
          <table:table-cell office:value-type="date" office:date-value="2009-01-26">
            <text:p>01/26/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Just Like Yesterday*</text:p>
          </table:table-cell>
          <table:table-cell office:value-type="string">
            <text:p>The Silver Skillet</text:p>
          </table:table-cell>
          <table:table-cell office:value-type="string">
            <text:p>Atlanta, Georgia</text:p>
          </table:table-cell>
          <table:table-cell office:value-type="date" office:date-value="2009-01-26">
            <text:p>01/26/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Just Like Yesterday*</text:p>
          </table:table-cell>
          <table:table-cell office:value-type="string">
            <text:p>Tufano’s Vernon Park Tap</text:p>
          </table:table-cell>
          <table:table-cell office:value-type="string">
            <text:p>Chicago, Illinois</text:p>
          </table:table-cell>
          <table:table-cell office:value-type="date" office:date-value="2009-01-26">
            <text:p>01/26/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Return to Route 66*</text:p>
          </table:table-cell>
          <table:table-cell office:value-type="string">
            <text:p>Standard Diner</text:p>
          </table:table-cell>
          <table:table-cell office:value-type="string">
            <text:p>Albuquerque, New Mexico</text:p>
          </table:table-cell>
          <table:table-cell office:value-type="date" office:date-value="2009-02-02">
            <text:p>02/02/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Return to Route 66*</text:p>
          </table:table-cell>
          <table:table-cell office:value-type="string">
            <text:p>Dell Rhea's Chicken Basket</text:p>
          </table:table-cell>
          <table:table-cell office:value-type="string">
            <text:p>Willowbrook, Illinois</text:p>
          </table:table-cell>
          <table:table-cell office:value-type="date" office:date-value="2009-02-02">
            <text:p>02/02/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Return to Route 66*</text:p>
          </table:table-cell>
          <table:table-cell office:value-type="string">
            <text:p>Salsa Brava</text:p>
          </table:table-cell>
          <table:table-cell office:value-type="string">
            <text:p>Flagstaff, Arizona</text:p>
          </table:table-cell>
          <table:table-cell office:value-type="date" office:date-value="2009-02-02">
            <text:p>02/02/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Smokin' BBQ*</text:p>
          </table:table-cell>
          <table:table-cell office:value-type="string">
            <text:p>Green Mesquite</text:p>
          </table:table-cell>
          <table:table-cell office:value-type="string">
            <text:p>Austin, Texas</text:p>
          </table:table-cell>
          <table:table-cell office:value-type="date" office:date-value="2009-02-09">
            <text:p>02/09/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Smokin' BBQ*</text:p>
          </table:table-cell>
          <table:table-cell office:value-type="string">
            <text:p>Gorilla BBQ</text:p>
          </table:table-cell>
          <table:table-cell office:value-type="string">
            <text:p>Pacifica, California</text:p>
          </table:table-cell>
          <table:table-cell office:value-type="date" office:date-value="2009-02-09">
            <text:p>02/09/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Smokin' BBQ*</text:p>
          </table:table-cell>
          <table:table-cell office:value-type="string">
            <text:p>Wilson’s Holy Smoke BBQ</text:p>
          </table:table-cell>
          <table:table-cell office:value-type="string">
            <text:p>Fairfield, Connecticut</text:p>
          </table:table-cell>
          <table:table-cell office:value-type="date" office:date-value="2009-02-09">
            <text:p>02/09/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Regional Classics*</text:p>
          </table:table-cell>
          <table:table-cell office:value-type="string">
            <text:p>Cecilia’s Café</text:p>
          </table:table-cell>
          <table:table-cell office:value-type="string">
            <text:p>Albuquerque, New Mexico</text:p>
          </table:table-cell>
          <table:table-cell office:value-type="date" office:date-value="2009-02-16">
            <text:p>02/16/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Regional Classics*</text:p>
          </table:table-cell>
          <table:table-cell office:value-type="string">
            <text:p>Joey K’s Restaurant &amp; Bar</text:p>
          </table:table-cell>
          <table:table-cell office:value-type="string">
            <text:p>New Orleans, Louisiana</text:p>
          </table:table-cell>
          <table:table-cell office:value-type="date" office:date-value="2009-02-16">
            <text:p>02/16/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Regional Classics*</text:p>
          </table:table-cell>
          <table:table-cell office:value-type="string">
            <text:p>Kelly O’s Diner</text:p>
          </table:table-cell>
          <table:table-cell office:value-type="string">
            <text:p>Pittsburgh, Pennsylvania</text:p>
          </table:table-cell>
          <table:table-cell office:value-type="date" office:date-value="2009-02-16">
            <text:p>02/16/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All Kinds of Fast Food*</text:p>
          </table:table-cell>
          <table:table-cell office:value-type="string">
            <text:p>Super Duper Weenie</text:p>
          </table:table-cell>
          <table:table-cell office:value-type="string">
            <text:p>Fairfield, Connecticut</text:p>
          </table:table-cell>
          <table:table-cell office:value-type="date" office:date-value="2009-03-16">
            <text:p>03/16/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All Kinds of Fast Food*</text:p>
          </table:table-cell>
          <table:table-cell office:value-type="string">
            <text:p>California Tacos</text:p>
          </table:table-cell>
          <table:table-cell office:value-type="string">
            <text:p>Omaha, Nebraska</text:p>
          </table:table-cell>
          <table:table-cell office:value-type="date" office:date-value="2009-03-16">
            <text:p>03/16/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All Kinds of Fast Food*</text:p>
          </table:table-cell>
          <table:table-cell office:value-type="string">
            <text:p>Bert’s Burger Bowl</text:p>
          </table:table-cell>
          <table:table-cell office:value-type="string">
            <text:p>Santa Fe, New Mexico</text:p>
          </table:table-cell>
          <table:table-cell office:value-type="date" office:date-value="2009-03-16">
            <text:p>03/16/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Family Favorites*</text:p>
          </table:table-cell>
          <table:table-cell office:value-type="string">
            <text:p>Giusti’s</text:p>
          </table:table-cell>
          <table:table-cell office:value-type="string">
            <text:p>Walnut Grove, California</text:p>
          </table:table-cell>
          <table:table-cell office:value-type="date" office:date-value="2009-03-23">
            <text:p>03/23/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Family Favorites*</text:p>
          </table:table-cell>
          <table:table-cell office:value-type="string">
            <text:p>Haus Murphy’s</text:p>
          </table:table-cell>
          <table:table-cell office:value-type="string">
            <text:p>Glendale, Arizona</text:p>
          </table:table-cell>
          <table:table-cell office:value-type="date" office:date-value="2009-03-23">
            <text:p>03/23/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*Family Favorites*</text:p>
          </table:table-cell>
          <table:table-cell office:value-type="string">
            <text:p>Louie’s</text:p>
          </table:table-cell>
          <table:table-cell office:value-type="string">
            <text:p>Dallas, Texas</text:p>
          </table:table-cell>
          <table:table-cell office:value-type="date" office:date-value="2009-03-23">
            <text:p>03/23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Funky Joints*</text:p>
          </table:table-cell>
          <table:table-cell office:value-type="string">
            <text:p>Bizzaro Café</text:p>
          </table:table-cell>
          <table:table-cell office:value-type="string">
            <text:p>Seattle, Washington</text:p>
          </table:table-cell>
          <table:table-cell office:value-type="date" office:date-value="2009-04-06">
            <text:p>04/06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Funky Joints*</text:p>
          </table:table-cell>
          <table:table-cell office:value-type="string">
            <text:p>Chef Point Café</text:p>
          </table:table-cell>
          <table:table-cell office:value-type="string">
            <text:p>Wautaga, Texas</text:p>
          </table:table-cell>
          <table:table-cell office:value-type="date" office:date-value="2009-04-06">
            <text:p>04/06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Funky Joints*</text:p>
          </table:table-cell>
          <table:table-cell office:value-type="string">
            <text:p>Jamie’s Bar &amp; Grill</text:p>
          </table:table-cell>
          <table:table-cell office:value-type="string">
            <text:p>Sacramento, California</text:p>
          </table:table-cell>
          <table:table-cell office:value-type="date" office:date-value="2009-04-06">
            <text:p>04/06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Their Own Way*</text:p>
          </table:table-cell>
          <table:table-cell office:value-type="string">
            <text:p>Bluewater Seafood Market &amp; Grill</text:p>
          </table:table-cell>
          <table:table-cell office:value-type="string">
            <text:p>San Diego, California</text:p>
          </table:table-cell>
          <table:table-cell office:value-type="date" office:date-value="2009-04-13">
            <text:p>04/13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Their Own Way*</text:p>
          </table:table-cell>
          <table:table-cell office:value-type="string">
            <text:p>Brandy’s Restaurant &amp; Bakery</text:p>
          </table:table-cell>
          <table:table-cell office:value-type="string">
            <text:p>Flagstaff, Arizona</text:p>
          </table:table-cell>
          <table:table-cell office:value-type="date" office:date-value="2009-04-13">
            <text:p>04/13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Their Own Way*</text:p>
          </table:table-cell>
          <table:table-cell office:value-type="string">
            <text:p>Kuma’s Corner</text:p>
          </table:table-cell>
          <table:table-cell office:value-type="string">
            <text:p>Chicago, Illinois</text:p>
          </table:table-cell>
          <table:table-cell office:value-type="date" office:date-value="2009-04-13">
            <text:p>04/13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A Little Bit of Everywhere*</text:p>
          </table:table-cell>
          <table:table-cell office:value-type="string">
            <text:p>Bar Gernika</text:p>
          </table:table-cell>
          <table:table-cell office:value-type="string">
            <text:p>Boise, Idaho</text:p>
          </table:table-cell>
          <table:table-cell office:value-type="date" office:date-value="2009-04-20">
            <text:p>04/20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A Little Bit of Everywhere*</text:p>
          </table:table-cell>
          <table:table-cell office:value-type="string">
            <text:p>Café Rolle</text:p>
          </table:table-cell>
          <table:table-cell office:value-type="string">
            <text:p>Sacramento, California</text:p>
          </table:table-cell>
          <table:table-cell office:value-type="date" office:date-value="2009-04-20">
            <text:p>04/20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A Little Bit of Everywhere*</text:p>
          </table:table-cell>
          <table:table-cell office:value-type="string">
            <text:p>Havana Hideout</text:p>
          </table:table-cell>
          <table:table-cell office:value-type="string">
            <text:p>Lake Worth, Florida</text:p>
          </table:table-cell>
          <table:table-cell office:value-type="date" office:date-value="2009-04-20">
            <text:p>04/20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A Burger, A Bowl and a Slice*</text:p>
          </table:table-cell>
          <table:table-cell office:value-type="string">
            <text:p>La Piazza Al Forno</text:p>
          </table:table-cell>
          <table:table-cell office:value-type="string">
            <text:p>Glendale, Arizona</text:p>
          </table:table-cell>
          <table:table-cell office:value-type="date" office:date-value="2009-04-27">
            <text:p>04/27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A Burger, A Bowl and a Slice*</text:p>
          </table:table-cell>
          <table:table-cell office:value-type="string">
            <text:p>Slim’s Last Chance Chili Shack &amp; Watering Hole</text:p>
          </table:table-cell>
          <table:table-cell office:value-type="string">
            <text:p>Seattle, Washington</text:p>
          </table:table-cell>
          <table:table-cell office:value-type="date" office:date-value="2009-04-27">
            <text:p>04/27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A Burger, A Bowl and a Slice*</text:p>
          </table:table-cell>
          <table:table-cell office:value-type="string">
            <text:p>Twisted Root Beer Co.</text:p>
          </table:table-cell>
          <table:table-cell office:value-type="string">
            <text:p>Dallas, Texas</text:p>
          </table:table-cell>
          <table:table-cell office:value-type="date" office:date-value="2009-04-27">
            <text:p>04/27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Biscuits, Bagels and BLTs*</text:p>
          </table:table-cell>
          <table:table-cell office:value-type="string">
            <text:p>Arleta Library, Bakery &amp; Café</text:p>
          </table:table-cell>
          <table:table-cell office:value-type="string">
            <text:p>Portland, Oregon</text:p>
          </table:table-cell>
          <table:table-cell office:value-type="date" office:date-value="2009-05-04">
            <text:p>05/04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Biscuits, Bagels and BLTs*</text:p>
          </table:table-cell>
          <table:table-cell office:value-type="string">
            <text:p>Bubba’s Diner</text:p>
          </table:table-cell>
          <table:table-cell office:value-type="string">
            <text:p>San Anselmo, California</text:p>
          </table:table-cell>
          <table:table-cell office:value-type="date" office:date-value="2009-05-04">
            <text:p>05/04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Biscuits, Bagels and BLTs*</text:p>
          </table:table-cell>
          <table:table-cell office:value-type="string">
            <text:p>Flakowitz of Boynton Bakery &amp; Deli Restaurant</text:p>
          </table:table-cell>
          <table:table-cell office:value-type="string">
            <text:p>Boynton Beach, Florida</text:p>
          </table:table-cell>
          <table:table-cell office:value-type="date" office:date-value="2009-05-04">
            <text:p>05/04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Who’Da Thunk It*</text:p>
          </table:table-cell>
          <table:table-cell office:value-type="string">
            <text:p>Backroad Pizza</text:p>
          </table:table-cell>
          <table:table-cell office:value-type="string">
            <text:p>Santa Fe, New Mexico</text:p>
          </table:table-cell>
          <table:table-cell office:value-type="date" office:date-value="2009-05-11">
            <text:p>05/11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Who’Da Thunk It*</text:p>
          </table:table-cell>
          <table:table-cell office:value-type="string">
            <text:p>Jamaica Gates Caribbean Cuisine</text:p>
          </table:table-cell>
          <table:table-cell office:value-type="string">
            <text:p>Arlington, Texas</text:p>
          </table:table-cell>
          <table:table-cell office:value-type="date" office:date-value="2009-05-11">
            <text:p>05/11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Who’Da Thunk It*</text:p>
          </table:table-cell>
          <table:table-cell office:value-type="string">
            <text:p>Chef Lou’s Westside Drive-In</text:p>
          </table:table-cell>
          <table:table-cell office:value-type="string">
            <text:p>Boise, Idaho</text:p>
          </table:table-cell>
          <table:table-cell office:value-type="date" office:date-value="2009-05-11">
            <text:p>05/11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Go-To Joints*</text:p>
          </table:table-cell>
          <table:table-cell office:value-type="string">
            <text:p>Black Duck Café</text:p>
          </table:table-cell>
          <table:table-cell office:value-type="string">
            <text:p>Westport, Connecticut</text:p>
          </table:table-cell>
          <table:table-cell office:value-type="date" office:date-value="2009-05-25">
            <text:p>05/25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Go-To Joints*</text:p>
          </table:table-cell>
          <table:table-cell office:value-type="string">
            <text:p>Otto’s Sausage Kitchen &amp; Meat Market</text:p>
          </table:table-cell>
          <table:table-cell office:value-type="string">
            <text:p>Portland, Oregon</text:p>
          </table:table-cell>
          <table:table-cell office:value-type="date" office:date-value="2009-05-25">
            <text:p>05/25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Go-To Joints*</text:p>
          </table:table-cell>
          <table:table-cell office:value-type="string">
            <text:p>Sol Food Puerto Rican Cuisine</text:p>
          </table:table-cell>
          <table:table-cell office:value-type="string">
            <text:p>San Rafael, California</text:p>
          </table:table-cell>
          <table:table-cell office:value-type="date" office:date-value="2009-05-25">
            <text:p>05/25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Homestyle*</text:p>
          </table:table-cell>
          <table:table-cell office:value-type="string">
            <text:p>Giuseppe’s Restaurant</text:p>
          </table:table-cell>
          <table:table-cell office:value-type="string">
            <text:p>Phoenix, Arizona</text:p>
          </table:table-cell>
          <table:table-cell office:value-type="date" office:date-value="2009-06-01">
            <text:p>06/01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Homestyle*</text:p>
          </table:table-cell>
          <table:table-cell office:value-type="string">
            <text:p>Southern Kitchen Restaurant</text:p>
          </table:table-cell>
          <table:table-cell office:value-type="string">
            <text:p>Tacoma, Washington</text:p>
          </table:table-cell>
          <table:table-cell office:value-type="date" office:date-value="2009-06-01">
            <text:p>06/01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Homestyle*</text:p>
          </table:table-cell>
          <table:table-cell office:value-type="string">
            <text:p>Zia Diner &amp; Angel Food Catering</text:p>
          </table:table-cell>
          <table:table-cell office:value-type="string">
            <text:p>Santa Fe, New Mexico</text:p>
          </table:table-cell>
          <table:table-cell office:value-type="date" office:date-value="2009-06-01">
            <text:p>06/01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All Kinds of Classics*</text:p>
          </table:table-cell>
          <table:table-cell office:value-type="string">
            <text:p>Blue Marlin Fish House Restaurant</text:p>
          </table:table-cell>
          <table:table-cell office:value-type="string">
            <text:p>North Miami Beach, Florida</text:p>
          </table:table-cell>
          <table:table-cell office:value-type="date" office:date-value="2009-06-08">
            <text:p>06/08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All Kinds of Classics*</text:p>
          </table:table-cell>
          <table:table-cell office:value-type="string">
            <text:p>Fred’s Texas Café</text:p>
          </table:table-cell>
          <table:table-cell office:value-type="string">
            <text:p>Fort Worth, Texas</text:p>
          </table:table-cell>
          <table:table-cell office:value-type="date" office:date-value="2009-06-08">
            <text:p>06/08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All Kinds of Classics*</text:p>
          </table:table-cell>
          <table:table-cell office:value-type="string">
            <text:p>Pine State Biscuits</text:p>
          </table:table-cell>
          <table:table-cell office:value-type="string">
            <text:p>Portland, Oregon</text:p>
          </table:table-cell>
          <table:table-cell office:value-type="date" office:date-value="2009-06-08">
            <text:p>06/08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All Over The Map*</text:p>
          </table:table-cell>
          <table:table-cell office:value-type="string">
            <text:p>Georgia Greek Restaurant &amp; Deli</text:p>
          </table:table-cell>
          <table:table-cell office:value-type="string">
            <text:p>Seattle, Washington</text:p>
          </table:table-cell>
          <table:table-cell office:value-type="date" office:date-value="2009-06-15">
            <text:p>06/15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All Over The Map*</text:p>
          </table:table-cell>
          <table:table-cell office:value-type="string">
            <text:p>Los Tacquitos Grill</text:p>
          </table:table-cell>
          <table:table-cell office:value-type="string">
            <text:p>Phoenix, Arizona</text:p>
          </table:table-cell>
          <table:table-cell office:value-type="date" office:date-value="2009-06-15">
            <text:p>06/15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All Over The Map*</text:p>
          </table:table-cell>
          <table:table-cell office:value-type="string">
            <text:p>Rocco’s Café</text:p>
          </table:table-cell>
          <table:table-cell office:value-type="string">
            <text:p>San Francisco, California</text:p>
          </table:table-cell>
          <table:table-cell office:value-type="date" office:date-value="2009-06-15">
            <text:p>06/15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Old Time Favorites*</text:p>
          </table:table-cell>
          <table:table-cell office:value-type="string">
            <text:p>Blueplate Lunch Counter &amp; Soda Fountain</text:p>
          </table:table-cell>
          <table:table-cell office:value-type="string">
            <text:p>Portland, Oregon</text:p>
          </table:table-cell>
          <table:table-cell office:value-type="date" office:date-value="2009-06-22">
            <text:p>06/22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Old Time Favorites*</text:p>
          </table:table-cell>
          <table:table-cell office:value-type="string">
            <text:p>Don’s Hilltop Kodiak Grill</text:p>
          </table:table-cell>
          <table:table-cell office:value-type="string">
            <text:p>Boise, Idaho</text:p>
          </table:table-cell>
          <table:table-cell office:value-type="date" office:date-value="2009-06-22">
            <text:p>06/22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Old Time Favorites*</text:p>
          </table:table-cell>
          <table:table-cell office:value-type="string">
            <text:p>La Camoronera Restaurant &amp; Fish Market</text:p>
          </table:table-cell>
          <table:table-cell office:value-type="string">
            <text:p>Miami, Florida</text:p>
          </table:table-cell>
          <table:table-cell office:value-type="date" office:date-value="2009-06-22">
            <text:p>06/22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Comfort Cookin’*</text:p>
          </table:table-cell>
          <table:table-cell office:value-type="string">
            <text:p>Dottie’s True Blue Café</text:p>
          </table:table-cell>
          <table:table-cell office:value-type="string">
            <text:p>San Francisco, California</text:p>
          </table:table-cell>
          <table:table-cell office:value-type="date" office:date-value="2009-06-29">
            <text:p>06/29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Comfort Cookin’*</text:p>
          </table:table-cell>
          <table:table-cell office:value-type="string">
            <text:p>Over Easy</text:p>
          </table:table-cell>
          <table:table-cell office:value-type="string">
            <text:p>Phoenix, Arizona</text:p>
          </table:table-cell>
          <table:table-cell office:value-type="date" office:date-value="2009-06-29">
            <text:p>06/29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Comfort Cookin’*</text:p>
          </table:table-cell>
          <table:table-cell office:value-type="string">
            <text:p>Comet Café</text:p>
          </table:table-cell>
          <table:table-cell office:value-type="string">
            <text:p>Milwaukee, Wisconsin</text:p>
          </table:table-cell>
          <table:table-cell office:value-type="date" office:date-value="2009-06-29">
            <text:p>06/29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Mama’s Cookin’*</text:p>
          </table:table-cell>
          <table:table-cell office:value-type="string">
            <text:p>Polka Restaurant &amp; Catering</text:p>
          </table:table-cell>
          <table:table-cell office:value-type="string">
            <text:p>Los Angeles, California</text:p>
          </table:table-cell>
          <table:table-cell office:value-type="date" office:date-value="2009-07-27">
            <text:p>07/27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Mama’s Cookin’*</text:p>
          </table:table-cell>
          <table:table-cell office:value-type="string">
            <text:p>Avila’s Café</text:p>
          </table:table-cell>
          <table:table-cell office:value-type="string">
            <text:p>Dallas, Texas</text:p>
          </table:table-cell>
          <table:table-cell office:value-type="date" office:date-value="2009-07-27">
            <text:p>07/27/0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*Mama’s Cookin’*</text:p>
          </table:table-cell>
          <table:table-cell office:value-type="string">
            <text:p>Mama E's</text:p>
          </table:table-cell>
          <table:table-cell office:value-type="string">
            <text:p>Oklahoma City</text:p>
          </table:table-cell>
          <table:table-cell office:value-type="date" office:date-value="2009-07-27">
            <text:p>07/27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Upper Crust*</text:p>
          </table:table-cell>
          <table:table-cell office:value-type="string">
            <text:p>Bunk Sandwiches</text:p>
          </table:table-cell>
          <table:table-cell office:value-type="string">
            <text:p>Portland, Oregon</text:p>
          </table:table-cell>
          <table:table-cell office:value-type="date" office:date-value="2009-08-03">
            <text:p>08/03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Upper Crust*</text:p>
          </table:table-cell>
          <table:table-cell office:value-type="string">
            <text:p>Sonny’s Famous Steak Hogies</text:p>
          </table:table-cell>
          <table:table-cell office:value-type="string">
            <text:p>Hollywood, Florida</text:p>
          </table:table-cell>
          <table:table-cell office:value-type="date" office:date-value="2009-08-03">
            <text:p>08/03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Upper Crust*</text:p>
          </table:table-cell>
          <table:table-cell office:value-type="string">
            <text:p>The Depot American Diner</text:p>
          </table:table-cell>
          <table:table-cell office:value-type="string">
            <text:p>Chicago, Illinois</text:p>
          </table:table-cell>
          <table:table-cell office:value-type="date" office:date-value="2009-08-03">
            <text:p>08/03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Burgers, Tacos &amp; Dogs*</text:p>
          </table:table-cell>
          <table:table-cell office:value-type="string">
            <text:p>Lankford Grocery</text:p>
          </table:table-cell>
          <table:table-cell office:value-type="string">
            <text:p>Houston, Texas</text:p>
          </table:table-cell>
          <table:table-cell office:value-type="date" office:date-value="2009-08-10">
            <text:p>08/10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Burgers, Tacos &amp; Dogs*</text:p>
          </table:table-cell>
          <table:table-cell office:value-type="string">
            <text:p>Fab Hot Dogs</text:p>
          </table:table-cell>
          <table:table-cell office:value-type="string">
            <text:p>Reseda, California</text:p>
          </table:table-cell>
          <table:table-cell office:value-type="date" office:date-value="2009-08-10">
            <text:p>08/10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Burgers, Tacos &amp; Dogs*</text:p>
          </table:table-cell>
          <table:table-cell office:value-type="string">
            <text:p>Cempazuchi</text:p>
          </table:table-cell>
          <table:table-cell office:value-type="string">
            <text:p>Milwaukee, Wisconsin</text:p>
          </table:table-cell>
          <table:table-cell office:value-type="date" office:date-value="2009-08-10">
            <text:p>08/10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Name That Cook*</text:p>
          </table:table-cell>
          <table:table-cell office:value-type="string">
            <text:p>Rick’s Press Room &amp; Grill</text:p>
          </table:table-cell>
          <table:table-cell office:value-type="string">
            <text:p>Meridian, Idaho</text:p>
          </table:table-cell>
          <table:table-cell office:value-type="date" office:date-value="2009-08-17">
            <text:p>08/17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Name That Cook*</text:p>
          </table:table-cell>
          <table:table-cell office:value-type="string">
            <text:p>Nic’s Grill</text:p>
          </table:table-cell>
          <table:table-cell office:value-type="string">
            <text:p>Oklahoma City, Oklahoma</text:p>
          </table:table-cell>
          <table:table-cell office:value-type="date" office:date-value="2009-08-17">
            <text:p>08/17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Name That Cook*</text:p>
          </table:table-cell>
          <table:table-cell office:value-type="string">
            <text:p>Pam’s Kitchen</text:p>
          </table:table-cell>
          <table:table-cell office:value-type="string">
            <text:p>Seattle, Washington</text:p>
          </table:table-cell>
          <table:table-cell office:value-type="date" office:date-value="2009-08-17">
            <text:p>08/17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Global Grub*</text:p>
          </table:table-cell>
          <table:table-cell office:value-type="string">
            <text:p>Prince Lebanese Grill</text:p>
          </table:table-cell>
          <table:table-cell office:value-type="string">
            <text:p>Arlington, Texas</text:p>
          </table:table-cell>
          <table:table-cell office:value-type="date" office:date-value="2009-08-24">
            <text:p>08/24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Global Grub*</text:p>
          </table:table-cell>
          <table:table-cell office:value-type="string">
            <text:p>Tre Kronor</text:p>
          </table:table-cell>
          <table:table-cell office:value-type="string">
            <text:p>Chicago, Illinois</text:p>
          </table:table-cell>
          <table:table-cell office:value-type="date" office:date-value="2009-08-24">
            <text:p>08/24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Global Grub*</text:p>
          </table:table-cell>
          <table:table-cell office:value-type="string">
            <text:p>La Texanita</text:p>
          </table:table-cell>
          <table:table-cell office:value-type="string">
            <text:p>Santa Rosa, California</text:p>
          </table:table-cell>
          <table:table-cell office:value-type="date" office:date-value="2009-08-24">
            <text:p>08/24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Only At This Joint*</text:p>
          </table:table-cell>
          <table:table-cell office:value-type="string">
            <text:p>Podnah’s Pit Barbeque</text:p>
          </table:table-cell>
          <table:table-cell office:value-type="string">
            <text:p>Portland, Oregon</text:p>
          </table:table-cell>
          <table:table-cell office:value-type="date" office:date-value="2009-08-31">
            <text:p>08/31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Only At This Joint*</text:p>
          </table:table-cell>
          <table:table-cell office:value-type="string">
            <text:p>Donnie Mac’s Trailer Park Cuisine</text:p>
          </table:table-cell>
          <table:table-cell office:value-type="string">
            <text:p>Boise, Idaho</text:p>
          </table:table-cell>
          <table:table-cell office:value-type="date" office:date-value="2009-08-31">
            <text:p>08/31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Only At This Joint*</text:p>
          </table:table-cell>
          <table:table-cell office:value-type="string">
            <text:p>Whale’s Rib</text:p>
          </table:table-cell>
          <table:table-cell office:value-type="string">
            <text:p>Deerfield Beach, Florida</text:p>
          </table:table-cell>
          <table:table-cell office:value-type="date" office:date-value="2009-08-31">
            <text:p>08/31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You Picked ‘Em*</text:p>
          </table:table-cell>
          <table:table-cell office:value-type="string">
            <text:p>Eischen’s Bar &amp; Grill</text:p>
          </table:table-cell>
          <table:table-cell office:value-type="string">
            <text:p>Okarche, Oklahoma</text:p>
          </table:table-cell>
          <table:table-cell office:value-type="date" office:date-value="2009-09-07">
            <text:p>09/07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You Picked ‘Em*</text:p>
          </table:table-cell>
          <table:table-cell office:value-type="string">
            <text:p>Mom’s Tamales</text:p>
          </table:table-cell>
          <table:table-cell office:value-type="string">
            <text:p>Los Angeles, California</text:p>
          </table:table-cell>
          <table:table-cell office:value-type="date" office:date-value="2009-09-07">
            <text:p>09/07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You Picked ‘Em*</text:p>
          </table:table-cell>
          <table:table-cell office:value-type="string">
            <text:p>Kenny &amp; Ziggy’s</text:p>
          </table:table-cell>
          <table:table-cell office:value-type="string">
            <text:p>Houston, Texas</text:p>
          </table:table-cell>
          <table:table-cell office:value-type="date" office:date-value="2009-09-07">
            <text:p>09/07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You Can Say That Again*</text:p>
          </table:table-cell>
          <table:table-cell office:value-type="string">
            <text:p>Tap Tap Haitian Restaurant</text:p>
          </table:table-cell>
          <table:table-cell office:value-type="string">
            <text:p>Miami Beach, Florida</text:p>
          </table:table-cell>
          <table:table-cell office:value-type="date" office:date-value="2009-10-05">
            <text:p>10/05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You Can Say That Again*</text:p>
          </table:table-cell>
          <table:table-cell office:value-type="string">
            <text:p>Pok Pok</text:p>
          </table:table-cell>
          <table:table-cell office:value-type="string">
            <text:p>Portland, Oregon</text:p>
          </table:table-cell>
          <table:table-cell office:value-type="date" office:date-value="2009-10-05">
            <text:p>10/05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You Can Say That Again*</text:p>
          </table:table-cell>
          <table:table-cell office:value-type="string">
            <text:p>Niko Niko’s</text:p>
          </table:table-cell>
          <table:table-cell office:value-type="string">
            <text:p>Houston, Texas</text:p>
          </table:table-cell>
          <table:table-cell office:value-type="date" office:date-value="2009-10-05">
            <text:p>10/05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Barbequed, Baked &amp; Brined*</text:p>
          </table:table-cell>
          <table:table-cell office:value-type="string">
            <text:p>Honky Tonk BBQ</text:p>
          </table:table-cell>
          <table:table-cell office:value-type="string">
            <text:p>Chicago, Illinois</text:p>
          </table:table-cell>
          <table:table-cell office:value-type="date" office:date-value="2009-10-12">
            <text:p>10/12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Barbequed, Baked &amp; Brined*</text:p>
          </table:table-cell>
          <table:table-cell office:value-type="string">
            <text:p>Pizzalchik</text:p>
          </table:table-cell>
          <table:table-cell office:value-type="string">
            <text:p>Boise, Idaho</text:p>
          </table:table-cell>
          <table:table-cell office:value-type="date" office:date-value="2009-10-12">
            <text:p>10/12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Barbequed, Baked &amp; Brined*</text:p>
          </table:table-cell>
          <table:table-cell office:value-type="string">
            <text:p>Lucky’s Café</text:p>
          </table:table-cell>
          <table:table-cell office:value-type="string">
            <text:p>Cleveland, Ohio</text:p>
          </table:table-cell>
          <table:table-cell office:value-type="date" office:date-value="2009-10-12">
            <text:p>10/12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Blast from the Past*</text:p>
          </table:table-cell>
          <table:table-cell office:value-type="string">
            <text:p>Cattlemen's Steakhouse</text:p>
          </table:table-cell>
          <table:table-cell office:value-type="string">
            <text:p>Oklahoma City, Oklahoma</text:p>
          </table:table-cell>
          <table:table-cell office:value-type="date" office:date-value="2009-10-19">
            <text:p>10/19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Blast from the Past*</text:p>
          </table:table-cell>
          <table:table-cell office:value-type="string">
            <text:p>Sam LaGrassa's</text:p>
          </table:table-cell>
          <table:table-cell office:value-type="string">
            <text:p>Boston, Massachusetts</text:p>
          </table:table-cell>
          <table:table-cell office:value-type="date" office:date-value="2009-10-19">
            <text:p>10/19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Blast from the Past*</text:p>
          </table:table-cell>
          <table:table-cell office:value-type="string">
            <text:p>Nickel Diner</text:p>
          </table:table-cell>
          <table:table-cell office:value-type="string">
            <text:p>Los Angeles, California</text:p>
          </table:table-cell>
          <table:table-cell office:value-type="date" office:date-value="2009-10-19">
            <text:p>10/19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Dives Worth a Drive*</text:p>
          </table:table-cell>
          <table:table-cell office:value-type="string">
            <text:p>Parkview Nightclub</text:p>
          </table:table-cell>
          <table:table-cell office:value-type="string">
            <text:p>Cleveland, Ohio</text:p>
          </table:table-cell>
          <table:table-cell office:value-type="date" office:date-value="2009-10-26">
            <text:p>10/26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Dives Worth a Drive*</text:p>
          </table:table-cell>
          <table:table-cell office:value-type="string">
            <text:p>The Shanty</text:p>
          </table:table-cell>
          <table:table-cell office:value-type="string">
            <text:p>Wadsworth, Illinois</text:p>
          </table:table-cell>
          <table:table-cell office:value-type="date" office:date-value="2009-10-26">
            <text:p>10/26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Dives Worth a Drive*</text:p>
          </table:table-cell>
          <table:table-cell office:value-type="string">
            <text:p>Grover’s Bar &amp; Grill</text:p>
          </table:table-cell>
          <table:table-cell office:value-type="string">
            <text:p>East Amherst, New York</text:p>
          </table:table-cell>
          <table:table-cell office:value-type="date" office:date-value="2009-10-26">
            <text:p>10/26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Family Style*</text:p>
          </table:table-cell>
          <table:table-cell office:value-type="string">
            <text:p>Louis Family Restaurant</text:p>
          </table:table-cell>
          <table:table-cell office:value-type="string">
            <text:p>Providence, Rhode Island</text:p>
          </table:table-cell>
          <table:table-cell office:value-type="date" office:date-value="2009-11-02">
            <text:p>11/02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Family Style*</text:p>
          </table:table-cell>
          <table:table-cell office:value-type="string">
            <text:p>Café Pita+</text:p>
          </table:table-cell>
          <table:table-cell office:value-type="string">
            <text:p>Houston, Texas</text:p>
          </table:table-cell>
          <table:table-cell office:value-type="date" office:date-value="2009-11-02">
            <text:p>11/02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Family Style*</text:p>
          </table:table-cell>
          <table:table-cell office:value-type="string">
            <text:p>Mambos Café</text:p>
          </table:table-cell>
          <table:table-cell office:value-type="string">
            <text:p>Glendale, California</text:p>
          </table:table-cell>
          <table:table-cell office:value-type="date" office:date-value="2009-11-02">
            <text:p>11/02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Diners Times Three*</text:p>
          </table:table-cell>
          <table:table-cell office:value-type="string">
            <text:p>The Little Depot Diner</text:p>
          </table:table-cell>
          <table:table-cell office:value-type="string">
            <text:p>Peabody, Massachusetts</text:p>
          </table:table-cell>
          <table:table-cell office:value-type="date" office:date-value="2009-11-09">
            <text:p>11/09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Diners Times Three*</text:p>
          </table:table-cell>
          <table:table-cell office:value-type="string">
            <text:p>Santa Cruz Diner</text:p>
          </table:table-cell>
          <table:table-cell office:value-type="string">
            <text:p>Santa Cruz, California</text:p>
          </table:table-cell>
          <table:table-cell office:value-type="date" office:date-value="2009-11-09">
            <text:p>11/09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Diners Times Three*</text:p>
          </table:table-cell>
          <table:table-cell office:value-type="string">
            <text:p>The Diner</text:p>
          </table:table-cell>
          <table:table-cell office:value-type="string">
            <text:p>Norman, Oklahoma</text:p>
          </table:table-cell>
          <table:table-cell office:value-type="date" office:date-value="2009-11-09">
            <text:p>11/09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Legacies*</text:p>
          </table:table-cell>
          <table:table-cell office:value-type="string">
            <text:p>Lake Effect Diner</text:p>
          </table:table-cell>
          <table:table-cell office:value-type="string">
            <text:p>Buffalo, New York</text:p>
          </table:table-cell>
          <table:table-cell office:value-type="date" office:date-value="2009-11-16">
            <text:p>11/16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Legacies*</text:p>
          </table:table-cell>
          <table:table-cell office:value-type="string">
            <text:p>Geraci’s Restaurant</text:p>
          </table:table-cell>
          <table:table-cell office:value-type="string">
            <text:p>Cleveland, Ohio</text:p>
          </table:table-cell>
          <table:table-cell office:value-type="date" office:date-value="2009-11-16">
            <text:p>11/16/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*Legacies*</text:p>
          </table:table-cell>
          <table:table-cell office:value-type="string">
            <text:p>Morin’s Hometown Bar &amp; Grill</text:p>
          </table:table-cell>
          <table:table-cell office:value-type="string">
            <text:p>Attleboro, Massachusetts</text:p>
          </table:table-cell>
          <table:table-cell office:value-type="date" office:date-value="2009-11-16">
            <text:p>11/16/0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Burgers, Steaks &amp; Chops*</text:p>
          </table:table-cell>
          <table:table-cell office:value-type="string">
            <text:p>Mr. Bartley’s Gourmet Burgers</text:p>
          </table:table-cell>
          <table:table-cell office:value-type="string">
            <text:p>Cambridge, Massachusetts</text:p>
          </table:table-cell>
          <table:table-cell office:value-type="date" office:date-value="2009-11-23">
            <text:p>11/23/0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Burgers, Steaks &amp; Chops*</text:p>
          </table:table-cell>
          <table:table-cell office:value-type="string">
            <text:p>T-Bone Tom’s Steakhouse</text:p>
          </table:table-cell>
          <table:table-cell office:value-type="string">
            <text:p>Kemah, Texas</text:p>
          </table:table-cell>
          <table:table-cell office:value-type="date" office:date-value="2009-11-23">
            <text:p>11/23/0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Burgers, Steaks &amp; Chops*</text:p>
          </table:table-cell>
          <table:table-cell office:value-type="string">
            <text:p>Tee Off Bar &amp; Grill</text:p>
          </table:table-cell>
          <table:table-cell office:value-type="string">
            <text:p>San Francisco, California</text:p>
          </table:table-cell>
          <table:table-cell office:value-type="date" office:date-value="2009-11-23">
            <text:p>11/23/0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Pizza, Pork &amp; Paprikash*</text:p>
          </table:table-cell>
          <table:table-cell office:value-type="string">
            <text:p>Pizza Junction</text:p>
          </table:table-cell>
          <table:table-cell office:value-type="string">
            <text:p>North Tonawanda, New York</text:p>
          </table:table-cell>
          <table:table-cell office:value-type="date" office:date-value="2010-01-11">
            <text:p>01/11/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Pizza, Pork &amp; Paprikash*</text:p>
          </table:table-cell>
          <table:table-cell office:value-type="string">
            <text:p>Sterle’s Slovenian Country House</text:p>
          </table:table-cell>
          <table:table-cell office:value-type="string">
            <text:p>Cleveland, Ohio</text:p>
          </table:table-cell>
          <table:table-cell office:value-type="date" office:date-value="2010-01-11">
            <text:p>01/11/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Pizza, Pork &amp; Paprikash*</text:p>
          </table:table-cell>
          <table:table-cell office:value-type="string">
            <text:p>Q Restaurant</text:p>
          </table:table-cell>
          <table:table-cell office:value-type="string">
            <text:p>San Francisco, California</text:p>
          </table:table-cell>
          <table:table-cell office:value-type="date" office:date-value="2010-01-11">
            <text:p>01/11/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Stacked, Stuffed &amp; Loaded*</text:p>
          </table:table-cell>
          <table:table-cell office:value-type="string">
            <text:p>Bob’s Taco Station</text:p>
          </table:table-cell>
          <table:table-cell office:value-type="string">
            <text:p>Rosenberg, Texas</text:p>
          </table:table-cell>
          <table:table-cell office:value-type="date" office:date-value="2010-01-18">
            <text:p>01/18/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Stacked, Stuffed &amp; Loaded*</text:p>
          </table:table-cell>
          <table:table-cell office:value-type="string">
            <text:p>Crazy Burger Café &amp; Juice Bar</text:p>
          </table:table-cell>
          <table:table-cell office:value-type="string">
            <text:p>Narragansett, Rhode Island</text:p>
          </table:table-cell>
          <table:table-cell office:value-type="date" office:date-value="2010-01-18">
            <text:p>01/18/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Stacked, Stuffed &amp; Loaded*</text:p>
          </table:table-cell>
          <table:table-cell office:value-type="string">
            <text:p>The Oinkster</text:p>
          </table:table-cell>
          <table:table-cell office:value-type="string">
            <text:p>Eagle Rock, California</text:p>
          </table:table-cell>
          <table:table-cell office:value-type="date" office:date-value="2010-01-18">
            <text:p>01/18/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Triple D Goes Tailgatin’*</text:p>
          </table:table-cell>
          <table:table-cell office:value-type="string">
            <text:p>Rudy’s Can’t Fail Cafe</text:p>
          </table:table-cell>
          <table:table-cell office:value-type="string">
            <text:p>Emeryville, California</text:p>
          </table:table-cell>
          <table:table-cell office:value-type="date" office:date-value="2010-01-25">
            <text:p>01/25/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Triple D Goes Tailgatin’*</text:p>
          </table:table-cell>
          <table:table-cell office:value-type="string">
            <text:p>900 Grayson Restaurant</text:p>
          </table:table-cell>
          <table:table-cell office:value-type="string">
            <text:p>Berkeley, California</text:p>
          </table:table-cell>
          <table:table-cell office:value-type="date" office:date-value="2010-01-25">
            <text:p>01/25/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Triple D Goes Tailgatin’*</text:p>
          </table:table-cell>
          <table:table-cell office:value-type="string">
            <text:p>Rick &amp; Ann’s Restaurant</text:p>
          </table:table-cell>
          <table:table-cell office:value-type="string">
            <text:p>Berkeley, California</text:p>
          </table:table-cell>
          <table:table-cell office:value-type="date" office:date-value="2010-01-25">
            <text:p>01/25/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Home And Away*</text:p>
          </table:table-cell>
          <table:table-cell office:value-type="string">
            <text:p>Taste of Peru</text:p>
          </table:table-cell>
          <table:table-cell office:value-type="string">
            <text:p>Chicago, Illinois</text:p>
          </table:table-cell>
          <table:table-cell office:value-type="date" office:date-value="2010-02-01">
            <text:p>02/01/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Home And Away*</text:p>
          </table:table-cell>
          <table:table-cell office:value-type="string">
            <text:p>Ingrid’s Kitchen</text:p>
          </table:table-cell>
          <table:table-cell office:value-type="string">
            <text:p>Oklahoma City, Oklahoma</text:p>
          </table:table-cell>
          <table:table-cell office:value-type="date" office:date-value="2010-02-01">
            <text:p>02/01/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Home And Away*</text:p>
          </table:table-cell>
          <table:table-cell office:value-type="string">
            <text:p>Blackthorn Restaurant &amp; Pub</text:p>
          </table:table-cell>
          <table:table-cell office:value-type="string">
            <text:p>Buffalo, New York</text:p>
          </table:table-cell>
          <table:table-cell office:value-type="date" office:date-value="2010-02-01">
            <text:p>02/01/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By Request*</text:p>
          </table:table-cell>
          <table:table-cell office:value-type="string">
            <text:p>South 21 Drive-In</text:p>
          </table:table-cell>
          <table:table-cell office:value-type="string">
            <text:p>Charlotte, North Carolina</text:p>
          </table:table-cell>
          <table:table-cell office:value-type="date" office:date-value="2010-02-08">
            <text:p>02/08/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By Request*</text:p>
          </table:table-cell>
          <table:table-cell office:value-type="string">
            <text:p>Red Lion Pub &amp; Restaurant</text:p>
          </table:table-cell>
          <table:table-cell office:value-type="string">
            <text:p>Houston, Texas</text:p>
          </table:table-cell>
          <table:table-cell office:value-type="date" office:date-value="2010-02-08">
            <text:p>02/08/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By Request*</text:p>
          </table:table-cell>
          <table:table-cell office:value-type="string">
            <text:p>Melt Bar &amp; Grilled</text:p>
          </table:table-cell>
          <table:table-cell office:value-type="string">
            <text:p>Lakewood, Ohio</text:p>
          </table:table-cell>
          <table:table-cell office:value-type="date" office:date-value="2010-02-08">
            <text:p>02/08/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And The Kicker Is...*</text:p>
          </table:table-cell>
          <table:table-cell office:value-type="string">
            <text:p>Pawley’s Front Porch</text:p>
          </table:table-cell>
          <table:table-cell office:value-type="string">
            <text:p>Columbia, South Carolina</text:p>
          </table:table-cell>
          <table:table-cell office:value-type="date" office:date-value="2010-02-15">
            <text:p>02/15/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And The Kicker Is...*</text:p>
          </table:table-cell>
          <table:table-cell office:value-type="string">
            <text:p>Sophia Restaurant</text:p>
          </table:table-cell>
          <table:table-cell office:value-type="string">
            <text:p>Buffalo, New York</text:p>
          </table:table-cell>
          <table:table-cell office:value-type="date" office:date-value="2010-02-15">
            <text:p>02/15/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And The Kicker Is...*</text:p>
          </table:table-cell>
          <table:table-cell office:value-type="string">
            <text:p>Bette’s Oceanview Diner</text:p>
          </table:table-cell>
          <table:table-cell office:value-type="string">
            <text:p>Berkeley, California</text:p>
          </table:table-cell>
          <table:table-cell office:value-type="date" office:date-value="2010-02-15">
            <text:p>02/15/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Comfort Food Classics*</text:p>
          </table:table-cell>
          <table:table-cell office:value-type="string">
            <text:p>The Liberty Elm Diner</text:p>
          </table:table-cell>
          <table:table-cell office:value-type="string">
            <text:p>Providence, Rhode Island</text:p>
          </table:table-cell>
          <table:table-cell office:value-type="date" office:date-value="2010-02-22">
            <text:p>02/22/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Comfort Food Classics*</text:p>
          </table:table-cell>
          <table:table-cell office:value-type="string">
            <text:p>Naglee Park Garage</text:p>
          </table:table-cell>
          <table:table-cell office:value-type="string">
            <text:p>San Jose, California</text:p>
          </table:table-cell>
          <table:table-cell office:value-type="date" office:date-value="2010-02-22">
            <text:p>02/22/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Comfort Food Classics*</text:p>
          </table:table-cell>
          <table:table-cell office:value-type="string">
            <text:p>Dish</text:p>
          </table:table-cell>
          <table:table-cell office:value-type="string">
            <text:p>Charlotte, North Carolina</text:p>
          </table:table-cell>
          <table:table-cell office:value-type="date" office:date-value="2010-02-22">
            <text:p>02/22/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Twists And Traditions*</text:p>
          </table:table-cell>
          <table:table-cell office:value-type="string">
            <text:p>Earl’s Drive-In</text:p>
          </table:table-cell>
          <table:table-cell office:value-type="string">
            <text:p>Chaffee, New York</text:p>
          </table:table-cell>
          <table:table-cell office:value-type="date" office:date-value="2010-03-22">
            <text:p>03/22/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Twists And Traditions*</text:p>
          </table:table-cell>
          <table:table-cell office:value-type="string">
            <text:p>Aldo’s Harbor Restaurant</text:p>
          </table:table-cell>
          <table:table-cell office:value-type="string">
            <text:p>Santa Cruz, California</text:p>
          </table:table-cell>
          <table:table-cell office:value-type="date" office:date-value="2010-03-22">
            <text:p>03/22/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Twists And Traditions*</text:p>
          </table:table-cell>
          <table:table-cell office:value-type="string">
            <text:p>Momocho</text:p>
          </table:table-cell>
          <table:table-cell office:value-type="string">
            <text:p>Cleveland, Ohio</text:p>
          </table:table-cell>
          <table:table-cell office:value-type="date" office:date-value="2010-03-22">
            <text:p>03/22/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Fresh And Funky*</text:p>
          </table:table-cell>
          <table:table-cell office:value-type="string">
            <text:p>Dish Café &amp; Catering</text:p>
          </table:table-cell>
          <table:table-cell office:value-type="string">
            <text:p>Reno, Nevada</text:p>
          </table:table-cell>
          <table:table-cell office:value-type="date" office:date-value="2010-03-29">
            <text:p>03/29/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Fresh And Funky*</text:p>
          </table:table-cell>
          <table:table-cell office:value-type="string">
            <text:p>Landmark Restaurant</text:p>
          </table:table-cell>
          <table:table-cell office:value-type="string">
            <text:p>Charlotte, North Carolina</text:p>
          </table:table-cell>
          <table:table-cell office:value-type="date" office:date-value="2010-03-29">
            <text:p>03/29/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Fresh And Funky*</text:p>
          </table:table-cell>
          <table:table-cell office:value-type="string">
            <text:p>Pier 23 Café</text:p>
          </table:table-cell>
          <table:table-cell office:value-type="string">
            <text:p>San Francisco, California</text:p>
          </table:table-cell>
          <table:table-cell office:value-type="date" office:date-value="2010-03-29">
            <text:p>03/29/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Triple D Goes Hawaiian*</text:p>
          </table:table-cell>
          <table:table-cell office:value-type="string">
            <text:p>Highway Inn &amp; Ho’okipa Catering</text:p>
          </table:table-cell>
          <table:table-cell office:value-type="string">
            <text:p>Waipahu, Hawaii</text:p>
          </table:table-cell>
          <table:table-cell office:value-type="date" office:date-value="2010-04-05">
            <text:p>04/05/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Triple D Goes Hawaiian*</text:p>
          </table:table-cell>
          <table:table-cell office:value-type="string">
            <text:p>Hank’s Haute Dogs</text:p>
          </table:table-cell>
          <table:table-cell office:value-type="string">
            <text:p>Honolulu, Hawaii</text:p>
          </table:table-cell>
          <table:table-cell office:value-type="date" office:date-value="2010-04-05">
            <text:p>04/05/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Triple D Goes Hawaiian*</text:p>
          </table:table-cell>
          <table:table-cell office:value-type="string">
            <text:p>Nico’s Pier 38</text:p>
          </table:table-cell>
          <table:table-cell office:value-type="string">
            <text:p>Honolulu, Hawaii</text:p>
          </table:table-cell>
          <table:table-cell office:value-type="date" office:date-value="2010-04-05">
            <text:p>04/05/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*Triple D Goes Hawaiian*</text:p>
          </table:table-cell>
          <table:table-cell office:value-type="string">
            <text:p>Germaine’s Luau</text:p>
          </table:table-cell>
          <table:table-cell office:value-type="string">
            <text:p>Kapolei, Hawaii</text:p>
          </table:table-cell>
          <table:table-cell office:value-type="date" office:date-value="2010-04-05">
            <text:p>04/05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Surf ‘n Turf*</text:p>
          </table:table-cell>
          <table:table-cell office:value-type="string">
            <text:p>North End Café</text:p>
          </table:table-cell>
          <table:table-cell office:value-type="string">
            <text:p>Manhattan Beach, California</text:p>
          </table:table-cell>
          <table:table-cell office:value-type="date" office:date-value="2010-04-27">
            <text:p>04/27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Surf ‘n Turf*</text:p>
          </table:table-cell>
          <table:table-cell office:value-type="string">
            <text:p>Gold ‘N Silver Inn</text:p>
          </table:table-cell>
          <table:table-cell office:value-type="string">
            <text:p>Reno, Nevada</text:p>
          </table:table-cell>
          <table:table-cell office:value-type="date" office:date-value="2010-04-27">
            <text:p>04/27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Surf ‘n Turf*</text:p>
          </table:table-cell>
          <table:table-cell office:value-type="string">
            <text:p>Singleton’s Seafood Shack</text:p>
          </table:table-cell>
          <table:table-cell office:value-type="string">
            <text:p>Atlantic Beach, Florida</text:p>
          </table:table-cell>
          <table:table-cell office:value-type="date" office:date-value="2010-04-27">
            <text:p>04/27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Homegrown &amp; Homemade*</text:p>
          </table:table-cell>
          <table:table-cell office:value-type="string">
            <text:p>The Farmer’s Shed</text:p>
          </table:table-cell>
          <table:table-cell office:value-type="string">
            <text:p>Lexington, South Carolina</text:p>
          </table:table-cell>
          <table:table-cell office:value-type="date" office:date-value="2010-05-03">
            <text:p>05/03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Homegrown &amp; Homemade*</text:p>
          </table:table-cell>
          <table:table-cell office:value-type="string">
            <text:p>Poke Stop at Mililana Mauka Llc.</text:p>
          </table:table-cell>
          <table:table-cell office:value-type="string">
            <text:p>Mililani, Hawaii</text:p>
          </table:table-cell>
          <table:table-cell office:value-type="date" office:date-value="2010-05-03">
            <text:p>05/03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Homegrown &amp; Homemade*</text:p>
          </table:table-cell>
          <table:table-cell office:value-type="string">
            <text:p>Mulberry Café</text:p>
          </table:table-cell>
          <table:table-cell office:value-type="string">
            <text:p>Lackawanna, New York</text:p>
          </table:table-cell>
          <table:table-cell office:value-type="date" office:date-value="2010-05-03">
            <text:p>05/03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Globetrottin’*</text:p>
          </table:table-cell>
          <table:table-cell office:value-type="string">
            <text:p>Louis’ Basque Corner</text:p>
          </table:table-cell>
          <table:table-cell office:value-type="string">
            <text:p>Reno, Nevada</text:p>
          </table:table-cell>
          <table:table-cell office:value-type="date" office:date-value="2010-05-10">
            <text:p>05/10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Globetrottin’*</text:p>
          </table:table-cell>
          <table:table-cell office:value-type="string">
            <text:p>13 Gypsies</text:p>
          </table:table-cell>
          <table:table-cell office:value-type="string">
            <text:p>Jacksonville, Florida</text:p>
          </table:table-cell>
          <table:table-cell office:value-type="date" office:date-value="2010-05-10">
            <text:p>05/10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Globetrottin’*</text:p>
          </table:table-cell>
          <table:table-cell office:value-type="string">
            <text:p>Gloria’s Café</text:p>
          </table:table-cell>
          <table:table-cell office:value-type="string">
            <text:p>Los Angeles, California</text:p>
          </table:table-cell>
          <table:table-cell office:value-type="date" office:date-value="2010-05-10">
            <text:p>05/10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Bringin’ It Home*</text:p>
          </table:table-cell>
          <table:table-cell office:value-type="string">
            <text:p>Café Citti</text:p>
          </table:table-cell>
          <table:table-cell office:value-type="string">
            <text:p>Kenwood, California</text:p>
          </table:table-cell>
          <table:table-cell office:value-type="date" office:date-value="2010-05-17">
            <text:p>05/17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Bringin’ It Home*</text:p>
          </table:table-cell>
          <table:table-cell office:value-type="string">
            <text:p>Cabo Fish Taco</text:p>
          </table:table-cell>
          <table:table-cell office:value-type="string">
            <text:p>Charlotte, North Carolina</text:p>
          </table:table-cell>
          <table:table-cell office:value-type="date" office:date-value="2010-05-17">
            <text:p>05/17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Bringin’ It Home*</text:p>
          </table:table-cell>
          <table:table-cell office:value-type="string">
            <text:p>Murphy’s Bar &amp; Grill</text:p>
          </table:table-cell>
          <table:table-cell office:value-type="string">
            <text:p>Honolulu, Hawaii</text:p>
          </table:table-cell>
          <table:table-cell office:value-type="date" office:date-value="2010-05-17">
            <text:p>05/17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Porkapalooza*</text:p>
          </table:table-cell>
          <table:table-cell office:value-type="string">
            <text:p>At Last Café</text:p>
          </table:table-cell>
          <table:table-cell office:value-type="string">
            <text:p>Long Beach, California</text:p>
          </table:table-cell>
          <table:table-cell office:value-type="date" office:date-value="2010-05-24">
            <text:p>05/24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Porkapalooza*</text:p>
          </table:table-cell>
          <table:table-cell office:value-type="string">
            <text:p>Virgil’s Café</text:p>
          </table:table-cell>
          <table:table-cell office:value-type="string">
            <text:p>Bellevue, Kentucky</text:p>
          </table:table-cell>
          <table:table-cell office:value-type="date" office:date-value="2010-05-24">
            <text:p>05/24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Porkapalooza*</text:p>
          </table:table-cell>
          <table:table-cell office:value-type="string">
            <text:p>Martin’s Bar-B-Que Joint</text:p>
          </table:table-cell>
          <table:table-cell office:value-type="string">
            <text:p>Nolensville, Tennessee</text:p>
          </table:table-cell>
          <table:table-cell office:value-type="date" office:date-value="2010-05-24">
            <text:p>05/24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Grilled, Smoked &amp; Sauced*</text:p>
          </table:table-cell>
          <table:table-cell office:value-type="string">
            <text:p>Terry’s Turf Club</text:p>
          </table:table-cell>
          <table:table-cell office:value-type="string">
            <text:p>Cincinnati, Ohio</text:p>
          </table:table-cell>
          <table:table-cell office:value-type="date" office:date-value="2010-05-31">
            <text:p>05/31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Grilled, Smoked &amp; Sauced*</text:p>
          </table:table-cell>
          <table:table-cell office:value-type="string">
            <text:p>Schellville Grille</text:p>
          </table:table-cell>
          <table:table-cell office:value-type="string">
            <text:p>Sonoma, California</text:p>
          </table:table-cell>
          <table:table-cell office:value-type="date" office:date-value="2010-05-31">
            <text:p>05/31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Grilled, Smoked &amp; Sauced*</text:p>
          </table:table-cell>
          <table:table-cell office:value-type="string">
            <text:p>Jake’s Good Eats</text:p>
          </table:table-cell>
          <table:table-cell office:value-type="string">
            <text:p>Charlotte, North Carolina</text:p>
          </table:table-cell>
          <table:table-cell office:value-type="date" office:date-value="2010-05-31">
            <text:p>05/31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Comfort Food With Attitude*</text:p>
          </table:table-cell>
          <table:table-cell office:value-type="string">
            <text:p>Jax At The Trax</text:p>
          </table:table-cell>
          <table:table-cell office:value-type="string">
            <text:p>Truckee, California</text:p>
          </table:table-cell>
          <table:table-cell office:value-type="date" office:date-value="2010-06-07">
            <text:p>06/07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Comfort Food With Attitude*</text:p>
          </table:table-cell>
          <table:table-cell office:value-type="string">
            <text:p>Culhane’s Irish Pub</text:p>
          </table:table-cell>
          <table:table-cell office:value-type="string">
            <text:p>Atlantic Beach, Florida</text:p>
          </table:table-cell>
          <table:table-cell office:value-type="date" office:date-value="2010-06-07">
            <text:p>06/07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Comfort Food With Attitude*</text:p>
          </table:table-cell>
          <table:table-cell office:value-type="string">
            <text:p>Blue Ash Chili Restaurant</text:p>
          </table:table-cell>
          <table:table-cell office:value-type="string">
            <text:p>Cincinnati, Ohio</text:p>
          </table:table-cell>
          <table:table-cell office:value-type="date" office:date-value="2010-06-07">
            <text:p>06/07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Fast Food Their Way*</text:p>
          </table:table-cell>
          <table:table-cell office:value-type="string">
            <text:p>Don Chow Tacos</text:p>
          </table:table-cell>
          <table:table-cell office:value-type="string">
            <text:p>Los Angeles, California</text:p>
          </table:table-cell>
          <table:table-cell office:value-type="date" office:date-value="2010-06-21">
            <text:p>06/21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Fast Food Their Way*</text:p>
          </table:table-cell>
          <table:table-cell office:value-type="string">
            <text:p>Rainbow Drive-In</text:p>
          </table:table-cell>
          <table:table-cell office:value-type="string">
            <text:p>Honolulu, Hawaii</text:p>
          </table:table-cell>
          <table:table-cell office:value-type="date" office:date-value="2010-06-21">
            <text:p>06/21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Fast Food Their Way*</text:p>
          </table:table-cell>
          <table:table-cell office:value-type="string">
            <text:p>Northern Waters Smokehaus</text:p>
          </table:table-cell>
          <table:table-cell office:value-type="string">
            <text:p>Duluth, Minnesota</text:p>
          </table:table-cell>
          <table:table-cell office:value-type="date" office:date-value="2010-06-21">
            <text:p>06/21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Farm To Table*</text:p>
          </table:table-cell>
          <table:table-cell office:value-type="string">
            <text:p>Blackwater Grill</text:p>
          </table:table-cell>
          <table:table-cell office:value-type="string">
            <text:p>St. Simons Island, Georgia</text:p>
          </table:table-cell>
          <table:table-cell office:value-type="date" office:date-value="2010-06-28">
            <text:p>06/28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Farm To Table*</text:p>
          </table:table-cell>
          <table:table-cell office:value-type="string">
            <text:p>Comet Ping Pong</text:p>
          </table:table-cell>
          <table:table-cell office:value-type="string">
            <text:p>Washington D.C.</text:p>
          </table:table-cell>
          <table:table-cell office:value-type="date" office:date-value="2010-06-28">
            <text:p>06/28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Farm To Table*</text:p>
          </table:table-cell>
          <table:table-cell office:value-type="string">
            <text:p>Wallace Station</text:p>
          </table:table-cell>
          <table:table-cell office:value-type="string">
            <text:p>Versailles, Kentucky</text:p>
          </table:table-cell>
          <table:table-cell office:value-type="date" office:date-value="2010-06-28">
            <text:p>06/28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Kansas City Barbeque Tour*</text:p>
          </table:table-cell>
          <table:table-cell office:value-type="string">
            <text:p>Smokin’ Guns BBQ</text:p>
          </table:table-cell>
          <table:table-cell office:value-type="string">
            <text:p>North Kansas City, Missouri</text:p>
          </table:table-cell>
          <table:table-cell office:value-type="date" office:date-value="2010-07-12">
            <text:p>07/12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Kansas City Barbeque Tour*</text:p>
          </table:table-cell>
          <table:table-cell office:value-type="string">
            <text:p>RJ’s Bob-Be-Que Shack</text:p>
          </table:table-cell>
          <table:table-cell office:value-type="string">
            <text:p>Mission, Kansas</text:p>
          </table:table-cell>
          <table:table-cell office:value-type="date" office:date-value="2010-07-12">
            <text:p>07/12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Kansas City Barbeque Tour*</text:p>
          </table:table-cell>
          <table:table-cell office:value-type="string">
            <text:p>Johnny’s Bar-B-Q</text:p>
          </table:table-cell>
          <table:table-cell office:value-type="string">
            <text:p>Mission, Kansas</text:p>
          </table:table-cell>
          <table:table-cell office:value-type="date" office:date-value="2010-07-12">
            <text:p>07/12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Kansas City Barbeque Tour*</text:p>
          </table:table-cell>
          <table:table-cell office:value-type="string">
            <text:p>Woodyard Bar-B-Que</text:p>
          </table:table-cell>
          <table:table-cell office:value-type="string">
            <text:p>Kansas City, Kansas</text:p>
          </table:table-cell>
          <table:table-cell office:value-type="date" office:date-value="2010-07-12">
            <text:p>07/12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Burgers ‘n More*</text:p>
          </table:table-cell>
          <table:table-cell office:value-type="string">
            <text:p>Swagger Fine Spirits &amp; Food</text:p>
          </table:table-cell>
          <table:table-cell office:value-type="string">
            <text:p>Kansas City, Missouri</text:p>
          </table:table-cell>
          <table:table-cell office:value-type="date" office:date-value="2010-07-19">
            <text:p>07/19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Burgers ‘n More*</text:p>
          </table:table-cell>
          <table:table-cell office:value-type="string">
            <text:p>Burger Me!</text:p>
          </table:table-cell>
          <table:table-cell office:value-type="string">
            <text:p>Truckee, California</text:p>
          </table:table-cell>
          <table:table-cell office:value-type="date" office:date-value="2010-07-19">
            <text:p>07/19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Burgers ‘n More*</text:p>
          </table:table-cell>
          <table:table-cell office:value-type="string">
            <text:p>Athens Family Restaurant</text:p>
          </table:table-cell>
          <table:table-cell office:value-type="string">
            <text:p>Nashville, Tennessee</text:p>
          </table:table-cell>
          <table:table-cell office:value-type="date" office:date-value="2010-07-19">
            <text:p>07/19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You Called It*</text:p>
          </table:table-cell>
          <table:table-cell office:value-type="string">
            <text:p>Paul’s Coffee Shop</text:p>
          </table:table-cell>
          <table:table-cell office:value-type="string">
            <text:p>Fountain Valley, California</text:p>
          </table:table-cell>
          <table:table-cell office:value-type="date" office:date-value="2010-07-26">
            <text:p>07/26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You Called It*</text:p>
          </table:table-cell>
          <table:table-cell office:value-type="string">
            <text:p>Rick’s White Light Diner</text:p>
          </table:table-cell>
          <table:table-cell office:value-type="string">
            <text:p>Frankfort, Kentucky</text:p>
          </table:table-cell>
          <table:table-cell office:value-type="date" office:date-value="2010-07-26">
            <text:p>07/26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You Called It*</text:p>
          </table:table-cell>
          <table:table-cell office:value-type="string">
            <text:p>Gordy’s Hi-Hat</text:p>
          </table:table-cell>
          <table:table-cell office:value-type="string">
            <text:p>Cloquet, Minnesota</text:p>
          </table:table-cell>
          <table:table-cell office:value-type="date" office:date-value="2010-07-26">
            <text:p>07/26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Old Time Attitude*</text:p>
          </table:table-cell>
          <table:table-cell office:value-type="string">
            <text:p>Arnold’s Country Kitchen</text:p>
          </table:table-cell>
          <table:table-cell office:value-type="string">
            <text:p>Nashville, Tennessee</text:p>
          </table:table-cell>
          <table:table-cell office:value-type="date" office:date-value="2010-08-09">
            <text:p>08/09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Old Time Attitude*</text:p>
          </table:table-cell>
          <table:table-cell office:value-type="string">
            <text:p>Southern Soul Barbeque</text:p>
          </table:table-cell>
          <table:table-cell office:value-type="string">
            <text:p>St. Simons Island, Georgia</text:p>
          </table:table-cell>
          <table:table-cell office:value-type="date" office:date-value="2010-08-09">
            <text:p>08/09/1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*Old Time Attitude*</text:p>
          </table:table-cell>
          <table:table-cell office:value-type="string">
            <text:p>Maine Diner</text:p>
          </table:table-cell>
          <table:table-cell office:value-type="string">
            <text:p>Wells, Maine</text:p>
          </table:table-cell>
          <table:table-cell office:value-type="date" office:date-value="2010-08-09">
            <text:p>08/09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Family Joints*</text:p>
          </table:table-cell>
          <table:table-cell office:value-type="string">
            <text:p>Kramarczuk’s</text:p>
          </table:table-cell>
          <table:table-cell office:value-type="string">
            <text:p>Minneapolis, Minnesota</text:p>
          </table:table-cell>
          <table:table-cell office:value-type="date" office:date-value="2010-08-30">
            <text:p>08/30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Family Joints*</text:p>
          </table:table-cell>
          <table:table-cell office:value-type="string">
            <text:p>Happy Gillis Café &amp; Hangout</text:p>
          </table:table-cell>
          <table:table-cell office:value-type="string">
            <text:p>Kansas City, Missouri</text:p>
          </table:table-cell>
          <table:table-cell office:value-type="date" office:date-value="2010-08-30">
            <text:p>08/30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Family Joints*</text:p>
          </table:table-cell>
          <table:table-cell office:value-type="string">
            <text:p>Hillbilly Hot Dogs</text:p>
          </table:table-cell>
          <table:table-cell office:value-type="string">
            <text:p>Lesage, West Virginia</text:p>
          </table:table-cell>
          <table:table-cell office:value-type="date" office:date-value="2010-08-30">
            <text:p>08/30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Tried and True*</text:p>
          </table:table-cell>
          <table:table-cell office:value-type="string">
            <text:p>Mama Cozza’s</text:p>
          </table:table-cell>
          <table:table-cell office:value-type="string">
            <text:p>Anaheim, California</text:p>
          </table:table-cell>
          <table:table-cell office:value-type="date" office:date-value="2010-09-09">
            <text:p>09/09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Tried and True*</text:p>
          </table:table-cell>
          <table:table-cell office:value-type="string">
            <text:p>Tune In Restaurant</text:p>
          </table:table-cell>
          <table:table-cell office:value-type="string">
            <text:p>Washington D.C.</text:p>
          </table:table-cell>
          <table:table-cell office:value-type="date" office:date-value="2010-09-09">
            <text:p>09/09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Tried and True*</text:p>
          </table:table-cell>
          <table:table-cell office:value-type="string">
            <text:p>Bob’s Clam Hut</text:p>
          </table:table-cell>
          <table:table-cell office:value-type="string">
            <text:p>Kittery, Maine</text:p>
          </table:table-cell>
          <table:table-cell office:value-type="date" office:date-value="2010-09-09">
            <text:p>09/09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Timeless*</text:p>
          </table:table-cell>
          <table:table-cell office:value-type="string">
            <text:p>Greek Corner Restaurant</text:p>
          </table:table-cell>
          <table:table-cell office:value-type="string">
            <text:p>Cambridge, Massachusetts</text:p>
          </table:table-cell>
          <table:table-cell office:value-type="date" office:date-value="2010-09-13">
            <text:p>09/13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Timeless*</text:p>
          </table:table-cell>
          <table:table-cell office:value-type="string">
            <text:p>Bro’s Cajun Cuisine</text:p>
          </table:table-cell>
          <table:table-cell office:value-type="string">
            <text:p>Nashville, Tennessee</text:p>
          </table:table-cell>
          <table:table-cell office:value-type="date" office:date-value="2010-09-13">
            <text:p>09/13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Timeless*</text:p>
          </table:table-cell>
          <table:table-cell office:value-type="string">
            <text:p>The General Store</text:p>
          </table:table-cell>
          <table:table-cell office:value-type="string">
            <text:p>Silver Spring, Maryland</text:p>
          </table:table-cell>
          <table:table-cell office:value-type="date" office:date-value="2010-09-13">
            <text:p>09/13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You Found ‘Em*</text:p>
          </table:table-cell>
          <table:table-cell office:value-type="string">
            <text:p>Parkette Drive In</text:p>
          </table:table-cell>
          <table:table-cell office:value-type="string">
            <text:p>Lexington, Kentucky</text:p>
          </table:table-cell>
          <table:table-cell office:value-type="date" office:date-value="2010-09-20">
            <text:p>09/20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You Found ‘Em*</text:p>
          </table:table-cell>
          <table:table-cell office:value-type="string">
            <text:p>Metro Diner</text:p>
          </table:table-cell>
          <table:table-cell office:value-type="string">
            <text:p>Jacksonville, Florida</text:p>
          </table:table-cell>
          <table:table-cell office:value-type="date" office:date-value="2010-09-20">
            <text:p>09/20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You Found ‘Em*</text:p>
          </table:table-cell>
          <table:table-cell office:value-type="string">
            <text:p>Al’s Breakfast</text:p>
          </table:table-cell>
          <table:table-cell office:value-type="string">
            <text:p>Minneapolis, Minnesota</text:p>
          </table:table-cell>
          <table:table-cell office:value-type="date" office:date-value="2010-09-20">
            <text:p>09/20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Wings, Dogs and Claws*</text:p>
          </table:table-cell>
          <table:table-cell office:value-type="string">
            <text:p>The Lobster Shanty</text:p>
          </table:table-cell>
          <table:table-cell office:value-type="string">
            <text:p>Salem, Massachusetts</text:p>
          </table:table-cell>
          <table:table-cell office:value-type="date" office:date-value="2010-09-27">
            <text:p>09/27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Wings, Dogs and Claws*</text:p>
          </table:table-cell>
          <table:table-cell office:value-type="string">
            <text:p>The Brick</text:p>
          </table:table-cell>
          <table:table-cell office:value-type="string">
            <text:p>Kansas City, Missouri</text:p>
          </table:table-cell>
          <table:table-cell office:value-type="date" office:date-value="2010-09-27">
            <text:p>09/27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Wings, Dogs and Claws*</text:p>
          </table:table-cell>
          <table:table-cell office:value-type="string">
            <text:p>Oohh’s &amp; Aahh’s Gourmet Deli</text:p>
          </table:table-cell>
          <table:table-cell office:value-type="string">
            <text:p>Washington D.C.</text:p>
          </table:table-cell>
          <table:table-cell office:value-type="date" office:date-value="2010-09-27">
            <text:p>09/27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Sauced and Spiced*</text:p>
          </table:table-cell>
          <table:table-cell office:value-type="string">
            <text:p>J.J. McBrewster’s</text:p>
          </table:table-cell>
          <table:table-cell office:value-type="string">
            <text:p>Lexington, Kentucky</text:p>
          </table:table-cell>
          <table:table-cell office:value-type="date" office:date-value="2010-10-04">
            <text:p>10/04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Sauced and Spiced*</text:p>
          </table:table-cell>
          <table:table-cell office:value-type="string">
            <text:p>At Sara’s Table Chester Creek Café</text:p>
          </table:table-cell>
          <table:table-cell office:value-type="string">
            <text:p>Duluth, Minnesota</text:p>
          </table:table-cell>
          <table:table-cell office:value-type="date" office:date-value="2010-10-04">
            <text:p>10/04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Sauced and Spiced*</text:p>
          </table:table-cell>
          <table:table-cell office:value-type="string">
            <text:p>Café Rakka</text:p>
          </table:table-cell>
          <table:table-cell office:value-type="string">
            <text:p>Hendersonville, Tennessee</text:p>
          </table:table-cell>
          <table:table-cell office:value-type="date" office:date-value="2010-10-04">
            <text:p>10/04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Made to Order*</text:p>
          </table:table-cell>
          <table:table-cell office:value-type="string">
            <text:p>Rino’s Place</text:p>
          </table:table-cell>
          <table:table-cell office:value-type="string">
            <text:p>East Boston, Massachusetts</text:p>
          </table:table-cell>
          <table:table-cell office:value-type="date" office:date-value="2010-10-25">
            <text:p>10/25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Made to Order*</text:p>
          </table:table-cell>
          <table:table-cell office:value-type="string">
            <text:p>The Blue Door Pub</text:p>
          </table:table-cell>
          <table:table-cell office:value-type="string">
            <text:p>St. Paul, Minnesota</text:p>
          </table:table-cell>
          <table:table-cell office:value-type="date" office:date-value="2010-10-25">
            <text:p>10/25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Made to Order*</text:p>
          </table:table-cell>
          <table:table-cell office:value-type="string">
            <text:p>Bay Way Diner</text:p>
          </table:table-cell>
          <table:table-cell office:value-type="string">
            <text:p>Linden, New Jersey</text:p>
          </table:table-cell>
          <table:table-cell office:value-type="date" office:date-value="2010-10-25">
            <text:p>10/25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Fresh, Filled and Fried*</text:p>
          </table:table-cell>
          <table:table-cell office:value-type="string">
            <text:p>Chaps Coffee Co.</text:p>
          </table:table-cell>
          <table:table-cell office:value-type="string">
            <text:p>Spokane, Washington</text:p>
          </table:table-cell>
          <table:table-cell office:value-type="date" office:date-value="2010-11-01">
            <text:p>11/01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Fresh, Filled and Fried*</text:p>
          </table:table-cell>
          <table:table-cell office:value-type="string">
            <text:p>Good Dog Bar &amp; Restaurant</text:p>
          </table:table-cell>
          <table:table-cell office:value-type="string">
            <text:p>Philadelphia, Pennsylvania</text:p>
          </table:table-cell>
          <table:table-cell office:value-type="date" office:date-value="2010-11-01">
            <text:p>11/01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Fresh, Filled and Fried*</text:p>
          </table:table-cell>
          <table:table-cell office:value-type="string">
            <text:p>Porthole Restaurant</text:p>
          </table:table-cell>
          <table:table-cell office:value-type="string">
            <text:p>Portland, Maine</text:p>
          </table:table-cell>
          <table:table-cell office:value-type="date" office:date-value="2010-11-01">
            <text:p>11/01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Gone Global*</text:p>
          </table:table-cell>
          <table:table-cell office:value-type="string">
            <text:p>LaCaraquena</text:p>
          </table:table-cell>
          <table:table-cell office:value-type="string">
            <text:p>Falls Church, Virginia</text:p>
          </table:table-cell>
          <table:table-cell office:value-type="date" office:date-value="2010-11-08">
            <text:p>11/08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Gone Global*</text:p>
          </table:table-cell>
          <table:table-cell office:value-type="string">
            <text:p>Savarino’s Cucina</text:p>
          </table:table-cell>
          <table:table-cell office:value-type="string">
            <text:p>Nashville, Tennessee</text:p>
          </table:table-cell>
          <table:table-cell office:value-type="date" office:date-value="2010-11-08">
            <text:p>11/08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Gone Global*</text:p>
          </table:table-cell>
          <table:table-cell office:value-type="string">
            <text:p>Brats Brothers</text:p>
          </table:table-cell>
          <table:table-cell office:value-type="string">
            <text:p>Sherman Oaks, California</text:p>
          </table:table-cell>
          <table:table-cell office:value-type="date" office:date-value="2010-11-08">
            <text:p>11/08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A Triple D Thanksgiving*</text:p>
          </table:table-cell>
          <table:table-cell office:value-type="string">
            <text:p>George’s Place</text:p>
          </table:table-cell>
          <table:table-cell office:value-type="string">
            <text:p>Cape May, New Jersey</text:p>
          </table:table-cell>
          <table:table-cell office:value-type="date" office:date-value="2010-11-15">
            <text:p>11/15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A Triple D Thanksgiving*</text:p>
          </table:table-cell>
          <table:table-cell office:value-type="string">
            <text:p>Becky’s Diner</text:p>
          </table:table-cell>
          <table:table-cell office:value-type="string">
            <text:p>Portland, Maine</text:p>
          </table:table-cell>
          <table:table-cell office:value-type="date" office:date-value="2010-11-15">
            <text:p>11/15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A Triple D Thanksgiving*</text:p>
          </table:table-cell>
          <table:table-cell office:value-type="string">
            <text:p>Sammy’s Food Service &amp; Deli</text:p>
          </table:table-cell>
          <table:table-cell office:value-type="string">
            <text:p>New Orleans, Louisiana</text:p>
          </table:table-cell>
          <table:table-cell office:value-type="date" office:date-value="2010-11-15">
            <text:p>11/15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Sweet ‘n Savory*</text:p>
          </table:table-cell>
          <table:table-cell office:value-type="string">
            <text:p>Meal Ticket</text:p>
          </table:table-cell>
          <table:table-cell office:value-type="string">
            <text:p>Berkeley, California</text:p>
          </table:table-cell>
          <table:table-cell office:value-type="date" office:date-value="2010-11-26">
            <text:p>11/26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Sweet ‘n Savory*</text:p>
          </table:table-cell>
          <table:table-cell office:value-type="string">
            <text:p>Metro 29 Diner</text:p>
          </table:table-cell>
          <table:table-cell office:value-type="string">
            <text:p>Arlington, Virginia</text:p>
          </table:table-cell>
          <table:table-cell office:value-type="date" office:date-value="2010-11-26">
            <text:p>11/26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Sweet ‘n Savory*</text:p>
          </table:table-cell>
          <table:table-cell office:value-type="string">
            <text:p>Duluth Grill</text:p>
          </table:table-cell>
          <table:table-cell office:value-type="string">
            <text:p>Duluth, Minnesota</text:p>
          </table:table-cell>
          <table:table-cell office:value-type="date" office:date-value="2010-11-26">
            <text:p>11/26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Wings ‘n Things*</text:p>
          </table:table-cell>
          <table:table-cell office:value-type="string">
            <text:p>10th Avenue Burrito</text:p>
          </table:table-cell>
          <table:table-cell office:value-type="string">
            <text:p>Belmar, New Jersey</text:p>
          </table:table-cell>
          <table:table-cell office:value-type="date" office:date-value="2010-12-13">
            <text:p>12/13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Wings ‘n Things*</text:p>
          </table:table-cell>
          <table:table-cell office:value-type="string">
            <text:p>Capone’s Pub</text:p>
          </table:table-cell>
          <table:table-cell office:value-type="string">
            <text:p>Coeur d’Alene, Idaho</text:p>
          </table:table-cell>
          <table:table-cell office:value-type="date" office:date-value="2010-12-13">
            <text:p>12/13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Wings ‘n Things*</text:p>
          </table:table-cell>
          <table:table-cell office:value-type="string">
            <text:p>Jamaicaway</text:p>
          </table:table-cell>
          <table:table-cell office:value-type="string">
            <text:p>Nashville, Tennessee</text:p>
          </table:table-cell>
          <table:table-cell office:value-type="date" office:date-value="2010-12-13">
            <text:p>12/13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Sandwiches Plus*</text:p>
          </table:table-cell>
          <table:table-cell office:value-type="string">
            <text:p>Elk Public House</text:p>
          </table:table-cell>
          <table:table-cell office:value-type="string">
            <text:p>Spokane, Washington</text:p>
          </table:table-cell>
          <table:table-cell office:value-type="date" office:date-value="2010-12-18">
            <text:p>12/18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Sandwiches Plus*</text:p>
          </table:table-cell>
          <table:table-cell office:value-type="string">
            <text:p>Colossal Café</text:p>
          </table:table-cell>
          <table:table-cell office:value-type="string">
            <text:p>Minneapolis, Minnesota</text:p>
          </table:table-cell>
          <table:table-cell office:value-type="date" office:date-value="2010-12-18">
            <text:p>12/18/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*Sandwiches Plus*</text:p>
          </table:table-cell>
          <table:table-cell office:value-type="string">
            <text:p>Maui’s Dog House</text:p>
          </table:table-cell>
          <table:table-cell office:value-type="string">
            <text:p>Wildwood, New Jersey</text:p>
          </table:table-cell>
          <table:table-cell office:value-type="date" office:date-value="2010-12-18">
            <text:p>12/18/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From Pork to Tofu*</text:p>
          </table:table-cell>
          <table:table-cell office:value-type="string">
            <text:p>Tortilla Café</text:p>
          </table:table-cell>
          <table:table-cell office:value-type="string">
            <text:p>Washington D.C.</text:p>
          </table:table-cell>
          <table:table-cell office:value-type="date" office:date-value="2011-01-03">
            <text:p>01/03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From Pork to Tofu*</text:p>
          </table:table-cell>
          <table:table-cell office:value-type="string">
            <text:p>Memphis Taproom</text:p>
          </table:table-cell>
          <table:table-cell office:value-type="string">
            <text:p>Philadelphia, Pennsylvania</text:p>
          </table:table-cell>
          <table:table-cell office:value-type="date" office:date-value="2011-01-03">
            <text:p>01/03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From Pork to Tofu*</text:p>
          </table:table-cell>
          <table:table-cell office:value-type="string">
            <text:p>The Golden Bear</text:p>
          </table:table-cell>
          <table:table-cell office:value-type="string">
            <text:p>Sacramento, California</text:p>
          </table:table-cell>
          <table:table-cell office:value-type="date" office:date-value="2011-01-03">
            <text:p>01/03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Po’ Boys, Pasta &amp; Pork*</text:p>
          </table:table-cell>
          <table:table-cell office:value-type="string">
            <text:p>Mahoney’s Po-Boy Shop</text:p>
          </table:table-cell>
          <table:table-cell office:value-type="string">
            <text:p>New Orleans, Louisiana</text:p>
          </table:table-cell>
          <table:table-cell office:value-type="date" office:date-value="2011-01-10">
            <text:p>01/10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Po’ Boys, Pasta &amp; Pork*</text:p>
          </table:table-cell>
          <table:table-cell office:value-type="string">
            <text:p>Hill’s Restaurant &amp; Lounge</text:p>
          </table:table-cell>
          <table:table-cell office:value-type="string">
            <text:p>Spokane, Washington</text:p>
          </table:table-cell>
          <table:table-cell office:value-type="date" office:date-value="2011-01-10">
            <text:p>01/10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Po’ Boys, Pasta &amp; Pork*</text:p>
          </table:table-cell>
          <table:table-cell office:value-type="string">
            <text:p>Q Fanatic BBQ</text:p>
          </table:table-cell>
          <table:table-cell office:value-type="string">
            <text:p>Champlin, Minnesota</text:p>
          </table:table-cell>
          <table:table-cell office:value-type="date" office:date-value="2011-01-10">
            <text:p>01/10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Funky Finds*</text:p>
          </table:table-cell>
          <table:table-cell office:value-type="string">
            <text:p>Sage General Store</text:p>
          </table:table-cell>
          <table:table-cell office:value-type="string">
            <text:p>Queens, New York</text:p>
          </table:table-cell>
          <table:table-cell office:value-type="date" office:date-value="2011-01-17">
            <text:p>01/17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Funky Finds*</text:p>
          </table:table-cell>
          <table:table-cell office:value-type="string">
            <text:p>Quahog’s Seafood Shack</text:p>
          </table:table-cell>
          <table:table-cell office:value-type="string">
            <text:p>Stone Harbor, New Jersey</text:p>
          </table:table-cell>
          <table:table-cell office:value-type="date" office:date-value="2011-01-17">
            <text:p>01/17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Funky Finds*</text:p>
          </table:table-cell>
          <table:table-cell office:value-type="string">
            <text:p>W.O.W. - Worth Our Weight</text:p>
          </table:table-cell>
          <table:table-cell office:value-type="string">
            <text:p>Santa Rosa, California</text:p>
          </table:table-cell>
          <table:table-cell office:value-type="date" office:date-value="2011-01-17">
            <text:p>01/17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Quirky Classics*</text:p>
          </table:table-cell>
          <table:table-cell office:value-type="string">
            <text:p>Louie &amp; The Red Head Lady</text:p>
          </table:table-cell>
          <table:table-cell office:value-type="string">
            <text:p>Mandeville, Louisiana</text:p>
          </table:table-cell>
          <table:table-cell office:value-type="date" office:date-value="2011-01-24">
            <text:p>01/24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Quirky Classics*</text:p>
          </table:table-cell>
          <table:table-cell office:value-type="string">
            <text:p>Honey’s Sit-N-Eat</text:p>
          </table:table-cell>
          <table:table-cell office:value-type="string">
            <text:p>Philadelphia, Pennsylvania</text:p>
          </table:table-cell>
          <table:table-cell office:value-type="date" office:date-value="2011-01-24">
            <text:p>01/24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Quirky Classics*</text:p>
          </table:table-cell>
          <table:table-cell office:value-type="string">
            <text:p>Picabu Neighborhood Bistro</text:p>
          </table:table-cell>
          <table:table-cell office:value-type="string">
            <text:p>Spokane, Washington</text:p>
          </table:table-cell>
          <table:table-cell office:value-type="date" office:date-value="2011-01-24">
            <text:p>01/24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A Little Twisted*</text:p>
          </table:table-cell>
          <table:table-cell office:value-type="string">
            <text:p>The Pit Stop</text:p>
          </table:table-cell>
          <table:table-cell office:value-type="string">
            <text:p>Merrick, New York</text:p>
          </table:table-cell>
          <table:table-cell office:value-type="date" office:date-value="2011-01-31">
            <text:p>01/31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A Little Twisted*</text:p>
          </table:table-cell>
          <table:table-cell office:value-type="string">
            <text:p>Gatsby’s Diner</text:p>
          </table:table-cell>
          <table:table-cell office:value-type="string">
            <text:p>Sacramento, California</text:p>
          </table:table-cell>
          <table:table-cell office:value-type="date" office:date-value="2011-01-31">
            <text:p>01/31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A Little Twisted*</text:p>
          </table:table-cell>
          <table:table-cell office:value-type="string">
            <text:p>Anchor Bar</text:p>
          </table:table-cell>
          <table:table-cell office:value-type="string">
            <text:p>Superior, Wisconsin</text:p>
          </table:table-cell>
          <table:table-cell office:value-type="date" office:date-value="2011-01-31">
            <text:p>01/31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Signature Sandwiches*</text:p>
          </table:table-cell>
          <table:table-cell office:value-type="string">
            <text:p>La Pines Café</text:p>
          </table:table-cell>
          <table:table-cell office:value-type="string">
            <text:p>Slidell, Louisiana</text:p>
          </table:table-cell>
          <table:table-cell office:value-type="date" office:date-value="2011-02-07">
            <text:p>02/07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Signature Sandwiches*</text:p>
          </table:table-cell>
          <table:table-cell office:value-type="string">
            <text:p>Steuben’s Food Service</text:p>
          </table:table-cell>
          <table:table-cell office:value-type="string">
            <text:p>Denver, Colorado</text:p>
          </table:table-cell>
          <table:table-cell office:value-type="date" office:date-value="2011-02-07">
            <text:p>02/07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Signature Sandwiches*</text:p>
          </table:table-cell>
          <table:table-cell office:value-type="string">
            <text:p>3 Sisters Café</text:p>
          </table:table-cell>
          <table:table-cell office:value-type="string">
            <text:p>Indianapolis, Indiana</text:p>
          </table:table-cell>
          <table:table-cell office:value-type="date" office:date-value="2011-02-07">
            <text:p>02/07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Favorites With A Twist*</text:p>
          </table:table-cell>
          <table:table-cell office:value-type="string">
            <text:p>Jimmy’s Down the Street</text:p>
          </table:table-cell>
          <table:table-cell office:value-type="string">
            <text:p>Coeur d’Alene, Idaho</text:p>
          </table:table-cell>
          <table:table-cell office:value-type="date" office:date-value="2011-02-28">
            <text:p>02/28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Favorites With A Twist*</text:p>
          </table:table-cell>
          <table:table-cell office:value-type="string">
            <text:p>Aunt Mary’s Café</text:p>
          </table:table-cell>
          <table:table-cell office:value-type="string">
            <text:p>Oakland, California</text:p>
          </table:table-cell>
          <table:table-cell office:value-type="date" office:date-value="2011-02-28">
            <text:p>02/28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Favorites With A Twist*</text:p>
          </table:table-cell>
          <table:table-cell office:value-type="string">
            <text:p>Corey’s Catsup &amp; Mustard</text:p>
          </table:table-cell>
          <table:table-cell office:value-type="string">
            <text:p>Manchester, Connecticut</text:p>
          </table:table-cell>
          <table:table-cell office:value-type="date" office:date-value="2011-02-28">
            <text:p>02/28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Soup &amp; Sandwiches*</text:p>
          </table:table-cell>
          <table:table-cell office:value-type="string">
            <text:p>Pineville Tavern</text:p>
          </table:table-cell>
          <table:table-cell office:value-type="string">
            <text:p>Pineville, Pennsylvania</text:p>
          </table:table-cell>
          <table:table-cell office:value-type="date" office:date-value="2011-03-07">
            <text:p>03/07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Soup &amp; Sandwiches*</text:p>
          </table:table-cell>
          <table:table-cell office:value-type="string">
            <text:p>Indy’s Historic Steer-In Restaurant</text:p>
          </table:table-cell>
          <table:table-cell office:value-type="string">
            <text:p>Indianapolis, Indiana</text:p>
          </table:table-cell>
          <table:table-cell office:value-type="date" office:date-value="2011-03-07">
            <text:p>03/07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Soup &amp; Sandwiches*</text:p>
          </table:table-cell>
          <table:table-cell office:value-type="string">
            <text:p>Dad’s Kitchen</text:p>
          </table:table-cell>
          <table:table-cell office:value-type="string">
            <text:p>Sacramento, California</text:p>
          </table:table-cell>
          <table:table-cell office:value-type="date" office:date-value="2011-03-07">
            <text:p>03/07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From Crepes to Kreplach*</text:p>
          </table:table-cell>
          <table:table-cell office:value-type="string">
            <text:p>Ben’s Best Deli</text:p>
          </table:table-cell>
          <table:table-cell office:value-type="string">
            <text:p>Queens, New York</text:p>
          </table:table-cell>
          <table:table-cell office:value-type="date" office:date-value="2011-03-14">
            <text:p>03/14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From Crepes to Kreplach*</text:p>
          </table:table-cell>
          <table:table-cell office:value-type="string">
            <text:p>Foolish Craig’s Café</text:p>
          </table:table-cell>
          <table:table-cell office:value-type="string">
            <text:p>Boulder, Colorado</text:p>
          </table:table-cell>
          <table:table-cell office:value-type="date" office:date-value="2011-03-14">
            <text:p>03/14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From Crepes to Kreplach*</text:p>
          </table:table-cell>
          <table:table-cell office:value-type="string">
            <text:p>Waddell’s Pub &amp; Grille</text:p>
          </table:table-cell>
          <table:table-cell office:value-type="string">
            <text:p>Spokane, Washington</text:p>
          </table:table-cell>
          <table:table-cell office:value-type="date" office:date-value="2011-03-14">
            <text:p>03/14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Fully Loaded*</text:p>
          </table:table-cell>
          <table:table-cell office:value-type="string">
            <text:p>Katie’s Restaurant</text:p>
          </table:table-cell>
          <table:table-cell office:value-type="string">
            <text:p>New Orleans, Louisiana</text:p>
          </table:table-cell>
          <table:table-cell office:value-type="date" office:date-value="2011-03-21">
            <text:p>03/21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Fully Loaded*</text:p>
          </table:table-cell>
          <table:table-cell office:value-type="string">
            <text:p>Jersey Café</text:p>
          </table:table-cell>
          <table:table-cell office:value-type="string">
            <text:p>Carmel, Indiana</text:p>
          </table:table-cell>
          <table:table-cell office:value-type="date" office:date-value="2011-03-21">
            <text:p>03/21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Fully Loaded*</text:p>
          </table:table-cell>
          <table:table-cell office:value-type="string">
            <text:p>Merritt Canteen Inc.</text:p>
          </table:table-cell>
          <table:table-cell office:value-type="string">
            <text:p>Bridgeport, Connecticut</text:p>
          </table:table-cell>
          <table:table-cell office:value-type="date" office:date-value="2011-03-21">
            <text:p>03/21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From Mozz to Matzo Balls*</text:p>
          </table:table-cell>
          <table:table-cell office:value-type="string">
            <text:p>Sunflower Café</text:p>
          </table:table-cell>
          <table:table-cell office:value-type="string">
            <text:p>Sonoma, California</text:p>
          </table:table-cell>
          <table:table-cell office:value-type="date" office:date-value="2011-03-28">
            <text:p>03/28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From Mozz to Matzo Balls*</text:p>
          </table:table-cell>
          <table:table-cell office:value-type="string">
            <text:p>Hildebrandt’s</text:p>
          </table:table-cell>
          <table:table-cell office:value-type="string">
            <text:p>Williston Park, New York</text:p>
          </table:table-cell>
          <table:table-cell office:value-type="date" office:date-value="2011-03-28">
            <text:p>03/28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From Mozz to Matzo Balls*</text:p>
          </table:table-cell>
          <table:table-cell office:value-type="string">
            <text:p>The Bagel Delicatessen &amp; Restaurant</text:p>
          </table:table-cell>
          <table:table-cell office:value-type="string">
            <text:p>Denver, Colorado</text:p>
          </table:table-cell>
          <table:table-cell office:value-type="date" office:date-value="2011-03-28">
            <text:p>03/28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Signature Twists*</text:p>
          </table:table-cell>
          <table:table-cell office:value-type="string">
            <text:p>The Barking Dog</text:p>
          </table:table-cell>
          <table:table-cell office:value-type="string">
            <text:p>Indianapolis, Indiana</text:p>
          </table:table-cell>
          <table:table-cell office:value-type="date" office:date-value="2011-04-04">
            <text:p>04/04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Signature Twists*</text:p>
          </table:table-cell>
          <table:table-cell office:value-type="string">
            <text:p>Putah Creek Café</text:p>
          </table:table-cell>
          <table:table-cell office:value-type="string">
            <text:p>Winters, California</text:p>
          </table:table-cell>
          <table:table-cell office:value-type="date" office:date-value="2011-04-04">
            <text:p>04/04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Signature Twists*</text:p>
          </table:table-cell>
          <table:table-cell office:value-type="string">
            <text:p>The Old Coffee Pot Restaurant</text:p>
          </table:table-cell>
          <table:table-cell office:value-type="string">
            <text:p>New Orleans, Louisiana</text:p>
          </table:table-cell>
          <table:table-cell office:value-type="date" office:date-value="2011-04-04">
            <text:p>04/04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Porktastic*</text:p>
          </table:table-cell>
          <table:table-cell office:value-type="string">
            <text:p>Jimtown Store</text:p>
          </table:table-cell>
          <table:table-cell office:value-type="string">
            <text:p>Healdsburg, California</text:p>
          </table:table-cell>
          <table:table-cell office:value-type="date" office:date-value="2011-04-11">
            <text:p>04/11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Porktastic*</text:p>
          </table:table-cell>
          <table:table-cell office:value-type="string">
            <text:p>Dough Pizzeria Napoletana</text:p>
          </table:table-cell>
          <table:table-cell office:value-type="string">
            <text:p>San Antonio, Texas</text:p>
          </table:table-cell>
          <table:table-cell office:value-type="date" office:date-value="2011-04-11">
            <text:p>04/11/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*Porktastic*</text:p>
          </table:table-cell>
          <table:table-cell office:value-type="string">
            <text:p>Sam’s No. 3</text:p>
          </table:table-cell>
          <table:table-cell office:value-type="string">
            <text:p>Denver, Colorado</text:p>
          </table:table-cell>
          <table:table-cell office:value-type="date" office:date-value="2011-04-11">
            <text:p>04/11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Bar Food and Bon Bons*</text:p>
          </table:table-cell>
          <table:table-cell office:value-type="string">
            <text:p>The Sparrow Tavern</text:p>
          </table:table-cell>
          <table:table-cell office:value-type="string">
            <text:p>Queens, New York</text:p>
          </table:table-cell>
          <table:table-cell office:value-type="date" office:date-value="2011-05-09">
            <text:p>05/09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Bar Food and Bon Bons*</text:p>
          </table:table-cell>
          <table:table-cell office:value-type="string">
            <text:p>Catelli’s</text:p>
          </table:table-cell>
          <table:table-cell office:value-type="string">
            <text:p>Geyserville, California</text:p>
          </table:table-cell>
          <table:table-cell office:value-type="date" office:date-value="2011-05-09">
            <text:p>05/09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Bar Food and Bon Bons*</text:p>
          </table:table-cell>
          <table:table-cell office:value-type="string">
            <text:p>Zest</text:p>
          </table:table-cell>
          <table:table-cell office:value-type="string">
            <text:p>Indianapolis, Indiana</text:p>
          </table:table-cell>
          <table:table-cell office:value-type="date" office:date-value="2011-05-09">
            <text:p>05/09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From Kraut to Couscous*</text:p>
          </table:table-cell>
          <table:table-cell office:value-type="string">
            <text:p>Lauer-Krauts</text:p>
          </table:table-cell>
          <table:table-cell office:value-type="string">
            <text:p>Brighton, Colorado</text:p>
          </table:table-cell>
          <table:table-cell office:value-type="date" office:date-value="2011-05-16">
            <text:p>05/16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From Kraut to Couscous*</text:p>
          </table:table-cell>
          <table:table-cell office:value-type="string">
            <text:p>Moroccan Bites</text:p>
          </table:table-cell>
          <table:table-cell office:value-type="string">
            <text:p>San Antonio, Texas</text:p>
          </table:table-cell>
          <table:table-cell office:value-type="date" office:date-value="2011-05-16">
            <text:p>05/16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From Kraut to Couscous*</text:p>
          </table:table-cell>
          <table:table-cell office:value-type="string">
            <text:p>California Tacos To Go</text:p>
          </table:table-cell>
          <table:table-cell office:value-type="string">
            <text:p>Tampa, Florida</text:p>
          </table:table-cell>
          <table:table-cell office:value-type="date" office:date-value="2011-05-16">
            <text:p>05/16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You Can Only Get It Here*</text:p>
          </table:table-cell>
          <table:table-cell office:value-type="string">
            <text:p>HRD Coffee Shop</text:p>
          </table:table-cell>
          <table:table-cell office:value-type="string">
            <text:p>San Francisco, California</text:p>
          </table:table-cell>
          <table:table-cell office:value-type="date" office:date-value="2011-05-23">
            <text:p>05/23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You Can Only Get It Here*</text:p>
          </table:table-cell>
          <table:table-cell office:value-type="string">
            <text:p>The Tamale Place</text:p>
          </table:table-cell>
          <table:table-cell office:value-type="string">
            <text:p>Indianapolis, Indiana</text:p>
          </table:table-cell>
          <table:table-cell office:value-type="date" office:date-value="2011-05-23">
            <text:p>05/23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You Can Only Get It Here*</text:p>
          </table:table-cell>
          <table:table-cell office:value-type="string">
            <text:p>Garifuna Flava</text:p>
          </table:table-cell>
          <table:table-cell office:value-type="string">
            <text:p>Chicago, Illinois</text:p>
          </table:table-cell>
          <table:table-cell office:value-type="date" office:date-value="2011-05-23">
            <text:p>05/23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Grillin’ and Smokin’*</text:p>
          </table:table-cell>
          <table:table-cell office:value-type="string">
            <text:p>Bun ‘N Barrel</text:p>
          </table:table-cell>
          <table:table-cell office:value-type="string">
            <text:p>San Antonio, Texas</text:p>
          </table:table-cell>
          <table:table-cell office:value-type="date" office:date-value="2011-09-12">
            <text:p>09/12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Grillin’ and Smokin’*</text:p>
          </table:table-cell>
          <table:table-cell office:value-type="string">
            <text:p>Tocabe American Indian Eatery</text:p>
          </table:table-cell>
          <table:table-cell office:value-type="string">
            <text:p>Denver, Colorado</text:p>
          </table:table-cell>
          <table:table-cell office:value-type="date" office:date-value="2011-09-12">
            <text:p>09/12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Grillin’ and Smokin’*</text:p>
          </table:table-cell>
          <table:table-cell office:value-type="string">
            <text:p>Munch’s Restaurant &amp; Sundries</text:p>
          </table:table-cell>
          <table:table-cell office:value-type="string">
            <text:p>St. Petersburg, Florida</text:p>
          </table:table-cell>
          <table:table-cell office:value-type="date" office:date-value="2011-09-12">
            <text:p>09/12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Southern Flavor*</text:p>
          </table:table-cell>
          <table:table-cell office:value-type="string">
            <text:p>Broken Record</text:p>
          </table:table-cell>
          <table:table-cell office:value-type="string">
            <text:p>San Francisco, California</text:p>
          </table:table-cell>
          <table:table-cell office:value-type="date" office:date-value="2011-09-19">
            <text:p>09/19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Southern Flavor*</text:p>
          </table:table-cell>
          <table:table-cell office:value-type="string">
            <text:p>Bang!</text:p>
          </table:table-cell>
          <table:table-cell office:value-type="string">
            <text:p>Denver, Colorado</text:p>
          </table:table-cell>
          <table:table-cell office:value-type="date" office:date-value="2011-09-19">
            <text:p>09/19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Southern Flavor*</text:p>
          </table:table-cell>
          <table:table-cell office:value-type="string">
            <text:p>Jose’s Real Cuban Food</text:p>
          </table:table-cell>
          <table:table-cell office:value-type="string">
            <text:p>Bradenton, Florida</text:p>
          </table:table-cell>
          <table:table-cell office:value-type="date" office:date-value="2011-09-19">
            <text:p>09/19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Gettin’ Fresh*</text:p>
          </table:table-cell>
          <table:table-cell office:value-type="string">
            <text:p>The Sink</text:p>
          </table:table-cell>
          <table:table-cell office:value-type="string">
            <text:p>Boulder, Colorado</text:p>
          </table:table-cell>
          <table:table-cell office:value-type="date" office:date-value="2011-09-26">
            <text:p>09/26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Gettin’ Fresh*</text:p>
          </table:table-cell>
          <table:table-cell office:value-type="string">
            <text:p>Nana Organic</text:p>
          </table:table-cell>
          <table:table-cell office:value-type="string">
            <text:p>Chicago, Illinois</text:p>
          </table:table-cell>
          <table:table-cell office:value-type="date" office:date-value="2011-09-26">
            <text:p>09/26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Gettin’ Fresh*</text:p>
          </table:table-cell>
          <table:table-cell office:value-type="string">
            <text:p>Get Fresh Café</text:p>
          </table:table-cell>
          <table:table-cell office:value-type="string">
            <text:p>Norfolk, Virginia</text:p>
          </table:table-cell>
          <table:table-cell office:value-type="date" office:date-value="2011-09-26">
            <text:p>09/26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Homemade &amp; Homebrewed*</text:p>
          </table:table-cell>
          <table:table-cell office:value-type="string">
            <text:p>Tampa Bay Brewing Co.</text:p>
          </table:table-cell>
          <table:table-cell office:value-type="string">
            <text:p>Tampa, Florida</text:p>
          </table:table-cell>
          <table:table-cell office:value-type="date" office:date-value="2011-10-03">
            <text:p>10/03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Homemade &amp; Homebrewed*</text:p>
          </table:table-cell>
          <table:table-cell office:value-type="string">
            <text:p>Zydeco’s</text:p>
          </table:table-cell>
          <table:table-cell office:value-type="string">
            <text:p>Mooresville, Indiana</text:p>
          </table:table-cell>
          <table:table-cell office:value-type="date" office:date-value="2011-10-03">
            <text:p>10/03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Homemade &amp; Homebrewed*</text:p>
          </table:table-cell>
          <table:table-cell office:value-type="string">
            <text:p>Chilam Balam</text:p>
          </table:table-cell>
          <table:table-cell office:value-type="string">
            <text:p>Chicago, Illinois</text:p>
          </table:table-cell>
          <table:table-cell office:value-type="date" office:date-value="2011-10-03">
            <text:p>10/03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Latin Street Food*</text:p>
          </table:table-cell>
          <table:table-cell office:value-type="string">
            <text:p>Irazu</text:p>
          </table:table-cell>
          <table:table-cell office:value-type="string">
            <text:p>Chicago, Illinois</text:p>
          </table:table-cell>
          <table:table-cell office:value-type="date" office:date-value="2011-10-10">
            <text:p>10/10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Latin Street Food*</text:p>
          </table:table-cell>
          <table:table-cell office:value-type="string">
            <text:p>Beto’s Comida Latina</text:p>
          </table:table-cell>
          <table:table-cell office:value-type="string">
            <text:p>San Antonio, Texas</text:p>
          </table:table-cell>
          <table:table-cell office:value-type="date" office:date-value="2011-10-10">
            <text:p>10/10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Latin Street Food*</text:p>
          </table:table-cell>
          <table:table-cell office:value-type="string">
            <text:p>Tortilleria Nixtamal</text:p>
          </table:table-cell>
          <table:table-cell office:value-type="string">
            <text:p>Queens, New York</text:p>
          </table:table-cell>
          <table:table-cell office:value-type="date" office:date-value="2011-10-10">
            <text:p>10/10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Slammin' Sammies*</text:p>
          </table:table-cell>
          <table:table-cell office:value-type="string">
            <text:p>Taco Taco Mexican Restaurant</text:p>
          </table:table-cell>
          <table:table-cell office:value-type="string">
            <text:p>San Antonio, Texas</text:p>
          </table:table-cell>
          <table:table-cell office:value-type="date" office:date-value="2011-10-17">
            <text:p>10/17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Slammin' Sammies*</text:p>
          </table:table-cell>
          <table:table-cell office:value-type="string">
            <text:p>Whitner's Barbeque</text:p>
          </table:table-cell>
          <table:table-cell office:value-type="string">
            <text:p>Virginia Beach, Virginia</text:p>
          </table:table-cell>
          <table:table-cell office:value-type="date" office:date-value="2011-10-17">
            <text:p>10/17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Slammin' Sammies*</text:p>
          </table:table-cell>
          <table:table-cell office:value-type="string">
            <text:p>DMK Burger Bar</text:p>
          </table:table-cell>
          <table:table-cell office:value-type="string">
            <text:p>Chicago, Illinois</text:p>
          </table:table-cell>
          <table:table-cell office:value-type="date" office:date-value="2011-10-17">
            <text:p>10/17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Global Comfort*</text:p>
          </table:table-cell>
          <table:table-cell office:value-type="string">
            <text:p>Rigoletto Italian Bakery &amp; Café</text:p>
          </table:table-cell>
          <table:table-cell office:value-type="string">
            <text:p>Virginia Beach, Virginia</text:p>
          </table:table-cell>
          <table:table-cell office:value-type="date" office:date-value="2011-10-24">
            <text:p>10/24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Global Comfort*</text:p>
          </table:table-cell>
          <table:table-cell office:value-type="string">
            <text:p>Chuck’s Southern Comforts Café</text:p>
          </table:table-cell>
          <table:table-cell office:value-type="string">
            <text:p>Burbank, Illinois</text:p>
          </table:table-cell>
          <table:table-cell office:value-type="date" office:date-value="2011-10-24">
            <text:p>10/24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Global Comfort*</text:p>
          </table:table-cell>
          <table:table-cell office:value-type="string">
            <text:p>El Bohio</text:p>
          </table:table-cell>
          <table:table-cell office:value-type="string">
            <text:p>San Antonio, Texas</text:p>
          </table:table-cell>
          <table:table-cell office:value-type="date" office:date-value="2011-10-24">
            <text:p>10/24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Breakfast, Lunch &amp; Dinner*</text:p>
          </table:table-cell>
          <table:table-cell office:value-type="string">
            <text:p>Magnolia Pancake Haus</text:p>
          </table:table-cell>
          <table:table-cell office:value-type="string">
            <text:p>San Antonio, Texas</text:p>
          </table:table-cell>
          <table:table-cell office:value-type="date" office:date-value="2011-10-31">
            <text:p>10/31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Breakfast, Lunch &amp; Dinner*</text:p>
          </table:table-cell>
          <table:table-cell office:value-type="string">
            <text:p>Taco Bus</text:p>
          </table:table-cell>
          <table:table-cell office:value-type="string">
            <text:p>Tampa, Florida</text:p>
          </table:table-cell>
          <table:table-cell office:value-type="date" office:date-value="2011-10-31">
            <text:p>10/31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Breakfast, Lunch &amp; Dinner*</text:p>
          </table:table-cell>
          <table:table-cell office:value-type="string">
            <text:p>Beach Pub</text:p>
          </table:table-cell>
          <table:table-cell office:value-type="string">
            <text:p>Virginia Beach, Virginia</text:p>
          </table:table-cell>
          <table:table-cell office:value-type="date" office:date-value="2011-10-31">
            <text:p>10/31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Pizza, Pancakes &amp; Pork*</text:p>
          </table:table-cell>
          <table:table-cell office:value-type="string">
            <text:p>Supino Pizzeria</text:p>
          </table:table-cell>
          <table:table-cell office:value-type="string">
            <text:p>Detroit, Michigan</text:p>
          </table:table-cell>
          <table:table-cell office:value-type="date" office:date-value="2011-11-07">
            <text:p>11/07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Pizza, Pancakes &amp; Pork*</text:p>
          </table:table-cell>
          <table:table-cell office:value-type="string">
            <text:p>Big &amp; Littles</text:p>
          </table:table-cell>
          <table:table-cell office:value-type="string">
            <text:p>Chicago, Illinois</text:p>
          </table:table-cell>
          <table:table-cell office:value-type="date" office:date-value="2011-11-07">
            <text:p>11/07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Pizza, Pancakes &amp; Pork*</text:p>
          </table:table-cell>
          <table:table-cell office:value-type="string">
            <text:p>Citrus Breakfast &amp; Lunch</text:p>
          </table:table-cell>
          <table:table-cell office:value-type="string">
            <text:p>Virginia Beach, Virginia</text:p>
          </table:table-cell>
          <table:table-cell office:value-type="date" office:date-value="2011-11-07">
            <text:p>11/07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Old to New*</text:p>
          </table:table-cell>
          <table:table-cell office:value-type="string">
            <text:p>Polish Village Café</text:p>
          </table:table-cell>
          <table:table-cell office:value-type="string">
            <text:p>Hamtramck, Michigan</text:p>
          </table:table-cell>
          <table:table-cell office:value-type="date" office:date-value="2011-11-21">
            <text:p>11/21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Old to New*</text:p>
          </table:table-cell>
          <table:table-cell office:value-type="string">
            <text:p>Leaping Lizards Café</text:p>
          </table:table-cell>
          <table:table-cell office:value-type="string">
            <text:p>Virginia Beach, Virginia</text:p>
          </table:table-cell>
          <table:table-cell office:value-type="date" office:date-value="2011-11-21">
            <text:p>11/21/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*Old to New*</text:p>
          </table:table-cell>
          <table:table-cell office:value-type="string">
            <text:p>Jethros Fine Grub</text:p>
          </table:table-cell>
          <table:table-cell office:value-type="string">
            <text:p>Vancouver, British Columbia</text:p>
          </table:table-cell>
          <table:table-cell office:value-type="date" office:date-value="2011-11-21">
            <text:p>11/21/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Seafood &amp; Sammies*</text:p>
          </table:table-cell>
          <table:table-cell office:value-type="string">
            <text:p>Fresh Local Wild</text:p>
          </table:table-cell>
          <table:table-cell office:value-type="string">
            <text:p>Vancouver, British Columbia</text:p>
          </table:table-cell>
          <table:table-cell office:value-type="date" office:date-value="2011-11-28">
            <text:p>11/28/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Seafood &amp; Sammies*</text:p>
          </table:table-cell>
          <table:table-cell office:value-type="string">
            <text:p>Traffic Jam &amp; Snug</text:p>
          </table:table-cell>
          <table:table-cell office:value-type="string">
            <text:p>Detroit, Michigan</text:p>
          </table:table-cell>
          <table:table-cell office:value-type="date" office:date-value="2011-11-28">
            <text:p>11/28/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Seafood &amp; Sammies*</text:p>
          </table:table-cell>
          <table:table-cell office:value-type="string">
            <text:p>Panozzo's Italian Market</text:p>
          </table:table-cell>
          <table:table-cell office:value-type="string">
            <text:p>Chicago, Illinois</text:p>
          </table:table-cell>
          <table:table-cell office:value-type="date" office:date-value="2011-11-28">
            <text:p>11/28/1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*Coast to Coast Classics*</text:p>
          </table:table-cell>
          <table:table-cell office:value-type="string">
            <text:p>Tomahawk Restaurant</text:p>
          </table:table-cell>
          <table:table-cell office:value-type="string">
            <text:p>North Vancouver, British Columbia</text:p>
          </table:table-cell>
          <table:table-cell office:value-type="date" office:date-value="2011-12-05">
            <text:p>12/05/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Coast to Coast Classics*</text:p>
          </table:table-cell>
          <table:table-cell office:value-type="string">
            <text:p>Danny's All American Diner</text:p>
          </table:table-cell>
          <table:table-cell office:value-type="string">
            <text:p>Tampa, Florida</text:p>
          </table:table-cell>
          <table:table-cell office:value-type="date" office:date-value="2011-12-05">
            <text:p>12/05/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Kid Rock's Detroit Tour*</text:p>
          </table:table-cell>
          <table:table-cell office:value-type="string">
            <text:p>Clarkston Union Bar &amp; Kitchen</text:p>
          </table:table-cell>
          <table:table-cell office:value-type="string">
            <text:p>Clarkston, Michigan</text:p>
          </table:table-cell>
          <table:table-cell office:value-type="date" office:date-value="2011-12-12">
            <text:p>12/12/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Kid Rock's Detroit Tour*</text:p>
          </table:table-cell>
          <table:table-cell office:value-type="string">
            <text:p>Union Woodshop</text:p>
          </table:table-cell>
          <table:table-cell office:value-type="string">
            <text:p>Clarkston, Michigan</text:p>
          </table:table-cell>
          <table:table-cell office:value-type="date" office:date-value="2011-12-12">
            <text:p>12/12/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Kid Rock's Detroit Tour*</text:p>
          </table:table-cell>
          <table:table-cell office:value-type="string">
            <text:p>Michigan Brewing Co.</text:p>
          </table:table-cell>
          <table:table-cell office:value-type="string">
            <text:p>Webberville, Michigan</text:p>
          </table:table-cell>
          <table:table-cell office:value-type="date" office:date-value="2011-12-12">
            <text:p>12/12/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Southern Staples*</text:p>
          </table:table-cell>
          <table:table-cell office:value-type="string">
            <text:p>Red Wagon Café</text:p>
          </table:table-cell>
          <table:table-cell office:value-type="string">
            <text:p>Vancouver, British Columbia</text:p>
          </table:table-cell>
          <table:table-cell office:value-type="date" office:date-value="2011-12-19">
            <text:p>12/19/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Southern Staples*</text:p>
          </table:table-cell>
          <table:table-cell office:value-type="string">
            <text:p>Perfectly Franks</text:p>
          </table:table-cell>
          <table:table-cell office:value-type="string">
            <text:p>Summerville, South Carolina</text:p>
          </table:table-cell>
          <table:table-cell office:value-type="date" office:date-value="2011-12-19">
            <text:p>12/19/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Southern Staples*</text:p>
          </table:table-cell>
          <table:table-cell office:value-type="string">
            <text:p>Mama's Food Shop</text:p>
          </table:table-cell>
          <table:table-cell office:value-type="string">
            <text:p>Manhattan, New York</text:p>
          </table:table-cell>
          <table:table-cell office:value-type="date" office:date-value="2011-12-19">
            <text:p>12/19/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Scratch Made Classics*</text:p>
          </table:table-cell>
          <table:table-cell office:value-type="string">
            <text:p>Lito's Mexican Restaurant</text:p>
          </table:table-cell>
          <table:table-cell office:value-type="string">
            <text:p>Santa Barbara, California</text:p>
          </table:table-cell>
          <table:table-cell office:value-type="date" office:date-value="2011-12-26">
            <text:p>12/26/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Scratch Made Classics*</text:p>
          </table:table-cell>
          <table:table-cell office:value-type="string">
            <text:p>Save On Meats</text:p>
          </table:table-cell>
          <table:table-cell office:value-type="string">
            <text:p>Vancouver, British Columbia</text:p>
          </table:table-cell>
          <table:table-cell office:value-type="date" office:date-value="2011-12-26">
            <text:p>12/26/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Scratch Made Classics*</text:p>
          </table:table-cell>
          <table:table-cell office:value-type="string">
            <text:p>The Redhead</text:p>
          </table:table-cell>
          <table:table-cell office:value-type="string">
            <text:p>Manhattan, New York</text:p>
          </table:table-cell>
          <table:table-cell office:value-type="date" office:date-value="2011-12-26">
            <text:p>12/26/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Meat Madness*</text:p>
          </table:table-cell>
          <table:table-cell office:value-type="string">
            <text:p>Rincon Criollo</text:p>
          </table:table-cell>
          <table:table-cell office:value-type="string">
            <text:p>Queens, New York</text:p>
          </table:table-cell>
          <table:table-cell office:value-type="date" office:date-value="2012-01-16">
            <text:p>01/16/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Meat Madness*</text:p>
          </table:table-cell>
          <table:table-cell office:value-type="string">
            <text:p>Tattooed Moose</text:p>
          </table:table-cell>
          <table:table-cell office:value-type="string">
            <text:p>Charleston, South Carolina</text:p>
          </table:table-cell>
          <table:table-cell office:value-type="date" office:date-value="2012-01-16">
            <text:p>01/16/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Meat Madness*</text:p>
          </table:table-cell>
          <table:table-cell office:value-type="string">
            <text:p>Falconetti's</text:p>
          </table:table-cell>
          <table:table-cell office:value-type="string">
            <text:p>Vancouver, British Columbia</text:p>
          </table:table-cell>
          <table:table-cell office:value-type="date" office:date-value="2012-01-16">
            <text:p>01/16/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Global Traditions*</text:p>
          </table:table-cell>
          <table:table-cell office:value-type="string">
            <text:p>John's of 12th Street</text:p>
          </table:table-cell>
          <table:table-cell office:value-type="string">
            <text:p>Manhattan, New York</text:p>
          </table:table-cell>
          <table:table-cell office:value-type="date" office:date-value="2012-01-23">
            <text:p>01/23/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Global Traditions*</text:p>
          </table:table-cell>
          <table:table-cell office:value-type="string">
            <text:p>Mac's Fish &amp; Chip Shop</text:p>
          </table:table-cell>
          <table:table-cell office:value-type="string">
            <text:p>Santa Barbara, California</text:p>
          </table:table-cell>
          <table:table-cell office:value-type="date" office:date-value="2012-01-23">
            <text:p>01/23/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Multitaskers*</text:p>
          </table:table-cell>
          <table:table-cell office:value-type="string">
            <text:p>The Early Bird Diner</text:p>
          </table:table-cell>
          <table:table-cell office:value-type="string">
            <text:p>Charleston, South Carolina</text:p>
          </table:table-cell>
          <table:table-cell office:value-type="date" office:date-value="2012-01-30">
            <text:p>01/30/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Multitaskers*</text:p>
          </table:table-cell>
          <table:table-cell office:value-type="string">
            <text:p>Boulevard Diner</text:p>
          </table:table-cell>
          <table:table-cell office:value-type="string">
            <text:p>Dundalk, Maryland</text:p>
          </table:table-cell>
          <table:table-cell office:value-type="date" office:date-value="2012-01-30">
            <text:p>01/30/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Multitaskers*</text:p>
          </table:table-cell>
          <table:table-cell office:value-type="string">
            <text:p>The Kitchen</text:p>
          </table:table-cell>
          <table:table-cell office:value-type="string">
            <text:p>Oxnard, California</text:p>
          </table:table-cell>
          <table:table-cell office:value-type="date" office:date-value="2012-01-30">
            <text:p>01/30/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Family Matters*</text:p>
          </table:table-cell>
          <table:table-cell office:value-type="string">
            <text:p>Sidecar</text:p>
          </table:table-cell>
          <table:table-cell office:value-type="string">
            <text:p>Brooklyn, New York</text:p>
          </table:table-cell>
          <table:table-cell office:value-type="date" office:date-value="2012-02-06">
            <text:p>02/06/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Family Matters*</text:p>
          </table:table-cell>
          <table:table-cell office:value-type="string">
            <text:p>Peaceful Restaurant</text:p>
          </table:table-cell>
          <table:table-cell office:value-type="string">
            <text:p>Vancouver, British Columbia</text:p>
          </table:table-cell>
          <table:table-cell office:value-type="date" office:date-value="2012-02-06">
            <text:p>02/06/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Family Matters*</text:p>
          </table:table-cell>
          <table:table-cell office:value-type="string">
            <text:p>Flip Flops Grill &amp; Chill</text:p>
          </table:table-cell>
          <table:table-cell office:value-type="string">
            <text:p>Virginia Beach, Virginia</text:p>
          </table:table-cell>
          <table:table-cell office:value-type="date" office:date-value="2012-02-06">
            <text:p>02/06/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Old Faves, New Craves*</text:p>
          </table:table-cell>
          <table:table-cell office:value-type="string">
            <text:p>Norton's Pastrami &amp; Deli</text:p>
          </table:table-cell>
          <table:table-cell office:value-type="string">
            <text:p>Santa Barbara, California</text:p>
          </table:table-cell>
          <table:table-cell office:value-type="date" office:date-value="2012-02-13">
            <text:p>02/13/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Old Faves, New Craves*</text:p>
          </table:table-cell>
          <table:table-cell office:value-type="string">
            <text:p>Meat &amp; Bread</text:p>
          </table:table-cell>
          <table:table-cell office:value-type="string">
            <text:p>Vancouver, British Columbia</text:p>
          </table:table-cell>
          <table:table-cell office:value-type="date" office:date-value="2012-02-13">
            <text:p>02/13/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Old Faves, New Craves*</text:p>
          </table:table-cell>
          <table:table-cell office:value-type="string">
            <text:p>Fuel Cantina</text:p>
          </table:table-cell>
          <table:table-cell office:value-type="string">
            <text:p>Charleston, South Carolina</text:p>
          </table:table-cell>
          <table:table-cell office:value-type="date" office:date-value="2012-02-13">
            <text:p>02/13/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Long Standing Legacies*</text:p>
          </table:table-cell>
          <table:table-cell office:value-type="string">
            <text:p>Defonte's Sandwich Shop</text:p>
          </table:table-cell>
          <table:table-cell office:value-type="string">
            <text:p>Brooklyn, New York</text:p>
          </table:table-cell>
          <table:table-cell office:value-type="date" office:date-value="2012-02-20">
            <text:p>02/20/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Long Standing Legacies*</text:p>
          </table:table-cell>
          <table:table-cell office:value-type="string">
            <text:p>The Glass Onion</text:p>
          </table:table-cell>
          <table:table-cell office:value-type="string">
            <text:p>Charleston, South Carolina</text:p>
          </table:table-cell>
          <table:table-cell office:value-type="date" office:date-value="2012-02-20">
            <text:p>02/20/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Long Standing Legacies*</text:p>
          </table:table-cell>
          <table:table-cell office:value-type="string">
            <text:p>Galway Bay Irish Pub</text:p>
          </table:table-cell>
          <table:table-cell office:value-type="string">
            <text:p>Annapolis, Maryland</text:p>
          </table:table-cell>
          <table:table-cell office:value-type="date" office:date-value="2012-02-20">
            <text:p>02/20/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Time Tested Treasures*</text:p>
          </table:table-cell>
          <table:table-cell office:value-type="string">
            <text:p>R&amp;R Taqueria</text:p>
          </table:table-cell>
          <table:table-cell office:value-type="string">
            <text:p>Elkridge, Maryland</text:p>
          </table:table-cell>
          <table:table-cell office:value-type="date" office:date-value="2012-02-27">
            <text:p>02/27/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Time Tested Treasures*</text:p>
          </table:table-cell>
          <table:table-cell office:value-type="string">
            <text:p>Nye's Polonaise Room</text:p>
          </table:table-cell>
          <table:table-cell office:value-type="string">
            <text:p>Minneapolis, Minnesota</text:p>
          </table:table-cell>
          <table:table-cell office:value-type="date" office:date-value="2012-02-27">
            <text:p>02/27/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Time Tested Treasures*</text:p>
          </table:table-cell>
          <table:table-cell office:value-type="string">
            <text:p>Moseberth's Fried Chicken</text:p>
          </table:table-cell>
          <table:table-cell office:value-type="string">
            <text:p>Portsmouth, Virginia</text:p>
          </table:table-cell>
          <table:table-cell office:value-type="date" office:date-value="2012-02-27">
            <text:p>02/27/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Outside the Box*</text:p>
          </table:table-cell>
          <table:table-cell office:value-type="string">
            <text:p>Joe Squared Pizza</text:p>
          </table:table-cell>
          <table:table-cell office:value-type="string">
            <text:p>Baltimore, Maryland</text:p>
          </table:table-cell>
          <table:table-cell office:value-type="date" office:date-value="2012-03-05">
            <text:p>03/05/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Outside the Box*</text:p>
          </table:table-cell>
          <table:table-cell office:value-type="string">
            <text:p>Pepe's and Mito's</text:p>
          </table:table-cell>
          <table:table-cell office:value-type="string">
            <text:p>Dallas, Texas</text:p>
          </table:table-cell>
          <table:table-cell office:value-type="date" office:date-value="2012-03-05">
            <text:p>03/05/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*Outside the Box*</text:p>
          </table:table-cell>
          <table:table-cell office:value-type="string">
            <text:p>Savoy Café &amp; Deli</text:p>
          </table:table-cell>
          <table:table-cell office:value-type="string">
            <text:p>Santa Barbara, California</text:p>
          </table:table-cell>
          <table:table-cell office:value-type="date" office:date-value="2012-03-05">
            <text:p>03/05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Triple D All Stars*</text:p>
          </table:table-cell>
          <table:table-cell office:value-type="string">
            <text:p>Pizzeria Lola</text:p>
          </table:table-cell>
          <table:table-cell office:value-type="string">
            <text:p>Minneapolis, Minnesota</text:p>
          </table:table-cell>
          <table:table-cell office:value-type="date" office:date-value="2012-04-02">
            <text:p>04/02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Triple D All Stars*</text:p>
          </table:table-cell>
          <table:table-cell office:value-type="string">
            <text:p>Monument Cafe</text:p>
          </table:table-cell>
          <table:table-cell office:value-type="string">
            <text:p>Georgetown, Texas</text:p>
          </table:table-cell>
          <table:table-cell office:value-type="date" office:date-value="2012-04-02">
            <text:p>04/02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Streamlined Sammies*</text:p>
          </table:table-cell>
          <table:table-cell office:value-type="string">
            <text:p>Luke's Inside Out</text:p>
          </table:table-cell>
          <table:table-cell office:value-type="string">
            <text:p>Austin, Texas</text:p>
          </table:table-cell>
          <table:table-cell office:value-type="date" office:date-value="2012-04-09">
            <text:p>04/09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Streamlined Sammies*</text:p>
          </table:table-cell>
          <table:table-cell office:value-type="string">
            <text:p>Smack Shack at The 1029 Bar</text:p>
          </table:table-cell>
          <table:table-cell office:value-type="string">
            <text:p>Minneapolis, Minnesota</text:p>
          </table:table-cell>
          <table:table-cell office:value-type="date" office:date-value="2012-04-09">
            <text:p>04/09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Streamlined Sammies*</text:p>
          </table:table-cell>
          <table:table-cell office:value-type="string">
            <text:p>Maple &amp; Motor</text:p>
          </table:table-cell>
          <table:table-cell office:value-type="string">
            <text:p>Dallas, Texas</text:p>
          </table:table-cell>
          <table:table-cell office:value-type="date" office:date-value="2012-04-09">
            <text:p>04/09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Crankin' Up the Classics*</text:p>
          </table:table-cell>
          <table:table-cell office:value-type="string">
            <text:p>Broders' Cucina Italiana</text:p>
          </table:table-cell>
          <table:table-cell office:value-type="string">
            <text:p>Minneapolis, Minnesota</text:p>
          </table:table-cell>
          <table:table-cell office:value-type="date" office:date-value="2012-04-16">
            <text:p>04/16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Crankin' Up the Classics*</text:p>
          </table:table-cell>
          <table:table-cell office:value-type="string">
            <text:p>Chop House Burgers</text:p>
          </table:table-cell>
          <table:table-cell office:value-type="string">
            <text:p>Arlington, Texas</text:p>
          </table:table-cell>
          <table:table-cell office:value-type="date" office:date-value="2012-04-16">
            <text:p>04/16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Passin' The Baton*</text:p>
          </table:table-cell>
          <table:table-cell office:value-type="string">
            <text:p>Pete's Breakfast House</text:p>
          </table:table-cell>
          <table:table-cell office:value-type="string">
            <text:p>Ventura, California</text:p>
          </table:table-cell>
          <table:table-cell office:value-type="date" office:date-value="2012-04-23">
            <text:p>04/23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Passin' The Baton*</text:p>
          </table:table-cell>
          <table:table-cell office:value-type="string">
            <text:p>Sip &amp; Bite Restaurant</text:p>
          </table:table-cell>
          <table:table-cell office:value-type="string">
            <text:p>Baltimore, Maryland</text:p>
          </table:table-cell>
          <table:table-cell office:value-type="date" office:date-value="2012-04-23">
            <text:p>04/23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Big Time Flavor*</text:p>
          </table:table-cell>
          <table:table-cell office:value-type="string">
            <text:p>Marla's Caribbean Cuisine</text:p>
          </table:table-cell>
          <table:table-cell office:value-type="string">
            <text:p>Minneapolis, Minnesota</text:p>
          </table:table-cell>
          <table:table-cell office:value-type="date" office:date-value="2012-04-30">
            <text:p>04/30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Big Time Flavor*</text:p>
          </table:table-cell>
          <table:table-cell office:value-type="string">
            <text:p>Cane Rosso</text:p>
          </table:table-cell>
          <table:table-cell office:value-type="string">
            <text:p>Dallas, Texas</text:p>
          </table:table-cell>
          <table:table-cell office:value-type="date" office:date-value="2012-04-30">
            <text:p>04/30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Big Time Flavor*</text:p>
          </table:table-cell>
          <table:table-cell office:value-type="string">
            <text:p>Counter Cafe</text:p>
          </table:table-cell>
          <table:table-cell office:value-type="string">
            <text:p>Austin, Texas</text:p>
          </table:table-cell>
          <table:table-cell office:value-type="date" office:date-value="2012-04-30">
            <text:p>04/30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Unexpected Eats*</text:p>
          </table:table-cell>
          <table:table-cell office:value-type="string">
            <text:p>Smalley's Caribbean Barbeque</text:p>
          </table:table-cell>
          <table:table-cell office:value-type="string">
            <text:p>Stillwater, Minnesota</text:p>
          </table:table-cell>
          <table:table-cell office:value-type="date" office:date-value="2012-05-07">
            <text:p>05/07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Unexpected Eats*</text:p>
          </table:table-cell>
          <table:table-cell office:value-type="string">
            <text:p>Johnny Garlic's</text:p>
          </table:table-cell>
          <table:table-cell office:value-type="string">
            <text:p>Santa Rosa, California</text:p>
          </table:table-cell>
          <table:table-cell office:value-type="date" office:date-value="2012-05-07">
            <text:p>05/07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Unexpected Eats*</text:p>
          </table:table-cell>
          <table:table-cell office:value-type="string">
            <text:p>Harvey's Hot Dogs II</text:p>
          </table:table-cell>
          <table:table-cell office:value-type="string">
            <text:p>Portsmouth, Virginia</text:p>
          </table:table-cell>
          <table:table-cell office:value-type="date" office:date-value="2012-05-07">
            <text:p>05/07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BBQ Road Show*</text:p>
          </table:table-cell>
          <table:table-cell office:value-type="string">
            <text:p>Pecan Lodge</text:p>
          </table:table-cell>
          <table:table-cell office:value-type="string">
            <text:p>Dallas, Texas</text:p>
          </table:table-cell>
          <table:table-cell office:value-type="date" office:date-value="2012-05-28">
            <text:p>05/28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BBQ Road Show*</text:p>
          </table:table-cell>
          <table:table-cell office:value-type="string">
            <text:p>John Mull's Meats and Road Kill Grill</text:p>
          </table:table-cell>
          <table:table-cell office:value-type="string">
            <text:p>Las Vegas, Nevada</text:p>
          </table:table-cell>
          <table:table-cell office:value-type="date" office:date-value="2012-05-28">
            <text:p>05/28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All Vegas, All the Time*</text:p>
          </table:table-cell>
          <table:table-cell office:value-type="string">
            <text:p>Naked City Pizza</text:p>
          </table:table-cell>
          <table:table-cell office:value-type="string">
            <text:p>Las Vegas, Nevada</text:p>
          </table:table-cell>
          <table:table-cell office:value-type="date" office:date-value="2012-06-04">
            <text:p>06/04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All Vegas, All the Time*</text:p>
          </table:table-cell>
          <table:table-cell office:value-type="string">
            <text:p>Forte European Tapas Bar &amp; Bistro</text:p>
          </table:table-cell>
          <table:table-cell office:value-type="string">
            <text:p>Las Vegas, Nevada</text:p>
          </table:table-cell>
          <table:table-cell office:value-type="date" office:date-value="2012-06-04">
            <text:p>06/04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All Vegas, All the Time*</text:p>
          </table:table-cell>
          <table:table-cell office:value-type="string">
            <text:p>UNLV</text:p>
          </table:table-cell>
          <table:table-cell office:value-type="string">
            <text:p>Las Vegas, Nevada</text:p>
          </table:table-cell>
          <table:table-cell office:value-type="date" office:date-value="2012-06-04">
            <text:p>06/04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Serious Sandwiches*</text:p>
          </table:table-cell>
          <table:table-cell office:value-type="string">
            <text:p>Lola's - A Louisiana Kitchen</text:p>
          </table:table-cell>
          <table:table-cell office:value-type="string">
            <text:p>Las Vegas, Nevada</text:p>
          </table:table-cell>
          <table:table-cell office:value-type="date" office:date-value="2012-06-11">
            <text:p>06/11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Serious Sandwiches*</text:p>
          </table:table-cell>
          <table:table-cell office:value-type="string">
            <text:p>Noble Pig Sandwiches</text:p>
          </table:table-cell>
          <table:table-cell office:value-type="string">
            <text:p>Austin, Texas</text:p>
          </table:table-cell>
          <table:table-cell office:value-type="date" office:date-value="2012-06-11">
            <text:p>06/11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Serious Sandwiches*</text:p>
          </table:table-cell>
          <table:table-cell office:value-type="string">
            <text:p>Casper &amp; Runyon's Nook</text:p>
          </table:table-cell>
          <table:table-cell office:value-type="string">
            <text:p>St. Paul, Minnesota</text:p>
          </table:table-cell>
          <table:table-cell office:value-type="date" office:date-value="2012-06-11">
            <text:p>06/11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International Eats*</text:p>
          </table:table-cell>
          <table:table-cell office:value-type="string">
            <text:p>Bachi Burger</text:p>
          </table:table-cell>
          <table:table-cell office:value-type="string">
            <text:p>Las Vegas, Nevada</text:p>
          </table:table-cell>
          <table:table-cell office:value-type="date" office:date-value="2012-06-18">
            <text:p>06/18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International Eats*</text:p>
          </table:table-cell>
          <table:table-cell office:value-type="string">
            <text:p>Afrah</text:p>
          </table:table-cell>
          <table:table-cell office:value-type="string">
            <text:p>Richardson, Texas</text:p>
          </table:table-cell>
          <table:table-cell office:value-type="date" office:date-value="2012-06-18">
            <text:p>06/18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International Eats*</text:p>
          </table:table-cell>
          <table:table-cell office:value-type="string">
            <text:p>Gazala's Place</text:p>
          </table:table-cell>
          <table:table-cell office:value-type="string">
            <text:p>Manhattan, New York</text:p>
          </table:table-cell>
          <table:table-cell office:value-type="date" office:date-value="2012-06-18">
            <text:p>06/18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Belly Up*</text:p>
          </table:table-cell>
          <table:table-cell office:value-type="string">
            <text:p>Hopleaf Bar</text:p>
          </table:table-cell>
          <table:table-cell office:value-type="string">
            <text:p>Chicago, Illinois</text:p>
          </table:table-cell>
          <table:table-cell office:value-type="date" office:date-value="2012-06-25">
            <text:p>06/25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Belly Up*</text:p>
          </table:table-cell>
          <table:table-cell office:value-type="string">
            <text:p>Foreign &amp; Domestic</text:p>
          </table:table-cell>
          <table:table-cell office:value-type="string">
            <text:p>Austin, Texas</text:p>
          </table:table-cell>
          <table:table-cell office:value-type="date" office:date-value="2012-06-25">
            <text:p>06/25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Dynamic Dishes*</text:p>
          </table:table-cell>
          <table:table-cell office:value-type="string">
            <text:p>Jawaiian Irie Jerk Restaurant</text:p>
          </table:table-cell>
          <table:table-cell office:value-type="string">
            <text:p>Honolulu, Hawaii</text:p>
          </table:table-cell>
          <table:table-cell office:value-type="date" office:date-value="2012-07-02">
            <text:p>07/02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Dynamic Dishes*</text:p>
          </table:table-cell>
          <table:table-cell office:value-type="string">
            <text:p>Taste of Europe</text:p>
          </table:table-cell>
          <table:table-cell office:value-type="string">
            <text:p>Arlington, Texas</text:p>
          </table:table-cell>
          <table:table-cell office:value-type="date" office:date-value="2012-07-02">
            <text:p>07/02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Dynamic Dishes*</text:p>
          </table:table-cell>
          <table:table-cell office:value-type="string">
            <text:p>Yayo Taco</text:p>
          </table:table-cell>
          <table:table-cell office:value-type="string">
            <text:p>Las Vegas, Nevada</text:p>
          </table:table-cell>
          <table:table-cell office:value-type="date" office:date-value="2012-07-02">
            <text:p>07/02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Coast to Coast Chow*</text:p>
          </table:table-cell>
          <table:table-cell office:value-type="string">
            <text:p>Camille's on Wheels</text:p>
          </table:table-cell>
          <table:table-cell office:value-type="string">
            <text:p>Kailua, Hawaii</text:p>
          </table:table-cell>
          <table:table-cell office:value-type="date" office:date-value="2012-07-30">
            <text:p>07/30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Coast to Coast Chow*</text:p>
          </table:table-cell>
          <table:table-cell office:value-type="string">
            <text:p>Chicago Brauhaus</text:p>
          </table:table-cell>
          <table:table-cell office:value-type="string">
            <text:p>Chicago, Illinois</text:p>
          </table:table-cell>
          <table:table-cell office:value-type="date" office:date-value="2012-07-30">
            <text:p>07/30/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*Coast to Coast Chow*</text:p>
          </table:table-cell>
          <table:table-cell office:value-type="string">
            <text:p>Dixie Supply Bakery &amp; Cafe</text:p>
          </table:table-cell>
          <table:table-cell office:value-type="string">
            <text:p>Charleston, South Carolina</text:p>
          </table:table-cell>
          <table:table-cell office:value-type="date" office:date-value="2012-07-30">
            <text:p>07/30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Unconventional Comforts*</text:p>
          </table:table-cell>
          <table:table-cell office:value-type="string">
            <text:p>He'eia Kea Pier General Store and Deli</text:p>
          </table:table-cell>
          <table:table-cell office:value-type="string">
            <text:p>Kaneohe, Hawaii</text:p>
          </table:table-cell>
          <table:table-cell office:value-type="date" office:date-value="2012-08-05">
            <text:p>08/05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Unconventional Comforts*</text:p>
          </table:table-cell>
          <table:table-cell office:value-type="string">
            <text:p>Rex Italian Foods</text:p>
          </table:table-cell>
          <table:table-cell office:value-type="string">
            <text:p>Norridge, Illinois</text:p>
          </table:table-cell>
          <table:table-cell office:value-type="date" office:date-value="2012-08-05">
            <text:p>08/05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Unconventional Comforts*</text:p>
          </table:table-cell>
          <table:table-cell office:value-type="string">
            <text:p>Memphis Street Cafe</text:p>
          </table:table-cell>
          <table:table-cell office:value-type="string">
            <text:p>Hernando, Mississippi</text:p>
          </table:table-cell>
          <table:table-cell office:value-type="date" office:date-value="2012-08-05">
            <text:p>08/05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Goin' the Extra Mile*</text:p>
          </table:table-cell>
          <table:table-cell office:value-type="string">
            <text:p>bopNgrill</text:p>
          </table:table-cell>
          <table:table-cell office:value-type="string">
            <text:p>Chicago, Illinois</text:p>
          </table:table-cell>
          <table:table-cell office:value-type="date" office:date-value="2012-08-13">
            <text:p>08/13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Goin' the Extra Mile*</text:p>
          </table:table-cell>
          <table:table-cell office:value-type="string">
            <text:p>Sweet Home Waimanalo</text:p>
          </table:table-cell>
          <table:table-cell office:value-type="string">
            <text:p>Waimanalo, Hawaii</text:p>
          </table:table-cell>
          <table:table-cell office:value-type="date" office:date-value="2012-08-13">
            <text:p>08/13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Savory Standouts*</text:p>
          </table:table-cell>
          <table:table-cell office:value-type="string">
            <text:p>90 Miles Cuban Cafe</text:p>
          </table:table-cell>
          <table:table-cell office:value-type="string">
            <text:p>Chicago, Illinois</text:p>
          </table:table-cell>
          <table:table-cell office:value-type="date" office:date-value="2013-08-19">
            <text:p>08/19/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Savory Standouts*</text:p>
          </table:table-cell>
          <table:table-cell office:value-type="string">
            <text:p>Davis' Pub</text:p>
          </table:table-cell>
          <table:table-cell office:value-type="string">
            <text:p>Annapolis, Maryland</text:p>
          </table:table-cell>
          <table:table-cell office:value-type="date" office:date-value="2013-08-19">
            <text:p>08/19/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Surf 'N' Turf Jackpot*</text:p>
          </table:table-cell>
          <table:table-cell office:value-type="string">
            <text:p>Memphis Barbecue Co.</text:p>
          </table:table-cell>
          <table:table-cell office:value-type="string">
            <text:p>Horn Lake, Mississippi</text:p>
          </table:table-cell>
          <table:table-cell office:value-type="date" office:date-value="2012-08-27">
            <text:p>08/27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Surf 'N' Turf Jackpot*</text:p>
          </table:table-cell>
          <table:table-cell office:value-type="string">
            <text:p>Fresh Catch</text:p>
          </table:table-cell>
          <table:table-cell office:value-type="string">
            <text:p>Honolulu, Hawaii</text:p>
          </table:table-cell>
          <table:table-cell office:value-type="date" office:date-value="2012-08-27">
            <text:p>08/27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Massachusetts Madness*</text:p>
          </table:table-cell>
          <table:table-cell office:value-type="string">
            <text:p>Italian Express Pizzeria</text:p>
          </table:table-cell>
          <table:table-cell office:value-type="string">
            <text:p>East Boston, Massachusetts</text:p>
          </table:table-cell>
          <table:table-cell office:value-type="date" office:date-value="2012-09-03">
            <text:p>09/03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Massachusetts Madness*</text:p>
          </table:table-cell>
          <table:table-cell office:value-type="string">
            <text:p>Cutty's</text:p>
          </table:table-cell>
          <table:table-cell office:value-type="string">
            <text:p>Brookline, Massachusetts</text:p>
          </table:table-cell>
          <table:table-cell office:value-type="date" office:date-value="2012-09-03">
            <text:p>09/03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East Coast Comfort*</text:p>
          </table:table-cell>
          <table:table-cell office:value-type="string">
            <text:p>Tupelo</text:p>
          </table:table-cell>
          <table:table-cell office:value-type="string">
            <text:p>Cambridge, Massachusetts</text:p>
          </table:table-cell>
          <table:table-cell office:value-type="date" office:date-value="2012-09-24">
            <text:p>09/24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East Coast Comfort*</text:p>
          </table:table-cell>
          <table:table-cell office:value-type="string">
            <text:p>Patti's Pierogis</text:p>
          </table:table-cell>
          <table:table-cell office:value-type="string">
            <text:p>Fall River, Massachusetts</text:p>
          </table:table-cell>
          <table:table-cell office:value-type="date" office:date-value="2012-09-24">
            <text:p>09/24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East Coast Comfort*</text:p>
          </table:table-cell>
          <table:table-cell office:value-type="string">
            <text:p>Angelo's Civito Farnese</text:p>
          </table:table-cell>
          <table:table-cell office:value-type="string">
            <text:p>Providence, Rhode Island</text:p>
          </table:table-cell>
          <table:table-cell office:value-type="date" office:date-value="2012-09-24">
            <text:p>09/24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East Coast Comfort*</text:p>
          </table:table-cell>
          <table:table-cell office:value-type="string">
            <text:p>Mediterraneo Caffe</text:p>
          </table:table-cell>
          <table:table-cell office:value-type="string">
            <text:p>Providence, Rhode Island</text:p>
          </table:table-cell>
          <table:table-cell office:value-type="date" office:date-value="2012-09-24">
            <text:p>09/24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Flavortown Medley*</text:p>
          </table:table-cell>
          <table:table-cell office:value-type="string">
            <text:p>South Of Beale (SOB)</text:p>
          </table:table-cell>
          <table:table-cell office:value-type="string">
            <text:p>Memphis, Tennessee</text:p>
          </table:table-cell>
          <table:table-cell office:value-type="date" office:date-value="2012-10-01">
            <text:p>10/01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Flavortown Medley*</text:p>
          </table:table-cell>
          <table:table-cell office:value-type="string">
            <text:p>Big Wave Shrimp Truck</text:p>
          </table:table-cell>
          <table:table-cell office:value-type="string">
            <text:p>Haleiwa, Hawaii</text:p>
          </table:table-cell>
          <table:table-cell office:value-type="date" office:date-value="2012-10-01">
            <text:p>10/01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Flavortown Medley*</text:p>
          </table:table-cell>
          <table:table-cell office:value-type="string">
            <text:p>Chaps Pit Beef</text:p>
          </table:table-cell>
          <table:table-cell office:value-type="string">
            <text:p>Baltimore, Maryland</text:p>
          </table:table-cell>
          <table:table-cell office:value-type="date" office:date-value="2012-10-01">
            <text:p>10/01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Burgers, Noodles and Quahogs*</text:p>
          </table:table-cell>
          <table:table-cell office:value-type="string">
            <text:p>Boston Burger Company</text:p>
          </table:table-cell>
          <table:table-cell office:value-type="string">
            <text:p>Boston, Massachusetts</text:p>
          </table:table-cell>
          <table:table-cell office:value-type="date" office:date-value="2012-10-08">
            <text:p>10/08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Burgers, Noodles and Quahogs*</text:p>
          </table:table-cell>
          <table:table-cell office:value-type="string">
            <text:p>Anthony's Seafood</text:p>
          </table:table-cell>
          <table:table-cell office:value-type="string">
            <text:p>Middletown, Rhode Island</text:p>
          </table:table-cell>
          <table:table-cell office:value-type="date" office:date-value="2012-10-08">
            <text:p>10/08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Burgers, Noodles and Quahogs*</text:p>
          </table:table-cell>
          <table:table-cell office:value-type="string">
            <text:p>Guerilla Street Food</text:p>
          </table:table-cell>
          <table:table-cell office:value-type="string">
            <text:p>St. Louis, Missouri</text:p>
          </table:table-cell>
          <table:table-cell office:value-type="date" office:date-value="2012-10-08">
            <text:p>10/08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Handcrafted*</text:p>
          </table:table-cell>
          <table:table-cell office:value-type="string">
            <text:p>The Elegant Farmer</text:p>
          </table:table-cell>
          <table:table-cell office:value-type="string">
            <text:p>Mukwonago, Wisconsin</text:p>
          </table:table-cell>
          <table:table-cell office:value-type="date" office:date-value="2012-10-15">
            <text:p>10/15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Handcrafted*</text:p>
          </table:table-cell>
          <table:table-cell office:value-type="string">
            <text:p>Italian Corner</text:p>
          </table:table-cell>
          <table:table-cell office:value-type="string">
            <text:p>East Providence, Rhode Island</text:p>
          </table:table-cell>
          <table:table-cell office:value-type="date" office:date-value="2012-10-15">
            <text:p>10/15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All Family, All the Time*</text:p>
          </table:table-cell>
          <table:table-cell office:value-type="string">
            <text:p>Anthonino's Taverna</text:p>
          </table:table-cell>
          <table:table-cell office:value-type="string">
            <text:p>St. Louis, Missouri</text:p>
          </table:table-cell>
          <table:table-cell office:value-type="date" office:date-value="2012-10-22">
            <text:p>10/22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All Family, All the Time*</text:p>
          </table:table-cell>
          <table:table-cell office:value-type="string">
            <text:p>Three Angels Diner</text:p>
          </table:table-cell>
          <table:table-cell office:value-type="string">
            <text:p>Memphis, Tennessee</text:p>
          </table:table-cell>
          <table:table-cell office:value-type="date" office:date-value="2012-10-22">
            <text:p>10/22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All Family, All the Time*</text:p>
          </table:table-cell>
          <table:table-cell office:value-type="string">
            <text:p>Opal Thai Food</text:p>
          </table:table-cell>
          <table:table-cell office:value-type="string">
            <text:p>Haleiwa, Hawaii</text:p>
          </table:table-cell>
          <table:table-cell office:value-type="date" office:date-value="2012-10-22">
            <text:p>10/22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Food Done Right*</text:p>
          </table:table-cell>
          <table:table-cell office:value-type="string">
            <text:p>Aunt Carrie's</text:p>
          </table:table-cell>
          <table:table-cell office:value-type="string">
            <text:p>Narragansett, Rhode Island</text:p>
          </table:table-cell>
          <table:table-cell office:value-type="date" office:date-value="2012-10-29">
            <text:p>10/29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Food Done Right*</text:p>
          </table:table-cell>
          <table:table-cell office:value-type="string">
            <text:p>The Shaved Duck</text:p>
          </table:table-cell>
          <table:table-cell office:value-type="string">
            <text:p>St. Louis, Missouri</text:p>
          </table:table-cell>
          <table:table-cell office:value-type="date" office:date-value="2012-10-29">
            <text:p>10/29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Food Done Right*</text:p>
          </table:table-cell>
          <table:table-cell office:value-type="string">
            <text:p>Angela's Cafe</text:p>
          </table:table-cell>
          <table:table-cell office:value-type="string">
            <text:p>East Boston, Massachusetts</text:p>
          </table:table-cell>
          <table:table-cell office:value-type="date" office:date-value="2012-10-29">
            <text:p>10/29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Pubs and Grub*</text:p>
          </table:table-cell>
          <table:table-cell office:value-type="string">
            <text:p>Dressel's Public House</text:p>
          </table:table-cell>
          <table:table-cell office:value-type="string">
            <text:p>St. Louis, Missouri</text:p>
          </table:table-cell>
          <table:table-cell office:value-type="date" office:date-value="2012-11-05">
            <text:p>11/05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Pubs and Grub*</text:p>
          </table:table-cell>
          <table:table-cell office:value-type="string">
            <text:p>Outer Banks Brewing Station</text:p>
          </table:table-cell>
          <table:table-cell office:value-type="string">
            <text:p>Kill Devil Hills, North Carolina</text:p>
          </table:table-cell>
          <table:table-cell office:value-type="date" office:date-value="2012-11-05">
            <text:p>11/05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Pubs and Grub*</text:p>
          </table:table-cell>
          <table:table-cell office:value-type="string">
            <text:p>Edgewood Cafe</text:p>
          </table:table-cell>
          <table:table-cell office:value-type="string">
            <text:p>Cranston, Rhode Island</text:p>
          </table:table-cell>
          <table:table-cell office:value-type="date" office:date-value="2012-11-05">
            <text:p>11/05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Turn On Traditional*</text:p>
          </table:table-cell>
          <table:table-cell office:value-type="string">
            <text:p>Kitty Hoynes</text:p>
          </table:table-cell>
          <table:table-cell office:value-type="string">
            <text:p>Syracuse, New York</text:p>
          </table:table-cell>
          <table:table-cell office:value-type="date" office:date-value="2012-11-12">
            <text:p>11/12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Turn On Traditional*</text:p>
          </table:table-cell>
          <table:table-cell office:value-type="string">
            <text:p>Espino's Mexican Bar and Grill</text:p>
          </table:table-cell>
          <table:table-cell office:value-type="string">
            <text:p>Chesterfield, Missouri</text:p>
          </table:table-cell>
          <table:table-cell office:value-type="date" office:date-value="2012-11-12">
            <text:p>11/12/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*Turn On Traditional*</text:p>
          </table:table-cell>
          <table:table-cell office:value-type="string">
            <text:p>Yankee Lobster Company</text:p>
          </table:table-cell>
          <table:table-cell office:value-type="string">
            <text:p>Boston, Massachusetts</text:p>
          </table:table-cell>
          <table:table-cell office:value-type="date" office:date-value="2012-11-12">
            <text:p>11/12/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*Authentic Eats*</text:p>
          </table:table-cell>
          <table:table-cell office:value-type="string">
            <text:p>Highway 61 Roadhouse and Kitchen</text:p>
          </table:table-cell>
          <table:table-cell office:value-type="string">
            <text:p>Webster Groves, Missouri</text:p>
          </table:table-cell>
          <table:table-cell office:value-type="date" office:date-value="2012-12-10">
            <text:p>12/10/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*Authentic Eats*</text:p>
          </table:table-cell>
          <table:table-cell office:value-type="string">
            <text:p>Byblos Mediterranean Cafe</text:p>
          </table:table-cell>
          <table:table-cell office:value-type="string">
            <text:p>Syracuse, New York</text:p>
          </table:table-cell>
          <table:table-cell office:value-type="date" office:date-value="2012-12-10">
            <text:p>12/10/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*Fully Focused*</text:p>
          </table:table-cell>
          <table:table-cell office:value-type="string">
            <text:p>Brine and Bottle</text:p>
          </table:table-cell>
          <table:table-cell office:value-type="string">
            <text:p>Nags Head, North Carolina</text:p>
          </table:table-cell>
          <table:table-cell office:value-type="date" office:date-value="2012-12-17">
            <text:p>12/17/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*Fully Focused*</text:p>
          </table:table-cell>
          <table:table-cell office:value-type="string">
            <text:p>Pastabilities</text:p>
          </table:table-cell>
          <table:table-cell office:value-type="string">
            <text:p>Syracuse, New York</text:p>
          </table:table-cell>
          <table:table-cell office:value-type="date" office:date-value="2012-12-17">
            <text:p>12/17/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*Far Out*</text:p>
          </table:table-cell>
          <table:table-cell office:value-type="string">
            <text:p>La Isla Restaurant</text:p>
          </table:table-cell>
          <table:table-cell office:value-type="string">
            <text:p>Hoboken, New Jersey</text:p>
          </table:table-cell>
          <table:table-cell office:value-type="date" office:date-value="2012-12-24">
            <text:p>12/24/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*Far Out*</text:p>
          </table:table-cell>
          <table:table-cell office:value-type="string">
            <text:p>Funk 'n Waffles</text:p>
          </table:table-cell>
          <table:table-cell office:value-type="string">
            <text:p>Syracuse, New York</text:p>
          </table:table-cell>
          <table:table-cell office:value-type="date" office:date-value="2012-12-24">
            <text:p>12/24/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*Far Out*</text:p>
          </table:table-cell>
          <table:table-cell office:value-type="string">
            <text:p>Cravings</text:p>
          </table:table-cell>
          <table:table-cell office:value-type="string">
            <text:p>Duck, North Carolina</text:p>
          </table:table-cell>
          <table:table-cell office:value-type="date" office:date-value="2012-12-24">
            <text:p>12/24/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*Matches Made in Heaven*</text:p>
          </table:table-cell>
          <table:table-cell office:value-type="string">
            <text:p>Ortegaz' Southwestern Grill</text:p>
          </table:table-cell>
          <table:table-cell office:value-type="string">
            <text:p>Manteo, North Carolina</text:p>
          </table:table-cell>
          <table:table-cell office:value-type="date" office:date-value="2013-01-07">
            <text:p>01/07/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*Matches Made in Heaven*</text:p>
          </table:table-cell>
          <table:table-cell office:value-type="string">
            <text:p>The Smoke Joint</text:p>
          </table:table-cell>
          <table:table-cell office:value-type="string">
            <text:p>Brooklyn, New York</text:p>
          </table:table-cell>
          <table:table-cell office:value-type="date" office:date-value="2013-01-07">
            <text:p>01/07/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*Savory Sensations*</text:p>
          </table:table-cell>
          <table:table-cell office:value-type="string">
            <text:p>The Weeping Radish</text:p>
          </table:table-cell>
          <table:table-cell office:value-type="string">
            <text:p>Jarvisburg, North Carolina</text:p>
          </table:table-cell>
          <table:table-cell office:value-type="date" office:date-value="2013-01-14">
            <text:p>01/14/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*Savory Sensations*</text:p>
          </table:table-cell>
          <table:table-cell office:value-type="string">
            <text:p>Jimmy’s Diner</text:p>
          </table:table-cell>
          <table:table-cell office:value-type="string">
            <text:p>Brooklyn, New York</text:p>
          </table:table-cell>
          <table:table-cell office:value-type="date" office:date-value="2013-01-14">
            <text:p>01/14/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*Hometown Haunts*</text:p>
          </table:table-cell>
          <table:table-cell office:value-type="string">
            <text:p>Marie's Italian Specialties</text:p>
          </table:table-cell>
          <table:table-cell office:value-type="string">
            <text:p>Chatham, New Jersey</text:p>
          </table:table-cell>
          <table:table-cell office:value-type="date" office:date-value="2013-01-21">
            <text:p>01/21/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*Hometown Haunts*</text:p>
          </table:table-cell>
          <table:table-cell office:value-type="string">
            <text:p>Darby's Cafe</text:p>
          </table:table-cell>
          <table:table-cell office:value-type="string">
            <text:p>Olympia, Washington</text:p>
          </table:table-cell>
          <table:table-cell office:value-type="date" office:date-value="2013-01-21">
            <text:p>01/21/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*Land to Sea*</text:p>
          </table:table-cell>
          <table:table-cell office:value-type="string">
            <text:p>Empire Brewing Company</text:p>
          </table:table-cell>
          <table:table-cell office:value-type="string">
            <text:p>Syracuse, New York</text:p>
          </table:table-cell>
          <table:table-cell office:value-type="date" office:date-value="2013-02-11">
            <text:p>02/11/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*Land to Sea*</text:p>
          </table:table-cell>
          <table:table-cell office:value-type="string">
            <text:p>Black Pelican Oceanfront Restaurant</text:p>
          </table:table-cell>
          <table:table-cell office:value-type="string">
            <text:p>Kitty Hawk, North Carolina</text:p>
          </table:table-cell>
          <table:table-cell office:value-type="date" office:date-value="2013-02-11">
            <text:p>02/11/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*Land to Sea*</text:p>
          </table:table-cell>
          <table:table-cell office:value-type="string">
            <text:p>Fish Tale Brew Pub</text:p>
          </table:table-cell>
          <table:table-cell office:value-type="string">
            <text:p>Olympia, Washington</text:p>
          </table:table-cell>
          <table:table-cell office:value-type="date" office:date-value="2013-02-11">
            <text:p>02/11/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*Decadent Dishes*</text:p>
          </table:table-cell>
          <table:table-cell office:value-type="string">
            <text:p>Crockett's Public House</text:p>
          </table:table-cell>
          <table:table-cell office:value-type="string">
            <text:p>Puyallup, Washington</text:p>
          </table:table-cell>
          <table:table-cell office:value-type="date" office:date-value="2013-02-18">
            <text:p>02/18/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*Decadent Dishes*</text:p>
          </table:table-cell>
          <table:table-cell office:value-type="string">
            <text:p>Pies 'N' Thighs</text:p>
          </table:table-cell>
          <table:table-cell office:value-type="string">
            <text:p>Brooklyn, New York</text:p>
          </table:table-cell>
          <table:table-cell office:value-type="date" office:date-value="2013-02-18">
            <text:p>02/18/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*Eurocentric*</text:p>
          </table:table-cell>
          <table:table-cell office:value-type="string">
            <text:p>Eva's European Sweets</text:p>
          </table:table-cell>
          <table:table-cell office:value-type="string">
            <text:p>Syracuse, New York</text:p>
          </table:table-cell>
          <table:table-cell office:value-type="date" office:date-value="2013-02-24">
            <text:p>02/24/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*Eurocentric*</text:p>
          </table:table-cell>
          <table:table-cell office:value-type="string">
            <text:p>Bruno's European Restaurant</text:p>
          </table:table-cell>
          <table:table-cell office:value-type="string">
            <text:p>Tacoma, Washington</text:p>
          </table:table-cell>
          <table:table-cell office:value-type="date" office:date-value="2013-02-24">
            <text:p>02/24/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*Eurocentric*</text:p>
          </table:table-cell>
          <table:table-cell office:value-type="string">
            <text:p>Hey Meatball</text:p>
          </table:table-cell>
          <table:table-cell office:value-type="string">
            <text:p>Toronto, Ontario, Canada</text:p>
          </table:table-cell>
          <table:table-cell office:value-type="date" office:date-value="2013-02-24">
            <text:p>02/24/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*Hittin' the Grill*</text:p>
          </table:table-cell>
          <table:table-cell office:value-type="string">
            <text:p>Crown Bar</text:p>
          </table:table-cell>
          <table:table-cell office:value-type="string">
            <text:p>Tacoma, Washington</text:p>
          </table:table-cell>
          <table:table-cell office:value-type="date" office:date-value="2013-03-04">
            <text:p>03/04/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*Hittin' the Grill*</text:p>
          </table:table-cell>
          <table:table-cell office:value-type="string">
            <text:p>The Golden State</text:p>
          </table:table-cell>
          <table:table-cell office:value-type="string">
            <text:p>Los Angeles, California</text:p>
          </table:table-cell>
          <table:table-cell office:value-type="date" office:date-value="2013-03-04">
            <text:p>03/04/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*Unlikely Partners*</text:p>
          </table:table-cell>
          <table:table-cell office:value-type="string">
            <text:p>Beer Belly</text:p>
          </table:table-cell>
          <table:table-cell office:value-type="string">
            <text:p>Los Angeles, California</text:p>
          </table:table-cell>
          <table:table-cell office:value-type="date" office:date-value="2013-03-11">
            <text:p>03/11/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*Unlikely Partners*</text:p>
          </table:table-cell>
          <table:table-cell office:value-type="string">
            <text:p>Lakeview Restaurant</text:p>
          </table:table-cell>
          <table:table-cell office:value-type="string">
            <text:p>Toronto, Ontario, Canada</text:p>
          </table:table-cell>
          <table:table-cell office:value-type="date" office:date-value="2013-03-11">
            <text:p>03/11/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*Layers of Flavor*</text:p>
          </table:table-cell>
          <table:table-cell office:value-type="string">
            <text:p>Tortugas' Lie</text:p>
          </table:table-cell>
          <table:table-cell office:value-type="string">
            <text:p>Nags Head, North Carolina</text:p>
          </table:table-cell>
          <table:table-cell office:value-type="date" office:date-value="2013-03-18">
            <text:p>03/18/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*Layers of Flavor*</text:p>
          </table:table-cell>
          <table:table-cell office:value-type="string">
            <text:p>The Ace</text:p>
          </table:table-cell>
          <table:table-cell office:value-type="string">
            <text:p>Toronto, Ontario, Canada</text:p>
          </table:table-cell>
          <table:table-cell office:value-type="date" office:date-value="2013-03-18">
            <text:p>03/18/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*Real Deal Roots*</text:p>
          </table:table-cell>
          <table:table-cell office:value-type="string">
            <text:p>Chomp Chomp Nation</text:p>
          </table:table-cell>
          <table:table-cell office:value-type="string">
            <text:p>Irvine, California</text:p>
          </table:table-cell>
          <table:table-cell office:value-type="date" office:date-value="2013-03-25">
            <text:p>03/25/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*Real Deal Roots*</text:p>
          </table:table-cell>
          <table:table-cell office:value-type="string">
            <text:p>Caplansky's</text:p>
          </table:table-cell>
          <table:table-cell office:value-type="string">
            <text:p>Toronto, Ontario, Canada</text:p>
          </table:table-cell>
          <table:table-cell office:value-type="date" office:date-value="2013-03-25">
            <text:p>03/25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Tacos and Tots*</text:p>
          </table:table-cell>
          <table:table-cell office:value-type="string">
            <text:p>Dirty Oscar's Annex</text:p>
          </table:table-cell>
          <table:table-cell office:value-type="string">
            <text:p>Tacoma, Washington</text:p>
          </table:table-cell>
          <table:table-cell office:value-type="date" office:date-value="2013-04-22">
            <text:p>04/22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Tacos and Tots*</text:p>
          </table:table-cell>
          <table:table-cell office:value-type="string">
            <text:p>Highland Tavern</text:p>
          </table:table-cell>
          <table:table-cell office:value-type="string">
            <text:p>Denver, Colorado</text:p>
          </table:table-cell>
          <table:table-cell office:value-type="date" office:date-value="2013-04-22">
            <text:p>04/22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Chicken, Chili and Chowder*</text:p>
          </table:table-cell>
          <table:table-cell office:value-type="string">
            <text:p>Sidecar Bar and Grille</text:p>
          </table:table-cell>
          <table:table-cell office:value-type="string">
            <text:p>Philadelphia, Pennsylvania</text:p>
          </table:table-cell>
          <table:table-cell office:value-type="date" office:date-value="2013-04-29">
            <text:p>04/29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Chicken, Chili and Chowder*</text:p>
          </table:table-cell>
          <table:table-cell office:value-type="string">
            <text:p>Chili John's</text:p>
          </table:table-cell>
          <table:table-cell office:value-type="string">
            <text:p>Burbank, California</text:p>
          </table:table-cell>
          <table:table-cell office:value-type="date" office:date-value="2013-04-29">
            <text:p>04/29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Chicken, Chili and Chowder*</text:p>
          </table:table-cell>
          <table:table-cell office:value-type="string">
            <text:p>Stockyards Smokehouse and Larder</text:p>
          </table:table-cell>
          <table:table-cell office:value-type="string">
            <text:p>Toronto, Ontario, Canada</text:p>
          </table:table-cell>
          <table:table-cell office:value-type="date" office:date-value="2013-04-29">
            <text:p>04/29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Dynamic Duos*</text:p>
          </table:table-cell>
          <table:table-cell office:value-type="string">
            <text:p>Atomic Cowboy</text:p>
          </table:table-cell>
          <table:table-cell office:value-type="string">
            <text:p>Denver, Colorado</text:p>
          </table:table-cell>
          <table:table-cell office:value-type="date" office:date-value="2013-05-06">
            <text:p>05/06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Dynamic Duos*</text:p>
          </table:table-cell>
          <table:table-cell office:value-type="string">
            <text:p>Perk Eatery</text:p>
          </table:table-cell>
          <table:table-cell office:value-type="string">
            <text:p>Scottsdale, Arizona</text:p>
          </table:table-cell>
          <table:table-cell office:value-type="date" office:date-value="2013-05-06">
            <text:p>05/06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Traditional Gone Wild*</text:p>
          </table:table-cell>
          <table:table-cell office:value-type="string">
            <text:p>South Philadelphia Tap Room</text:p>
          </table:table-cell>
          <table:table-cell office:value-type="string">
            <text:p>Philadelphia, Pennsylvania</text:p>
          </table:table-cell>
          <table:table-cell office:value-type="date" office:date-value="2013-05-13">
            <text:p>05/13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Traditional Gone Wild*</text:p>
          </table:table-cell>
          <table:table-cell office:value-type="string">
            <text:p>St. Francis</text:p>
          </table:table-cell>
          <table:table-cell office:value-type="string">
            <text:p>Phoenix, Arizona</text:p>
          </table:table-cell>
          <table:table-cell office:value-type="date" office:date-value="2013-05-13">
            <text:p>05/13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Peppers, Pork and Poutine*</text:p>
          </table:table-cell>
          <table:table-cell office:value-type="string">
            <text:p>Barrio Cafe</text:p>
          </table:table-cell>
          <table:table-cell office:value-type="string">
            <text:p>Phoenix, Arizona</text:p>
          </table:table-cell>
          <table:table-cell office:value-type="date" office:date-value="2013-05-20">
            <text:p>05/20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Peppers, Pork and Poutine*</text:p>
          </table:table-cell>
          <table:table-cell office:value-type="string">
            <text:p>Rosedale Diner</text:p>
          </table:table-cell>
          <table:table-cell office:value-type="string">
            <text:p>Toronto, Ontario, Canada</text:p>
          </table:table-cell>
          <table:table-cell office:value-type="date" office:date-value="2013-05-20">
            <text:p>05/20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Kings and Queens of 'Cue*</text:p>
          </table:table-cell>
          <table:table-cell office:value-type="string">
            <text:p>Hops &amp; Pie</text:p>
          </table:table-cell>
          <table:table-cell office:value-type="string">
            <text:p>Denver, Colorado</text:p>
          </table:table-cell>
          <table:table-cell office:value-type="date" office:date-value="2013-05-27">
            <text:p>05/27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Kings and Queens of 'Cue*</text:p>
          </table:table-cell>
          <table:table-cell office:value-type="string">
            <text:p>Bludso's BBQ</text:p>
          </table:table-cell>
          <table:table-cell office:value-type="string">
            <text:p>Compton, California</text:p>
          </table:table-cell>
          <table:table-cell office:value-type="date" office:date-value="2013-05-27">
            <text:p>05/27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Kings and Queens of 'Cue*</text:p>
          </table:table-cell>
          <table:table-cell office:value-type="string">
            <text:p>Percy Street Barbecue</text:p>
          </table:table-cell>
          <table:table-cell office:value-type="string">
            <text:p>Philadelphia, Pennsylvania</text:p>
          </table:table-cell>
          <table:table-cell office:value-type="date" office:date-value="2013-05-27">
            <text:p>05/27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A Festival of Flavor*</text:p>
          </table:table-cell>
          <table:table-cell office:value-type="string">
            <text:p>Standard Tap</text:p>
          </table:table-cell>
          <table:table-cell office:value-type="string">
            <text:p>Philadelphia, Pennsylvania</text:p>
          </table:table-cell>
          <table:table-cell office:value-type="date" office:date-value="2013-06-17">
            <text:p>06/17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A Festival of Flavor*</text:p>
          </table:table-cell>
          <table:table-cell office:value-type="string">
            <text:p>Curry Corner</text:p>
          </table:table-cell>
          <table:table-cell office:value-type="string">
            <text:p>Tempe, Arizona</text:p>
          </table:table-cell>
          <table:table-cell office:value-type="date" office:date-value="2013-06-17">
            <text:p>06/17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A Festival of Flavor*</text:p>
          </table:table-cell>
          <table:table-cell office:value-type="string">
            <text:p>Prohibition</text:p>
          </table:table-cell>
          <table:table-cell office:value-type="string">
            <text:p>Denver, Colorado</text:p>
          </table:table-cell>
          <table:table-cell office:value-type="date" office:date-value="2013-06-17">
            <text:p>06/17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Timeless Traditions*</text:p>
          </table:table-cell>
          <table:table-cell office:value-type="string">
            <text:p>Jamaican Jerk Hut</text:p>
          </table:table-cell>
          <table:table-cell office:value-type="string">
            <text:p>Philadelphia, Pennsylvania</text:p>
          </table:table-cell>
          <table:table-cell office:value-type="date" office:date-value="2013-06-24">
            <text:p>06/24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Timeless Traditions*</text:p>
          </table:table-cell>
          <table:table-cell office:value-type="string">
            <text:p>DeFalco's Italian Eatery, Grocery &amp; Deli</text:p>
          </table:table-cell>
          <table:table-cell office:value-type="string">
            <text:p>Scottsdale, Arizona</text:p>
          </table:table-cell>
          <table:table-cell office:value-type="date" office:date-value="2013-06-24">
            <text:p>06/24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Timeless Traditions*</text:p>
          </table:table-cell>
          <table:table-cell office:value-type="string">
            <text:p>CoraFaye's Café</text:p>
          </table:table-cell>
          <table:table-cell office:value-type="string">
            <text:p>Denver, Colorado</text:p>
          </table:table-cell>
          <table:table-cell office:value-type="date" office:date-value="2013-06-24">
            <text:p>06/24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From Pound Cake to Pot Pie*</text:p>
          </table:table-cell>
          <table:table-cell office:value-type="string">
            <text:p>Geechee Girl Rice Cafe</text:p>
          </table:table-cell>
          <table:table-cell office:value-type="string">
            <text:p>Philadelphia, Pennsylvania</text:p>
          </table:table-cell>
          <table:table-cell office:value-type="date" office:date-value="2013-07-01">
            <text:p>07/01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From Pound Cake to Pot Pie*</text:p>
          </table:table-cell>
          <table:table-cell office:value-type="string">
            <text:p>Haggo's Organic Taco</text:p>
          </table:table-cell>
          <table:table-cell office:value-type="string">
            <text:p>Leucadia, California</text:p>
          </table:table-cell>
          <table:table-cell office:value-type="date" office:date-value="2013-07-01">
            <text:p>07/01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From Pound Cake to Pot Pie*</text:p>
          </table:table-cell>
          <table:table-cell office:value-type="string">
            <text:p>The Duce</text:p>
          </table:table-cell>
          <table:table-cell office:value-type="string">
            <text:p>Phoenix, Arizona</text:p>
          </table:table-cell>
          <table:table-cell office:value-type="date" office:date-value="2013-07-01">
            <text:p>07/01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L.A. Eats*</text:p>
          </table:table-cell>
          <table:table-cell office:value-type="string">
            <text:p>The Park's Finest BBQ</text:p>
          </table:table-cell>
          <table:table-cell office:value-type="string">
            <text:p>Los Angeles, California</text:p>
          </table:table-cell>
          <table:table-cell office:value-type="date" office:date-value="2013-07-08">
            <text:p>07/08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L.A. Eats*</text:p>
          </table:table-cell>
          <table:table-cell office:value-type="string">
            <text:p>Eastside Market Italian Deli</text:p>
          </table:table-cell>
          <table:table-cell office:value-type="string">
            <text:p>Los Angeles, California</text:p>
          </table:table-cell>
          <table:table-cell office:value-type="date" office:date-value="2013-07-08">
            <text:p>07/08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All San Diego, All the Time*</text:p>
          </table:table-cell>
          <table:table-cell office:value-type="string">
            <text:p>Hodad’s</text:p>
          </table:table-cell>
          <table:table-cell office:value-type="string">
            <text:p>Ocean Beach, California</text:p>
          </table:table-cell>
          <table:table-cell office:value-type="date" office:date-value="2013-08-05">
            <text:p>08/05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All San Diego, All the Time*</text:p>
          </table:table-cell>
          <table:table-cell office:value-type="string">
            <text:p>OB Noodle House</text:p>
          </table:table-cell>
          <table:table-cell office:value-type="string">
            <text:p>Ocean Beach, California</text:p>
          </table:table-cell>
          <table:table-cell office:value-type="date" office:date-value="2013-08-05">
            <text:p>08/05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All San Diego, All the Time*</text:p>
          </table:table-cell>
          <table:table-cell office:value-type="string">
            <text:p>Pizzeria Luigi</text:p>
          </table:table-cell>
          <table:table-cell office:value-type="string">
            <text:p>North Park, California</text:p>
          </table:table-cell>
          <table:table-cell office:value-type="date" office:date-value="2013-08-05">
            <text:p>08/05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From the Heart*</text:p>
          </table:table-cell>
          <table:table-cell office:value-type="string">
            <text:p>Shirley’s Tippy Canoe</text:p>
          </table:table-cell>
          <table:table-cell office:value-type="string">
            <text:p>Troutdale, Oregon</text:p>
          </table:table-cell>
          <table:table-cell office:value-type="date" office:date-value="2013-08-12">
            <text:p>08/12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From the Heart*</text:p>
          </table:table-cell>
          <table:table-cell office:value-type="string">
            <text:p>Spirito’s Italian Diner</text:p>
          </table:table-cell>
          <table:table-cell office:value-type="string">
            <text:p>Carlsbad, California</text:p>
          </table:table-cell>
          <table:table-cell office:value-type="date" office:date-value="2013-08-12">
            <text:p>08/12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From the Heart*</text:p>
          </table:table-cell>
          <table:table-cell office:value-type="string">
            <text:p>Nopalito</text:p>
          </table:table-cell>
          <table:table-cell office:value-type="string">
            <text:p>San Francisco, California</text:p>
          </table:table-cell>
          <table:table-cell office:value-type="date" office:date-value="2013-08-12">
            <text:p>08/12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That's Fresh*</text:p>
          </table:table-cell>
          <table:table-cell office:value-type="string">
            <text:p>Pica Pica</text:p>
          </table:table-cell>
          <table:table-cell office:value-type="string">
            <text:p>San Francisco, California</text:p>
          </table:table-cell>
          <table:table-cell office:value-type="date" office:date-value="2013-08-19">
            <text:p>08/19/1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*That's Fresh*</text:p>
          </table:table-cell>
          <table:table-cell office:value-type="string">
            <text:p>Edelweiss Sausage &amp; Delicatessen</text:p>
          </table:table-cell>
          <table:table-cell office:value-type="string">
            <text:p>Portland, Oregon</text:p>
          </table:table-cell>
          <table:table-cell office:value-type="date" office:date-value="2013-08-19">
            <text:p>08/19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Neighborhood Knockouts*</text:p>
          </table:table-cell>
          <table:table-cell office:value-type="string">
            <text:p>Crest Café</text:p>
          </table:table-cell>
          <table:table-cell office:value-type="string">
            <text:p>San Diego, California</text:p>
          </table:table-cell>
          <table:table-cell office:value-type="date" office:date-value="2013-08-26">
            <text:p>08/26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Neighborhood Knockouts*</text:p>
          </table:table-cell>
          <table:table-cell office:value-type="string">
            <text:p>Show Dogs</text:p>
          </table:table-cell>
          <table:table-cell office:value-type="string">
            <text:p>San Francisco, California</text:p>
          </table:table-cell>
          <table:table-cell office:value-type="date" office:date-value="2013-08-26">
            <text:p>08/26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Neighborhood Knockouts*</text:p>
          </table:table-cell>
          <table:table-cell office:value-type="string">
            <text:p>Industrial Café &amp; Saloon</text:p>
          </table:table-cell>
          <table:table-cell office:value-type="string">
            <text:p>Portland, Oregon</text:p>
          </table:table-cell>
          <table:table-cell office:value-type="date" office:date-value="2013-08-26">
            <text:p>08/26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Meat Lover’s Paradise*</text:p>
          </table:table-cell>
          <table:table-cell office:value-type="string">
            <text:p>The Refuge</text:p>
          </table:table-cell>
          <table:table-cell office:value-type="string">
            <text:p>San Carlos, California</text:p>
          </table:table-cell>
          <table:table-cell office:value-type="date" office:date-value="2013-09-02">
            <text:p>09/02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Meat Lover’s Paradise*</text:p>
          </table:table-cell>
          <table:table-cell office:value-type="string">
            <text:p>The Country Cat</text:p>
          </table:table-cell>
          <table:table-cell office:value-type="string">
            <text:p>Portland, Oregon</text:p>
          </table:table-cell>
          <table:table-cell office:value-type="date" office:date-value="2013-09-02">
            <text:p>09/02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Servin’ Up San Francisco*</text:p>
          </table:table-cell>
          <table:table-cell office:value-type="string">
            <text:p>Miller’s East Coast Deli</text:p>
          </table:table-cell>
          <table:table-cell office:value-type="string">
            <text:p>San Francisco, California</text:p>
          </table:table-cell>
          <table:table-cell office:value-type="date" office:date-value="2013-09-09">
            <text:p>09/09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Servin’ Up San Francisco*</text:p>
          </table:table-cell>
          <table:table-cell office:value-type="string">
            <text:p>Koja Kitchen Food Truck</text:p>
          </table:table-cell>
          <table:table-cell office:value-type="string">
            <text:p>San Francisco, California</text:p>
          </table:table-cell>
          <table:table-cell office:value-type="date" office:date-value="2013-09-09">
            <text:p>09/09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Servin’ Up San Francisco*</text:p>
          </table:table-cell>
          <table:table-cell office:value-type="string">
            <text:p>The Front Porch</text:p>
          </table:table-cell>
          <table:table-cell office:value-type="string">
            <text:p>San Francisco, California</text:p>
          </table:table-cell>
          <table:table-cell office:value-type="date" office:date-value="2013-09-09">
            <text:p>09/09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Cannoli, Fritters and Wings*</text:p>
          </table:table-cell>
          <table:table-cell office:value-type="string">
            <text:p>Senor Sisig Food Truck</text:p>
          </table:table-cell>
          <table:table-cell office:value-type="string">
            <text:p>San Francisco, California</text:p>
          </table:table-cell>
          <table:table-cell office:value-type="date" office:date-value="2013-09-16">
            <text:p>09/16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Cannoli, Fritters and Wings*</text:p>
          </table:table-cell>
          <table:table-cell office:value-type="string">
            <text:p>A Taste of Home Cooking</text:p>
          </table:table-cell>
          <table:table-cell office:value-type="string">
            <text:p>Wheat Ridge, Colorado</text:p>
          </table:table-cell>
          <table:table-cell office:value-type="date" office:date-value="2013-09-16">
            <text:p>09/16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Cannoli, Fritters and Wings*</text:p>
          </table:table-cell>
          <table:table-cell office:value-type="string">
            <text:p>PDX671 Food Trailer</text:p>
          </table:table-cell>
          <table:table-cell office:value-type="string">
            <text:p>Portland, Oregon</text:p>
          </table:table-cell>
          <table:table-cell office:value-type="date" office:date-value="2013-09-16">
            <text:p>09/16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Aces of Authenticity*</text:p>
          </table:table-cell>
          <table:table-cell office:value-type="string">
            <text:p>Casa Chimayo Restaurant</text:p>
          </table:table-cell>
          <table:table-cell office:value-type="string">
            <text:p>Santa Fe, New Mexico</text:p>
          </table:table-cell>
          <table:table-cell office:value-type="date" office:date-value="2013-10-21">
            <text:p>10/21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Aces of Authenticity*</text:p>
          </table:table-cell>
          <table:table-cell office:value-type="string">
            <text:p>Frank's Noodle House</text:p>
          </table:table-cell>
          <table:table-cell office:value-type="string">
            <text:p>Portland, Oregon</text:p>
          </table:table-cell>
          <table:table-cell office:value-type="date" office:date-value="2013-10-21">
            <text:p>10/21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Aces of Authenticity*</text:p>
          </table:table-cell>
          <table:table-cell office:value-type="string">
            <text:p>Torinos</text:p>
          </table:table-cell>
          <table:table-cell office:value-type="string">
            <text:p>Albuquerque, New Mexico</text:p>
          </table:table-cell>
          <table:table-cell office:value-type="date" office:date-value="2013-10-21">
            <text:p>10/21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Sammies and Stew*</text:p>
          </table:table-cell>
          <table:table-cell office:value-type="string">
            <text:p>Jambo Cafe</text:p>
          </table:table-cell>
          <table:table-cell office:value-type="string">
            <text:p>Santa Fe, New Mexico</text:p>
          </table:table-cell>
          <table:table-cell office:value-type="date" office:date-value="2013-10-28">
            <text:p>10/28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Sammies and Stew*</text:p>
          </table:table-cell>
          <table:table-cell office:value-type="string">
            <text:p>Bocadillos</text:p>
          </table:table-cell>
          <table:table-cell office:value-type="string">
            <text:p>Albuquerque, New Mexico</text:p>
          </table:table-cell>
          <table:table-cell office:value-type="date" office:date-value="2013-10-28">
            <text:p>10/28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All Kinds of Gobble Gobble*</text:p>
          </table:table-cell>
          <table:table-cell office:value-type="string">
            <text:p>Back Street Bistro</text:p>
          </table:table-cell>
          <table:table-cell office:value-type="string">
            <text:p>Santa Fe, New Mexico</text:p>
          </table:table-cell>
          <table:table-cell office:value-type="date" office:date-value="2013-11-18">
            <text:p>11/18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All Kinds of Gobble Gobble*</text:p>
          </table:table-cell>
          <table:table-cell office:value-type="string">
            <text:p>Golden Crown Panaderia</text:p>
          </table:table-cell>
          <table:table-cell office:value-type="string">
            <text:p>Albuquerque, New Mexico</text:p>
          </table:table-cell>
          <table:table-cell office:value-type="date" office:date-value="2013-11-18">
            <text:p>11/18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All Kinds of Gobble Gobble*</text:p>
          </table:table-cell>
          <table:table-cell office:value-type="string">
            <text:p>Danny Edward's BBQ</text:p>
          </table:table-cell>
          <table:table-cell office:value-type="string">
            <text:p>Kansas City, Missouri</text:p>
          </table:table-cell>
          <table:table-cell office:value-type="date" office:date-value="2013-11-18">
            <text:p>11/18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Comfort and Soul*</text:p>
          </table:table-cell>
          <table:table-cell office:value-type="string">
            <text:p>Tin Shed Garden Cafe</text:p>
          </table:table-cell>
          <table:table-cell office:value-type="string">
            <text:p>Portland, Oregon</text:p>
          </table:table-cell>
          <table:table-cell office:value-type="date" office:date-value="2013-11-25">
            <text:p>11/25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Comfort and Soul*</text:p>
          </table:table-cell>
          <table:table-cell office:value-type="string">
            <text:p>Nexus Brewery</text:p>
          </table:table-cell>
          <table:table-cell office:value-type="string">
            <text:p>Albuquerque, New Mexico</text:p>
          </table:table-cell>
          <table:table-cell office:value-type="date" office:date-value="2013-11-25">
            <text:p>11/25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Comfort and Soul*</text:p>
          </table:table-cell>
          <table:table-cell office:value-type="string">
            <text:p>BB's Lawnside BBQ</text:p>
          </table:table-cell>
          <table:table-cell office:value-type="string">
            <text:p>Kansas City, Missouri</text:p>
          </table:table-cell>
          <table:table-cell office:value-type="date" office:date-value="2013-11-25">
            <text:p>11/25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Pork, Pasta and Barbecue*</text:p>
          </table:table-cell>
          <table:table-cell office:value-type="string">
            <text:p>Succotash</text:p>
          </table:table-cell>
          <table:table-cell office:value-type="string">
            <text:p>Kansas City, Missouri</text:p>
          </table:table-cell>
          <table:table-cell office:value-type="date" office:date-value="2013-12-02">
            <text:p>12/02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Pork, Pasta and Barbecue*</text:p>
          </table:table-cell>
          <table:table-cell office:value-type="string">
            <text:p>Cupini's</text:p>
          </table:table-cell>
          <table:table-cell office:value-type="string">
            <text:p>Kansas City, Missouri</text:p>
          </table:table-cell>
          <table:table-cell office:value-type="date" office:date-value="2013-12-02">
            <text:p>12/02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Pork, Pasta and Barbecue*</text:p>
          </table:table-cell>
          <table:table-cell office:value-type="string">
            <text:p>The Cube</text:p>
          </table:table-cell>
          <table:table-cell office:value-type="string">
            <text:p>Albuquerque, New Mexico</text:p>
          </table:table-cell>
          <table:table-cell office:value-type="date" office:date-value="2013-12-02">
            <text:p>12/02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South of the Border*</text:p>
          </table:table-cell>
          <table:table-cell office:value-type="string">
            <text:p>Asi y Asado</text:p>
          </table:table-cell>
          <table:table-cell office:value-type="string">
            <text:p>Cabo San Lucas, Mexico</text:p>
          </table:table-cell>
          <table:table-cell office:value-type="date" office:date-value="2013-12-09">
            <text:p>12/09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South of the Border*</text:p>
          </table:table-cell>
          <table:table-cell office:value-type="string">
            <text:p>Solomon's Landing</text:p>
          </table:table-cell>
          <table:table-cell office:value-type="string">
            <text:p>Cabo San Lucas, Mexico</text:p>
          </table:table-cell>
          <table:table-cell office:value-type="date" office:date-value="2013-12-09">
            <text:p>12/09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South of the Border*</text:p>
          </table:table-cell>
          <table:table-cell office:value-type="string">
            <text:p>Tiki Bar</text:p>
          </table:table-cell>
          <table:table-cell office:value-type="string">
            <text:p>Cabo San Lucas, Mexico</text:p>
          </table:table-cell>
          <table:table-cell office:value-type="date" office:date-value="2013-12-09">
            <text:p>12/09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Tennessee Holiday Traditions*</text:p>
          </table:table-cell>
          <table:table-cell office:value-type="string">
            <text:p>Center Point Pit Barbecue</text:p>
          </table:table-cell>
          <table:table-cell office:value-type="string">
            <text:p>Hendersonville, Tennessee</text:p>
          </table:table-cell>
          <table:table-cell office:value-type="date" office:date-value="2013-12-16">
            <text:p>12/16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Tennessee Holiday Traditions*</text:p>
          </table:table-cell>
          <table:table-cell office:value-type="string">
            <text:p>Mas Tacos por Favor</text:p>
          </table:table-cell>
          <table:table-cell office:value-type="string">
            <text:p>Nashville, Tennessee</text:p>
          </table:table-cell>
          <table:table-cell office:value-type="date" office:date-value="2013-12-16">
            <text:p>12/16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Family Time*</text:p>
          </table:table-cell>
          <table:table-cell office:value-type="string">
            <text:p>The Grilled Cheeserie</text:p>
          </table:table-cell>
          <table:table-cell office:value-type="string">
            <text:p>Nashville, Tennessee</text:p>
          </table:table-cell>
          <table:table-cell office:value-type="date" office:date-value="2013-12-23">
            <text:p>12/23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Family Time*</text:p>
          </table:table-cell>
          <table:table-cell office:value-type="string">
            <text:p>Caffe Nonna</text:p>
          </table:table-cell>
          <table:table-cell office:value-type="string">
            <text:p>Nashville, Tennessee</text:p>
          </table:table-cell>
          <table:table-cell office:value-type="date" office:date-value="2013-12-23">
            <text:p>12/23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Family Time*</text:p>
          </table:table-cell>
          <table:table-cell office:value-type="string">
            <text:p>Blue Koi</text:p>
          </table:table-cell>
          <table:table-cell office:value-type="string">
            <text:p>Kansas City, Missouri</text:p>
          </table:table-cell>
          <table:table-cell office:value-type="date" office:date-value="2013-12-23">
            <text:p>12/23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Soup, Salad and Seafood*</text:p>
          </table:table-cell>
          <table:table-cell office:value-type="string">
            <text:p>Pot Pie</text:p>
          </table:table-cell>
          <table:table-cell office:value-type="string">
            <text:p>Kansas City, Missouri</text:p>
          </table:table-cell>
          <table:table-cell office:value-type="date" office:date-value="2013-12-30">
            <text:p>12/30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Soup, Salad and Seafood*</text:p>
          </table:table-cell>
          <table:table-cell office:value-type="string">
            <text:p>55 South</text:p>
          </table:table-cell>
          <table:table-cell office:value-type="string">
            <text:p>Franklin, Tennessee</text:p>
          </table:table-cell>
          <table:table-cell office:value-type="date" office:date-value="2013-12-30">
            <text:p>12/30/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*Soup, Salad and Seafood*</text:p>
          </table:table-cell>
          <table:table-cell office:value-type="string">
            <text:p>Phat Bites</text:p>
          </table:table-cell>
          <table:table-cell office:value-type="string">
            <text:p>Nashville, Tennessee</text:p>
          </table:table-cell>
          <table:table-cell office:value-type="date" office:date-value="2013-12-30">
            <text:p>12/30/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Guy’s Hometown Tour*</text:p>
          </table:table-cell>
          <table:table-cell office:value-type="string">
            <text:p>Pretzel Cart</text:p>
          </table:table-cell>
          <table:table-cell office:value-type="string">
            <text:p>Ferndale, California</text:p>
          </table:table-cell>
          <table:table-cell office:value-type="date" office:date-value="2014-02-07">
            <text:p>02/07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Guy’s Hometown Tour*</text:p>
          </table:table-cell>
          <table:table-cell office:value-type="string">
            <text:p>Clendenen’s Cider Works</text:p>
          </table:table-cell>
          <table:table-cell office:value-type="string">
            <text:p>Fortuna, California</text:p>
          </table:table-cell>
          <table:table-cell office:value-type="date" office:date-value="2014-02-07">
            <text:p>02/07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Guy’s Hometown Tour*</text:p>
          </table:table-cell>
          <table:table-cell office:value-type="string">
            <text:p>Loleta Cheese Shop</text:p>
          </table:table-cell>
          <table:table-cell office:value-type="string">
            <text:p>Loleta, California</text:p>
          </table:table-cell>
          <table:table-cell office:value-type="date" office:date-value="2014-02-07">
            <text:p>02/07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Guy’s Hometown Tour*</text:p>
          </table:table-cell>
          <table:table-cell office:value-type="string">
            <text:p>Ferndale Meat Co.</text:p>
          </table:table-cell>
          <table:table-cell office:value-type="string">
            <text:p>Ferndale, California</text:p>
          </table:table-cell>
          <table:table-cell office:value-type="date" office:date-value="2014-02-07">
            <text:p>02/07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Guy’s Hometown Tour*</text:p>
          </table:table-cell>
          <table:table-cell office:value-type="string">
            <text:p>Ivanhoe</text:p>
          </table:table-cell>
          <table:table-cell office:value-type="string">
            <text:p>Ferndale, California</text:p>
          </table:table-cell>
          <table:table-cell office:value-type="date" office:date-value="2014-02-07">
            <text:p>02/07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Guy’s Hometown Tour*</text:p>
          </table:table-cell>
          <table:table-cell office:value-type="string">
            <text:p>Humboldt Sweets</text:p>
          </table:table-cell>
          <table:table-cell office:value-type="string">
            <text:p>Ferndale, California</text:p>
          </table:table-cell>
          <table:table-cell office:value-type="date" office:date-value="2014-02-07">
            <text:p>02/07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All Things NY*</text:p>
          </table:table-cell>
          <table:table-cell office:value-type="string">
            <text:p>Black Tree</text:p>
          </table:table-cell>
          <table:table-cell office:value-type="string">
            <text:p>Manhattan, New York</text:p>
          </table:table-cell>
          <table:table-cell office:value-type="date" office:date-value="2014-02-14">
            <text:p>02/14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All Things NY*</text:p>
          </table:table-cell>
          <table:table-cell office:value-type="string">
            <text:p>Queen’s Comfort</text:p>
          </table:table-cell>
          <table:table-cell office:value-type="string">
            <text:p>Queens, New York</text:p>
          </table:table-cell>
          <table:table-cell office:value-type="date" office:date-value="2014-02-14">
            <text:p>02/14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All Things NY*</text:p>
          </table:table-cell>
          <table:table-cell office:value-type="string">
            <text:p>Paul’s Live From New York</text:p>
          </table:table-cell>
          <table:table-cell office:value-type="string">
            <text:p>Eureka, California</text:p>
          </table:table-cell>
          <table:table-cell office:value-type="date" office:date-value="2014-02-14">
            <text:p>02/14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Big Time Bites*</text:p>
          </table:table-cell>
          <table:table-cell office:value-type="string">
            <text:p>Bun-Ker Vietnamese</text:p>
          </table:table-cell>
          <table:table-cell office:value-type="string">
            <text:p>Queens, New York</text:p>
          </table:table-cell>
          <table:table-cell office:value-type="date" office:date-value="2014-02-21">
            <text:p>02/21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Big Time Bites*</text:p>
          </table:table-cell>
          <table:table-cell office:value-type="string">
            <text:p>Brindle Room</text:p>
          </table:table-cell>
          <table:table-cell office:value-type="string">
            <text:p>Manhattan, New York</text:p>
          </table:table-cell>
          <table:table-cell office:value-type="date" office:date-value="2014-02-21">
            <text:p>02/21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Big Time Bites*</text:p>
          </table:table-cell>
          <table:table-cell office:value-type="string">
            <text:p>Brick &amp; Fire</text:p>
          </table:table-cell>
          <table:table-cell office:value-type="string">
            <text:p>Eureka, California</text:p>
          </table:table-cell>
          <table:table-cell office:value-type="date" office:date-value="2014-02-21">
            <text:p>02/21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Keepin' It Real*</text:p>
          </table:table-cell>
          <table:table-cell office:value-type="string">
            <text:p>Sakaya Kitchen</text:p>
          </table:table-cell>
          <table:table-cell office:value-type="string">
            <text:p>Miami, Florida</text:p>
          </table:table-cell>
          <table:table-cell office:value-type="date" office:date-value="2014-02-28">
            <text:p>02/28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Keepin' It Real*</text:p>
          </table:table-cell>
          <table:table-cell office:value-type="string">
            <text:p>Don Antonio By Starita</text:p>
          </table:table-cell>
          <table:table-cell office:value-type="string">
            <text:p>Manhattan, New York</text:p>
          </table:table-cell>
          <table:table-cell office:value-type="date" office:date-value="2014-02-28">
            <text:p>02/28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Keepin' It Real*</text:p>
          </table:table-cell>
          <table:table-cell office:value-type="string">
            <text:p>Bless My Soul</text:p>
          </table:table-cell>
          <table:table-cell office:value-type="string">
            <text:p>Eureka, California</text:p>
          </table:table-cell>
          <table:table-cell office:value-type="date" office:date-value="2014-02-28">
            <text:p>02/28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Dynamite Duos*</text:p>
          </table:table-cell>
          <table:table-cell office:value-type="string">
            <text:p>Duck’s Eatery</text:p>
          </table:table-cell>
          <table:table-cell office:value-type="string">
            <text:p>Manhattan, New York</text:p>
          </table:table-cell>
          <table:table-cell office:value-type="date" office:date-value="2014-03-07">
            <text:p>03/07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Dynamite Duos*</text:p>
          </table:table-cell>
          <table:table-cell office:value-type="string">
            <text:p>Whisk Gourmet</text:p>
          </table:table-cell>
          <table:table-cell office:value-type="string">
            <text:p>Miami, Florida</text:p>
          </table:table-cell>
          <table:table-cell office:value-type="date" office:date-value="2014-03-07">
            <text:p>03/07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Dynamite Duos*</text:p>
          </table:table-cell>
          <table:table-cell office:value-type="string">
            <text:p>Café Nooner</text:p>
          </table:table-cell>
          <table:table-cell office:value-type="string">
            <text:p>Eureka, California</text:p>
          </table:table-cell>
          <table:table-cell office:value-type="date" office:date-value="2014-03-07">
            <text:p>03/07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Kickin It in Key West*</text:p>
          </table:table-cell>
          <table:table-cell office:value-type="string">
            <text:p>Garbo’s Grill</text:p>
          </table:table-cell>
          <table:table-cell office:value-type="string">
            <text:p>Key West, Florida</text:p>
          </table:table-cell>
          <table:table-cell office:value-type="date" office:date-value="2014-03-14">
            <text:p>03/14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Kickin It in Key West*</text:p>
          </table:table-cell>
          <table:table-cell office:value-type="string">
            <text:p>Dj’s Clam Shack</text:p>
          </table:table-cell>
          <table:table-cell office:value-type="string">
            <text:p>Key West, Florida</text:p>
          </table:table-cell>
          <table:table-cell office:value-type="date" office:date-value="2014-03-14">
            <text:p>03/14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Kickin It in Key West*</text:p>
          </table:table-cell>
          <table:table-cell office:value-type="string">
            <text:p>Badboy Burrito</text:p>
          </table:table-cell>
          <table:table-cell office:value-type="string">
            <text:p>Key West, Florida</text:p>
          </table:table-cell>
          <table:table-cell office:value-type="date" office:date-value="2014-03-14">
            <text:p>03/14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From Meatballs to Lollipops*</text:p>
          </table:table-cell>
          <table:table-cell office:value-type="string">
            <text:p>Maxwell’s East Coast Eatery</text:p>
          </table:table-cell>
          <table:table-cell office:value-type="string">
            <text:p>Salt Lake City, Utah</text:p>
          </table:table-cell>
          <table:table-cell office:value-type="date" office:date-value="2014-04-25">
            <text:p>04/25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From Meatballs to Lollipops*</text:p>
          </table:table-cell>
          <table:table-cell office:value-type="string">
            <text:p>Tin Roof Grill</text:p>
          </table:table-cell>
          <table:table-cell office:value-type="string">
            <text:p>Sandy, Utah</text:p>
          </table:table-cell>
          <table:table-cell office:value-type="date" office:date-value="2014-04-25">
            <text:p>04/25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From Meatballs to Lollipops*</text:p>
          </table:table-cell>
          <table:table-cell office:value-type="string">
            <text:p>The Latin House</text:p>
          </table:table-cell>
          <table:table-cell office:value-type="string">
            <text:p>Miami, Florida</text:p>
          </table:table-cell>
          <table:table-cell office:value-type="date" office:date-value="2014-04-25">
            <text:p>04/25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Cross Country Comfort Food*</text:p>
          </table:table-cell>
          <table:table-cell office:value-type="string">
            <text:p>The Silver Star Café</text:p>
          </table:table-cell>
          <table:table-cell office:value-type="string">
            <text:p>Park City, Utah</text:p>
          </table:table-cell>
          <table:table-cell office:value-type="date" office:date-value="2014-05-09">
            <text:p>05/09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Cross Country Comfort Food*</text:p>
          </table:table-cell>
          <table:table-cell office:value-type="string">
            <text:p>Sammy’s Bistro</text:p>
          </table:table-cell>
          <table:table-cell office:value-type="string">
            <text:p>Park City, Utah</text:p>
          </table:table-cell>
          <table:table-cell office:value-type="date" office:date-value="2014-05-09">
            <text:p>05/09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Cross Country Comfort Food*</text:p>
          </table:table-cell>
          <table:table-cell office:value-type="string">
            <text:p>Blue Collar</text:p>
          </table:table-cell>
          <table:table-cell office:value-type="string">
            <text:p>Miami, Florida</text:p>
          </table:table-cell>
          <table:table-cell office:value-type="date" office:date-value="2014-05-09">
            <text:p>05/09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International Family Style*</text:p>
          </table:table-cell>
          <table:table-cell office:value-type="string">
            <text:p>Artiso’s</text:p>
          </table:table-cell>
          <table:table-cell office:value-type="string">
            <text:p>Salt Lake City, Utah</text:p>
          </table:table-cell>
          <table:table-cell office:value-type="date" office:date-value="2014-05-16">
            <text:p>05/16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International Family Style*</text:p>
          </table:table-cell>
          <table:table-cell office:value-type="string">
            <text:p>Boot’s and Kimo’s Homestyle Kitchen</text:p>
          </table:table-cell>
          <table:table-cell office:value-type="string">
            <text:p>Kailua, Hawaii</text:p>
          </table:table-cell>
          <table:table-cell office:value-type="date" office:date-value="2014-05-16">
            <text:p>05/16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International Family Style*</text:p>
          </table:table-cell>
          <table:table-cell office:value-type="string">
            <text:p>Oh Mai</text:p>
          </table:table-cell>
          <table:table-cell office:value-type="string">
            <text:p>Holladay, Utah</text:p>
          </table:table-cell>
          <table:table-cell office:value-type="date" office:date-value="2014-05-16">
            <text:p>05/16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Island Flavor*</text:p>
          </table:table-cell>
          <table:table-cell office:value-type="string">
            <text:p>Dean’s Drive Inn</text:p>
          </table:table-cell>
          <table:table-cell office:value-type="string">
            <text:p>Kaneohe, Hawaii</text:p>
          </table:table-cell>
          <table:table-cell office:value-type="date" office:date-value="2014-05-23">
            <text:p>05/23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Island Flavor*</text:p>
          </table:table-cell>
          <table:table-cell office:value-type="string">
            <text:p>The Alley Restaurant At Aiea Bowl</text:p>
          </table:table-cell>
          <table:table-cell office:value-type="string">
            <text:p>Aiea, Hawaii</text:p>
          </table:table-cell>
          <table:table-cell office:value-type="date" office:date-value="2014-05-23">
            <text:p>05/23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Island Flavor*</text:p>
          </table:table-cell>
          <table:table-cell office:value-type="string">
            <text:p>Elena’s Restaurant</text:p>
          </table:table-cell>
          <table:table-cell office:value-type="string">
            <text:p>Waipahu, Hawaii</text:p>
          </table:table-cell>
          <table:table-cell office:value-type="date" office:date-value="2014-05-23">
            <text:p>05/23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Grillin, Chillin &amp; Huli Huli Chicken*</text:p>
          </table:table-cell>
          <table:table-cell office:value-type="string">
            <text:p>The Federal</text:p>
          </table:table-cell>
          <table:table-cell office:value-type="string">
            <text:p>Miami, Florida</text:p>
          </table:table-cell>
          <table:table-cell office:value-type="date" office:date-value="2014-05-30">
            <text:p>05/30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Grillin, Chillin &amp; Huli Huli Chicken*</text:p>
          </table:table-cell>
          <table:table-cell office:value-type="string">
            <text:p>Mike’s Huli Huli Chicken</text:p>
          </table:table-cell>
          <table:table-cell office:value-type="string">
            <text:p>Kaneohe, Hawaii</text:p>
          </table:table-cell>
          <table:table-cell office:value-type="date" office:date-value="2014-05-30">
            <text:p>05/30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Grillin, Chillin &amp; Huli Huli Chicken*</text:p>
          </table:table-cell>
          <table:table-cell office:value-type="string">
            <text:p>Tamarindo Truck</text:p>
          </table:table-cell>
          <table:table-cell office:value-type="string">
            <text:p>Orange County, California</text:p>
          </table:table-cell>
          <table:table-cell office:value-type="date" office:date-value="2014-05-30">
            <text:p>05/30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Righteous Bites*</text:p>
          </table:table-cell>
          <table:table-cell office:value-type="string">
            <text:p>Loulou’s Griddle In The Middle</text:p>
          </table:table-cell>
          <table:table-cell office:value-type="string">
            <text:p>Monterey, California</text:p>
          </table:table-cell>
          <table:table-cell office:value-type="date" office:date-value="2014-06-06">
            <text:p>06/06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Righteous Bites*</text:p>
          </table:table-cell>
          <table:table-cell office:value-type="string">
            <text:p>Fat Sal’s Deli</text:p>
          </table:table-cell>
          <table:table-cell office:value-type="string">
            <text:p>Los Angeles, California</text:p>
          </table:table-cell>
          <table:table-cell office:value-type="date" office:date-value="2014-06-06">
            <text:p>06/06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Righteous Bites*</text:p>
          </table:table-cell>
          <table:table-cell office:value-type="string">
            <text:p>The Alley Restaurant At Aiea Bowl</text:p>
          </table:table-cell>
          <table:table-cell office:value-type="string">
            <text:p>Aiea, Hawaii</text:p>
          </table:table-cell>
          <table:table-cell office:value-type="date" office:date-value="2014-06-06">
            <text:p>06/06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Vegas Greats*</text:p>
          </table:table-cell>
          <table:table-cell office:value-type="string">
            <text:p>Bachi Burger</text:p>
          </table:table-cell>
          <table:table-cell office:value-type="string">
            <text:p>Las Vegas, Nevada</text:p>
          </table:table-cell>
          <table:table-cell office:value-type="date" office:date-value="2014-04-14">
            <text:p>04/14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Vegas Greats*</text:p>
          </table:table-cell>
          <table:table-cell office:value-type="string">
            <text:p>John Mull’s Road Kill Grill</text:p>
          </table:table-cell>
          <table:table-cell office:value-type="string">
            <text:p>Las Vegas, Nevada</text:p>
          </table:table-cell>
          <table:table-cell office:value-type="date" office:date-value="2014-04-14">
            <text:p>04/14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Vegas Greats*</text:p>
          </table:table-cell>
          <table:table-cell office:value-type="string">
            <text:p>Naked City Pizza</text:p>
          </table:table-cell>
          <table:table-cell office:value-type="string">
            <text:p>Las Vegas, Nevada</text:p>
          </table:table-cell>
          <table:table-cell office:value-type="date" office:date-value="2014-04-14">
            <text:p>04/14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Vegas Greats*</text:p>
          </table:table-cell>
          <table:table-cell office:value-type="string">
            <text:p>Forte European Tapas Bar &amp; Bistro</text:p>
          </table:table-cell>
          <table:table-cell office:value-type="string">
            <text:p>Las Vegas, Nevada</text:p>
          </table:table-cell>
          <table:table-cell office:value-type="date" office:date-value="2014-04-14">
            <text:p>04/14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Vegas Greats*</text:p>
          </table:table-cell>
          <table:table-cell office:value-type="string">
            <text:p>UNLV</text:p>
          </table:table-cell>
          <table:table-cell office:value-type="string">
            <text:p>Las Vegas, Nevada</text:p>
          </table:table-cell>
          <table:table-cell office:value-type="date" office:date-value="2014-04-14">
            <text:p>04/14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Crazy for Chicken*</text:p>
          </table:table-cell>
          <table:table-cell office:value-type="string">
            <text:p>Uncle Lou's</text:p>
          </table:table-cell>
          <table:table-cell office:value-type="string">
            <text:p>Memphis, Tennessee</text:p>
          </table:table-cell>
          <table:table-cell office:value-type="date" office:date-value="2014-04-18">
            <text:p>04/18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Crazy for Chicken*</text:p>
          </table:table-cell>
          <table:table-cell office:value-type="string">
            <text:p>Tortugas' Lie</text:p>
          </table:table-cell>
          <table:table-cell office:value-type="string">
            <text:p>Nags Head, North Carolina</text:p>
          </table:table-cell>
          <table:table-cell office:value-type="date" office:date-value="2014-04-18">
            <text:p>04/18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Crazy for Chicken*</text:p>
          </table:table-cell>
          <table:table-cell office:value-type="string">
            <text:p>90 Miles Cuban Cafe</text:p>
          </table:table-cell>
          <table:table-cell office:value-type="string">
            <text:p>Chicago, Illinois</text:p>
          </table:table-cell>
          <table:table-cell office:value-type="date" office:date-value="2014-04-18">
            <text:p>04/18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Crazy for Chicken*</text:p>
          </table:table-cell>
          <table:table-cell office:value-type="string">
            <text:p>Taco Taco Cafe</text:p>
          </table:table-cell>
          <table:table-cell office:value-type="string">
            <text:p>San Antonio, Texas</text:p>
          </table:table-cell>
          <table:table-cell office:value-type="date" office:date-value="2014-04-18">
            <text:p>04/18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Crazy for Chicken*</text:p>
          </table:table-cell>
          <table:table-cell office:value-type="string">
            <text:p>Rincon Criollo</text:p>
          </table:table-cell>
          <table:table-cell office:value-type="string">
            <text:p>Queens, New York</text:p>
          </table:table-cell>
          <table:table-cell office:value-type="date" office:date-value="2014-04-18">
            <text:p>04/18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Crazy for Chicken*</text:p>
          </table:table-cell>
          <table:table-cell office:value-type="string">
            <text:p>Tocabe American Indian Eatery</text:p>
          </table:table-cell>
          <table:table-cell office:value-type="string">
            <text:p>Denver, Colorado</text:p>
          </table:table-cell>
          <table:table-cell office:value-type="date" office:date-value="2014-04-18">
            <text:p>04/18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Crazy for Chicken*</text:p>
          </table:table-cell>
          <table:table-cell office:value-type="string">
            <text:p>The Glass Onion</text:p>
          </table:table-cell>
          <table:table-cell office:value-type="string">
            <text:p>Charleston, South Carolina</text:p>
          </table:table-cell>
          <table:table-cell office:value-type="date" office:date-value="2014-04-18">
            <text:p>04/18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Crazy for Chicken*</text:p>
          </table:table-cell>
          <table:table-cell office:value-type="string">
            <text:p>Opal Thai Food</text:p>
          </table:table-cell>
          <table:table-cell office:value-type="string">
            <text:p>Haleiwa, Hawaii</text:p>
          </table:table-cell>
          <table:table-cell office:value-type="date" office:date-value="2014-04-18">
            <text:p>04/18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Crazy for Chicken*</text:p>
          </table:table-cell>
          <table:table-cell office:value-type="string">
            <text:p>PotPie</text:p>
          </table:table-cell>
          <table:table-cell office:value-type="string">
            <text:p>Kansas City, Missouri</text:p>
          </table:table-cell>
          <table:table-cell office:value-type="date" office:date-value="2014-04-18">
            <text:p>04/18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Crazy for Chicken*</text:p>
          </table:table-cell>
          <table:table-cell office:value-type="string">
            <text:p>Smalley’s Caribbean Barbeque</text:p>
          </table:table-cell>
          <table:table-cell office:value-type="string">
            <text:p>Stillwater, Minnesota</text:p>
          </table:table-cell>
          <table:table-cell office:value-type="date" office:date-value="2014-04-18">
            <text:p>04/18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Grilling Greats*</text:p>
          </table:table-cell>
          <table:table-cell office:value-type="string">
            <text:p>Tom's Bar-B-Q</text:p>
          </table:table-cell>
          <table:table-cell office:value-type="string">
            <text:p>Memphis, Tennessee</text:p>
          </table:table-cell>
          <table:table-cell office:value-type="date" office:date-value="2014-06-21">
            <text:p>06/21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Grilling Greats*</text:p>
          </table:table-cell>
          <table:table-cell office:value-type="string">
            <text:p>Luke's Inside Out</text:p>
          </table:table-cell>
          <table:table-cell office:value-type="string">
            <text:p>Austin, Texas</text:p>
          </table:table-cell>
          <table:table-cell office:value-type="date" office:date-value="2014-06-21">
            <text:p>06/21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Grilling Greats*</text:p>
          </table:table-cell>
          <table:table-cell office:value-type="string">
            <text:p>Caplansky's Deli</text:p>
          </table:table-cell>
          <table:table-cell office:value-type="string">
            <text:p>Toronto, Ontario</text:p>
          </table:table-cell>
          <table:table-cell office:value-type="date" office:date-value="2014-06-21">
            <text:p>06/21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Grilling Greats*</text:p>
          </table:table-cell>
          <table:table-cell office:value-type="string">
            <text:p>Danny's All-American Diner &amp; Dairy Bar</text:p>
          </table:table-cell>
          <table:table-cell office:value-type="string">
            <text:p>Tampa, Florida</text:p>
          </table:table-cell>
          <table:table-cell office:value-type="date" office:date-value="2014-06-21">
            <text:p>06/21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Grilling Greats*</text:p>
          </table:table-cell>
          <table:table-cell office:value-type="string">
            <text:p>Louie Mueller's Barbecue</text:p>
          </table:table-cell>
          <table:table-cell office:value-type="string">
            <text:p>Taylor, Texas</text:p>
          </table:table-cell>
          <table:table-cell office:value-type="date" office:date-value="2014-06-21">
            <text:p>06/21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Grilling Greats*</text:p>
          </table:table-cell>
          <table:table-cell office:value-type="string">
            <text:p>Rick's Press Room Grill &amp; Bar</text:p>
          </table:table-cell>
          <table:table-cell office:value-type="string">
            <text:p>Meridian, Idaho</text:p>
          </table:table-cell>
          <table:table-cell office:value-type="date" office:date-value="2014-06-21">
            <text:p>06/21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Grilling Greats*</text:p>
          </table:table-cell>
          <table:table-cell office:value-type="string">
            <text:p>Maple &amp; Motor</text:p>
          </table:table-cell>
          <table:table-cell office:value-type="string">
            <text:p>Dallas, Texas</text:p>
          </table:table-cell>
          <table:table-cell office:value-type="date" office:date-value="2014-06-21">
            <text:p>06/21/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*Grilling Greats*</text:p>
          </table:table-cell>
          <table:table-cell office:value-type="string">
            <text:p>Jawaiian Irie Jerk Restaurant</text:p>
          </table:table-cell>
          <table:table-cell office:value-type="string">
            <text:p>Honolulu, Hawaii</text:p>
          </table:table-cell>
          <table:table-cell office:value-type="date" office:date-value="2014-06-21">
            <text:p>06/21/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*California Cruisin*</text:p>
          </table:table-cell>
          <table:table-cell office:value-type="string">
            <text:p>Sabroso Mexican Grill</text:p>
          </table:table-cell>
          <table:table-cell office:value-type="string">
            <text:p>Garden Grove, California</text:p>
          </table:table-cell>
          <table:table-cell office:value-type="date" office:date-value="2014-09-05">
            <text:p>09/05/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*California Cruisin*</text:p>
          </table:table-cell>
          <table:table-cell office:value-type="string">
            <text:p>Monterey Fish House</text:p>
          </table:table-cell>
          <table:table-cell office:value-type="string">
            <text:p>Monterey, California</text:p>
          </table:table-cell>
          <table:table-cell office:value-type="date" office:date-value="2014-09-05">
            <text:p>09/05/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*California Cruisin*</text:p>
          </table:table-cell>
          <table:table-cell office:value-type="string">
            <text:p>Rutt’s Hawaiian Cafe</text:p>
          </table:table-cell>
          <table:table-cell office:value-type="string">
            <text:p>Los Angeles, California</text:p>
          </table:table-cell>
          <table:table-cell office:value-type="date" office:date-value="2014-09-05">
            <text:p>09/05/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*Stuffed and Twisted*</text:p>
          </table:table-cell>
          <table:table-cell office:value-type="string">
            <text:p>Sidewinder’s American Grill</text:p>
          </table:table-cell>
          <table:table-cell office:value-type="string">
            <text:p>Jackson, Wyoming</text:p>
          </table:table-cell>
          <table:table-cell office:value-type="date" office:date-value="2014-09-12">
            <text:p>09/12/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*Stuffed and Twisted*</text:p>
          </table:table-cell>
          <table:table-cell office:value-type="string">
            <text:p>Rosine’s Restaurant</text:p>
          </table:table-cell>
          <table:table-cell office:value-type="string">
            <text:p>Monterey, California</text:p>
          </table:table-cell>
          <table:table-cell office:value-type="date" office:date-value="2014-09-12">
            <text:p>09/12/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*Stuffed and Twisted*</text:p>
          </table:table-cell>
          <table:table-cell office:value-type="string">
            <text:p>Blunch</text:p>
          </table:table-cell>
          <table:table-cell office:value-type="string">
            <text:p>Boston, Massachusetts</text:p>
          </table:table-cell>
          <table:table-cell office:value-type="date" office:date-value="2014-09-12">
            <text:p>09/12/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*Old Standards, New Styles*</text:p>
          </table:table-cell>
          <table:table-cell office:value-type="string">
            <text:p>Pinky G’s Pizzeria</text:p>
          </table:table-cell>
          <table:table-cell office:value-type="string">
            <text:p>Jackson, Wyoming</text:p>
          </table:table-cell>
          <table:table-cell office:value-type="date" office:date-value="2014-09-19">
            <text:p>09/19/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*Old Standards, New Styles*</text:p>
          </table:table-cell>
          <table:table-cell office:value-type="string">
            <text:p>The Starling Diner</text:p>
          </table:table-cell>
          <table:table-cell office:value-type="string">
            <text:p>Long Beach, California</text:p>
          </table:table-cell>
          <table:table-cell office:value-type="date" office:date-value="2014-09-19">
            <text:p>09/19/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*Old Standards, New Styles*</text:p>
          </table:table-cell>
          <table:table-cell office:value-type="string">
            <text:p>Cannery Row Brewing Company</text:p>
          </table:table-cell>
          <table:table-cell office:value-type="string">
            <text:p>Monterey, California</text:p>
          </table:table-cell>
          <table:table-cell office:value-type="date" office:date-value="2014-09-19">
            <text:p>09/19/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*From Standards to Standouts*</text:p>
          </table:table-cell>
          <table:table-cell office:value-type="string">
            <text:p>Factory Gastrobar</text:p>
          </table:table-cell>
          <table:table-cell office:value-type="string">
            <text:p>Long Beach, California</text:p>
          </table:table-cell>
          <table:table-cell office:value-type="date" office:date-value="2014-09-26">
            <text:p>09/26/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*From Standards to Standouts*</text:p>
          </table:table-cell>
          <table:table-cell office:value-type="string">
            <text:p>Pica’s Mexican Taqueria</text:p>
          </table:table-cell>
          <table:table-cell office:value-type="string">
            <text:p>Jackson, Wyoming</text:p>
          </table:table-cell>
          <table:table-cell office:value-type="date" office:date-value="2014-09-26">
            <text:p>09/26/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*From Standards to Standouts*</text:p>
          </table:table-cell>
          <table:table-cell office:value-type="string">
            <text:p>Little Napoli</text:p>
          </table:table-cell>
          <table:table-cell office:value-type="string">
            <text:p>Carmel, California</text:p>
          </table:table-cell>
          <table:table-cell office:value-type="date" office:date-value="2014-09-26">
            <text:p>09/26/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*All Day Dining*</text:p>
          </table:table-cell>
          <table:table-cell office:value-type="string">
            <text:p>Wild Plum Cafe &amp; Bistro</text:p>
          </table:table-cell>
          <table:table-cell office:value-type="string">
            <text:p>Monterey, California</text:p>
          </table:table-cell>
          <table:table-cell office:value-type="date" office:date-value="2014-10-03">
            <text:p>10/03/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*All Day Dining*</text:p>
          </table:table-cell>
          <table:table-cell office:value-type="string">
            <text:p>Nora’s Fish Creek Inn</text:p>
          </table:table-cell>
          <table:table-cell office:value-type="string">
            <text:p>Wilson, Wyoming</text:p>
          </table:table-cell>
          <table:table-cell office:value-type="date" office:date-value="2014-10-03">
            <text:p>10/03/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*All Day Dining*</text:p>
          </table:table-cell>
          <table:table-cell office:value-type="string">
            <text:p>Tavern on 2</text:p>
          </table:table-cell>
          <table:table-cell office:value-type="string">
            <text:p>Long Beach, California</text:p>
          </table:table-cell>
          <table:table-cell office:value-type="date" office:date-value="2014-10-03">
            <text:p>10/03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Roadtrippin’ in Beantown*</text:p>
          </table:table-cell>
          <table:table-cell office:value-type="string">
            <text:p>Cafe Polonia</text:p>
          </table:table-cell>
          <table:table-cell office:value-type="string">
            <text:p>Boston, Massachusetts</text:p>
          </table:table-cell>
          <table:table-cell office:value-type="date" office:date-value="2014-09-05">
            <text:p>09/05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Roadtrippin’ in Beantown*</text:p>
          </table:table-cell>
          <table:table-cell office:value-type="string">
            <text:p>Lone Star Taco Bar</text:p>
          </table:table-cell>
          <table:table-cell office:value-type="string">
            <text:p>Allston, Massachusetts</text:p>
          </table:table-cell>
          <table:table-cell office:value-type="date" office:date-value="2014-09-05">
            <text:p>09/05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Roadtrippin’ in Beantown*</text:p>
          </table:table-cell>
          <table:table-cell office:value-type="string">
            <text:p>Deep Ellum</text:p>
          </table:table-cell>
          <table:table-cell office:value-type="string">
            <text:p>Allston, Massachusetts</text:p>
          </table:table-cell>
          <table:table-cell office:value-type="date" office:date-value="2014-09-05">
            <text:p>09/05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Seriously Saucy*</text:p>
          </table:table-cell>
          <table:table-cell office:value-type="string">
            <text:p>Saus</text:p>
          </table:table-cell>
          <table:table-cell office:value-type="string">
            <text:p>Boston, Massachusetts</text:p>
          </table:table-cell>
          <table:table-cell office:value-type="date" office:date-value="2014-09-12">
            <text:p>09/12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Seriously Saucy*</text:p>
          </table:table-cell>
          <table:table-cell office:value-type="string">
            <text:p>Cafe Genevieve</text:p>
          </table:table-cell>
          <table:table-cell office:value-type="string">
            <text:p>Jackson, Wyoming</text:p>
          </table:table-cell>
          <table:table-cell office:value-type="date" office:date-value="2014-09-12">
            <text:p>09/12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Seriously Saucy*</text:p>
          </table:table-cell>
          <table:table-cell office:value-type="string">
            <text:p>Melt Eclectic Cafe</text:p>
          </table:table-cell>
          <table:table-cell office:value-type="string">
            <text:p>Cincinnati, Ohio</text:p>
          </table:table-cell>
          <table:table-cell office:value-type="date" office:date-value="2014-09-12">
            <text:p>09/12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Cross-Country Classics*</text:p>
          </table:table-cell>
          <table:table-cell office:value-type="string">
            <text:p>Trina’s Starlite Lounge</text:p>
          </table:table-cell>
          <table:table-cell office:value-type="string">
            <text:p>Somerville, Massachusetts</text:p>
          </table:table-cell>
          <table:table-cell office:value-type="date" office:date-value="2014-09-19">
            <text:p>09/19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Cross-Country Classics*</text:p>
          </table:table-cell>
          <table:table-cell office:value-type="string">
            <text:p>Shorty’s Pizza and Smoked Meat</text:p>
          </table:table-cell>
          <table:table-cell office:value-type="string">
            <text:p>Superior, Wisconsin</text:p>
          </table:table-cell>
          <table:table-cell office:value-type="date" office:date-value="2014-09-19">
            <text:p>09/19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Cross-Country Classics*</text:p>
          </table:table-cell>
          <table:table-cell office:value-type="string">
            <text:p>From Scratch Restaurant</text:p>
          </table:table-cell>
          <table:table-cell office:value-type="string">
            <text:p>Carmel, California</text:p>
          </table:table-cell>
          <table:table-cell office:value-type="date" office:date-value="2014-09-19">
            <text:p>09/19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Worldwide Flavorfest*</text:p>
          </table:table-cell>
          <table:table-cell office:value-type="string">
            <text:p>Casa Razdora</text:p>
          </table:table-cell>
          <table:table-cell office:value-type="string">
            <text:p>Boston, Massachusetts</text:p>
          </table:table-cell>
          <table:table-cell office:value-type="date" office:date-value="2014-09-26">
            <text:p>09/26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Worldwide Flavorfest*</text:p>
          </table:table-cell>
          <table:table-cell office:value-type="string">
            <text:p>Island Frydays</text:p>
          </table:table-cell>
          <table:table-cell office:value-type="string">
            <text:p>Cincinnati, Ohio</text:p>
          </table:table-cell>
          <table:table-cell office:value-type="date" office:date-value="2014-09-26">
            <text:p>09/26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Worldwide Flavorfest*</text:p>
          </table:table-cell>
          <table:table-cell office:value-type="string">
            <text:p>Pak’s Green Corner</text:p>
          </table:table-cell>
          <table:table-cell office:value-type="string">
            <text:p>Duluth, Minnesota</text:p>
          </table:table-cell>
          <table:table-cell office:value-type="date" office:date-value="2014-09-26">
            <text:p>09/26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Small Town Standouts*</text:p>
          </table:table-cell>
          <table:table-cell office:value-type="string">
            <text:p>Kounty Quarthouse</text:p>
          </table:table-cell>
          <table:table-cell office:value-type="string">
            <text:p>South Range, Wisconsin</text:p>
          </table:table-cell>
          <table:table-cell office:value-type="date" office:date-value="2014-10-03">
            <text:p>10/03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Small Town Standouts*</text:p>
          </table:table-cell>
          <table:table-cell office:value-type="string">
            <text:p>Junkyard Extreme Burgers and Brats</text:p>
          </table:table-cell>
          <table:table-cell office:value-type="string">
            <text:p>Junction City, Oregon</text:p>
          </table:table-cell>
          <table:table-cell office:value-type="date" office:date-value="2014-10-03">
            <text:p>10/03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Small Town Standouts*</text:p>
          </table:table-cell>
          <table:table-cell office:value-type="string">
            <text:p>Lotus Cafe</text:p>
          </table:table-cell>
          <table:table-cell office:value-type="string">
            <text:p>Jackson, Wyoming</text:p>
          </table:table-cell>
          <table:table-cell office:value-type="date" office:date-value="2014-10-03">
            <text:p>10/03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One Street Wonders*</text:p>
          </table:table-cell>
          <table:table-cell office:value-type="string">
            <text:p>Taste of Belgium</text:p>
          </table:table-cell>
          <table:table-cell office:value-type="string">
            <text:p>Cincinnati, Ohio</text:p>
          </table:table-cell>
          <table:table-cell office:value-type="date" office:date-value="2014-10-10">
            <text:p>10/10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One Street Wonders*</text:p>
          </table:table-cell>
          <table:table-cell office:value-type="string">
            <text:p>Senate Pub</text:p>
          </table:table-cell>
          <table:table-cell office:value-type="string">
            <text:p>Cincinnati, Ohio</text:p>
          </table:table-cell>
          <table:table-cell office:value-type="date" office:date-value="2014-10-10">
            <text:p>10/10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One Street Wonders*</text:p>
          </table:table-cell>
          <table:table-cell office:value-type="string">
            <text:p>Bakersfield OTR</text:p>
          </table:table-cell>
          <table:table-cell office:value-type="string">
            <text:p>Cincinnati, Ohio</text:p>
          </table:table-cell>
          <table:table-cell office:value-type="date" office:date-value="2014-10-10">
            <text:p>10/10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Old School Joints*</text:p>
          </table:table-cell>
          <table:table-cell office:value-type="string">
            <text:p>Cornbread Cafe</text:p>
          </table:table-cell>
          <table:table-cell office:value-type="string">
            <text:p>Eugene, Oregon</text:p>
          </table:table-cell>
          <table:table-cell office:value-type="date" office:date-value="2014-10-31">
            <text:p>10/31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Old School Joints*</text:p>
          </table:table-cell>
          <table:table-cell office:value-type="string">
            <text:p>Gannucci’s Italian Market</text:p>
          </table:table-cell>
          <table:table-cell office:value-type="string">
            <text:p>Duluth, Minnesota</text:p>
          </table:table-cell>
          <table:table-cell office:value-type="date" office:date-value="2014-10-31">
            <text:p>10/31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Old School Joints*</text:p>
          </table:table-cell>
          <table:table-cell office:value-type="string">
            <text:p>Delta Diner</text:p>
          </table:table-cell>
          <table:table-cell office:value-type="string">
            <text:p>Delta, Wisconsin</text:p>
          </table:table-cell>
          <table:table-cell office:value-type="date" office:date-value="2014-10-31">
            <text:p>10/31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Meat In The Middle*</text:p>
          </table:table-cell>
          <table:table-cell office:value-type="string">
            <text:p>The Sandwich League</text:p>
          </table:table-cell>
          <table:table-cell office:value-type="string">
            <text:p>Eugene, Oregon</text:p>
          </table:table-cell>
          <table:table-cell office:value-type="date" office:date-value="2014-11-07">
            <text:p>11/07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Meat In The Middle*</text:p>
          </table:table-cell>
          <table:table-cell office:value-type="string">
            <text:p>The Brick House Cafe and Catering</text:p>
          </table:table-cell>
          <table:table-cell office:value-type="string">
            <text:p>Cable, Wisconsin</text:p>
          </table:table-cell>
          <table:table-cell office:value-type="date" office:date-value="2014-11-07">
            <text:p>11/07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Meat In The Middle*</text:p>
          </table:table-cell>
          <table:table-cell office:value-type="string">
            <text:p>Grano’s Pasta Bar</text:p>
          </table:table-cell>
          <table:table-cell office:value-type="string">
            <text:p>Baltimore, Maryland</text:p>
          </table:table-cell>
          <table:table-cell office:value-type="date" office:date-value="2014-11-07">
            <text:p>11/07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Soup-Centric*</text:p>
          </table:table-cell>
          <table:table-cell office:value-type="string">
            <text:p>Soup Nation</text:p>
          </table:table-cell>
          <table:table-cell office:value-type="string">
            <text:p>Eugene, Oregon</text:p>
          </table:table-cell>
          <table:table-cell office:value-type="date" office:date-value="2014-11-14">
            <text:p>11/14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Soup-Centric*</text:p>
          </table:table-cell>
          <table:table-cell office:value-type="string">
            <text:p>Slainte Irish Pub and Restaurant</text:p>
          </table:table-cell>
          <table:table-cell office:value-type="string">
            <text:p>Baltimore, Maryland</text:p>
          </table:table-cell>
          <table:table-cell office:value-type="date" office:date-value="2014-11-14">
            <text:p>11/14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Soup-Centric*</text:p>
          </table:table-cell>
          <table:table-cell office:value-type="string">
            <text:p>Pho Lang Thang</text:p>
          </table:table-cell>
          <table:table-cell office:value-type="string">
            <text:p>Cincinnati, Ohio</text:p>
          </table:table-cell>
          <table:table-cell office:value-type="date" office:date-value="2014-11-14">
            <text:p>11/14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All Baltimore All The Time*</text:p>
          </table:table-cell>
          <table:table-cell office:value-type="string">
            <text:p>Jimmy’s Famous Seafood</text:p>
          </table:table-cell>
          <table:table-cell office:value-type="string">
            <text:p>Baltimore, Maryland</text:p>
          </table:table-cell>
          <table:table-cell office:value-type="date" office:date-value="2014-11-21">
            <text:p>11/21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All Baltimore All The Time*</text:p>
          </table:table-cell>
          <table:table-cell office:value-type="string">
            <text:p>Clementine</text:p>
          </table:table-cell>
          <table:table-cell office:value-type="string">
            <text:p>Baltimore, Maryland</text:p>
          </table:table-cell>
          <table:table-cell office:value-type="date" office:date-value="2014-11-21">
            <text:p>11/21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Chicken Chowfest*</text:p>
          </table:table-cell>
          <table:table-cell office:value-type="string">
            <text:p>Patton’s Restaurant &amp; Catering</text:p>
          </table:table-cell>
          <table:table-cell office:value-type="string">
            <text:p>Des Moines, Iowa</text:p>
          </table:table-cell>
          <table:table-cell office:value-type="date" office:date-value="2014-11-28">
            <text:p>11/28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Chicken Chowfest*</text:p>
          </table:table-cell>
          <table:table-cell office:value-type="string">
            <text:p>Papa’s Soul Food Kitchen and BBQ</text:p>
          </table:table-cell>
          <table:table-cell office:value-type="string">
            <text:p>Eugene, Oregon</text:p>
          </table:table-cell>
          <table:table-cell office:value-type="date" office:date-value="2014-11-28">
            <text:p>11/28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Chicken Chowfest*</text:p>
          </table:table-cell>
          <table:table-cell office:value-type="string">
            <text:p>Swallow at the Hollow</text:p>
          </table:table-cell>
          <table:table-cell office:value-type="string">
            <text:p>Baltimore, Maryland</text:p>
          </table:table-cell>
          <table:table-cell office:value-type="date" office:date-value="2014-11-28">
            <text:p>11/28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Fresh Fish &amp; Funky Chicken*</text:p>
          </table:table-cell>
          <table:table-cell office:value-type="string">
            <text:p>Fisherman’s Market</text:p>
          </table:table-cell>
          <table:table-cell office:value-type="string">
            <text:p>Eugene, Oregon</text:p>
          </table:table-cell>
          <table:table-cell office:value-type="date" office:date-value="2014-12-05">
            <text:p>12/05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Fresh Fish &amp; Funky Chicken*</text:p>
          </table:table-cell>
          <table:table-cell office:value-type="string">
            <text:p>Mi Patria Ecuadorian Restaurant</text:p>
          </table:table-cell>
          <table:table-cell office:value-type="string">
            <text:p>West Des Moines, Iowa</text:p>
          </table:table-cell>
          <table:table-cell office:value-type="date" office:date-value="2014-12-05">
            <text:p>12/05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Fresh Fish &amp; Funky Chicken*</text:p>
          </table:table-cell>
          <table:table-cell office:value-type="string">
            <text:p>Smokey D’s BBQ</text:p>
          </table:table-cell>
          <table:table-cell office:value-type="string">
            <text:p>Des Moines, Iowa</text:p>
          </table:table-cell>
          <table:table-cell office:value-type="date" office:date-value="2014-12-05">
            <text:p>12/05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Oldies But Goodies*</text:p>
          </table:table-cell>
          <table:table-cell office:value-type="string">
            <text:p>Ernest &amp; Son</text:p>
          </table:table-cell>
          <table:table-cell office:value-type="string">
            <text:p>Brigantine, New Jersey</text:p>
          </table:table-cell>
          <table:table-cell office:value-type="date" office:date-value="2014-12-12">
            <text:p>12/12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Oldies But Goodies*</text:p>
          </table:table-cell>
          <table:table-cell office:value-type="string">
            <text:p>Oyster Creek Inn</text:p>
          </table:table-cell>
          <table:table-cell office:value-type="string">
            <text:p>Leeds Point, New Jersey</text:p>
          </table:table-cell>
          <table:table-cell office:value-type="date" office:date-value="2014-12-12">
            <text:p>12/12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Oldies But Goodies*</text:p>
          </table:table-cell>
          <table:table-cell office:value-type="string">
            <text:p>George The Chili King Drive-In</text:p>
          </table:table-cell>
          <table:table-cell office:value-type="string">
            <text:p>Des Moines, Iowa</text:p>
          </table:table-cell>
          <table:table-cell office:value-type="date" office:date-value="2014-12-12">
            <text:p>12/12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Southern Spectacular*</text:p>
          </table:table-cell>
          <table:table-cell office:value-type="string">
            <text:p>Farmer’s Shed</text:p>
          </table:table-cell>
          <table:table-cell office:value-type="string">
            <text:p>Lexington, South Carolina</text:p>
          </table:table-cell>
          <table:table-cell office:value-type="date" office:date-value="2014-12-22">
            <text:p>12/22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Southern Spectacular*</text:p>
          </table:table-cell>
          <table:table-cell office:value-type="string">
            <text:p>Pine State Biscuits</text:p>
          </table:table-cell>
          <table:table-cell office:value-type="string">
            <text:p>Portland, Oregon</text:p>
          </table:table-cell>
          <table:table-cell office:value-type="date" office:date-value="2014-12-22">
            <text:p>12/22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Southern Spectacular*</text:p>
          </table:table-cell>
          <table:table-cell office:value-type="string">
            <text:p>Sweetie Pie’s</text:p>
          </table:table-cell>
          <table:table-cell office:value-type="string">
            <text:p>St. Louis, Missouri</text:p>
          </table:table-cell>
          <table:table-cell office:value-type="date" office:date-value="2014-12-22">
            <text:p>12/22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Southern Spectacular*</text:p>
          </table:table-cell>
          <table:table-cell office:value-type="string">
            <text:p>Rick’s White Light Diner</text:p>
          </table:table-cell>
          <table:table-cell office:value-type="string">
            <text:p>Frankfort, Kentucky</text:p>
          </table:table-cell>
          <table:table-cell office:value-type="date" office:date-value="2014-12-22">
            <text:p>12/22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Southern Spectacular*</text:p>
          </table:table-cell>
          <table:table-cell office:value-type="string">
            <text:p>Zydeco’s</text:p>
          </table:table-cell>
          <table:table-cell office:value-type="string">
            <text:p>Mooresville, Indiana</text:p>
          </table:table-cell>
          <table:table-cell office:value-type="date" office:date-value="2014-12-22">
            <text:p>12/22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Best of Breakfast*</text:p>
          </table:table-cell>
          <table:table-cell office:value-type="string">
            <text:p>Ruth’s Diner</text:p>
          </table:table-cell>
          <table:table-cell office:value-type="string">
            <text:p>Salt Lake City, Utah</text:p>
          </table:table-cell>
          <table:table-cell office:value-type="date" office:date-value="2014-12-23">
            <text:p>12/23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Best of Breakfast*</text:p>
          </table:table-cell>
          <table:table-cell office:value-type="string">
            <text:p>Lake Effect Diner</text:p>
          </table:table-cell>
          <table:table-cell office:value-type="string">
            <text:p>Buffalo, New York</text:p>
          </table:table-cell>
          <table:table-cell office:value-type="date" office:date-value="2014-12-23">
            <text:p>12/23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Best of Breakfast*</text:p>
          </table:table-cell>
          <table:table-cell office:value-type="string">
            <text:p>Mustache Bill’s</text:p>
          </table:table-cell>
          <table:table-cell office:value-type="string">
            <text:p>Barnegat Light, New Jersey</text:p>
          </table:table-cell>
          <table:table-cell office:value-type="date" office:date-value="2014-12-23">
            <text:p>12/23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Best of Breakfast*</text:p>
          </table:table-cell>
          <table:table-cell office:value-type="string">
            <text:p>Al’s Breakfast</text:p>
          </table:table-cell>
          <table:table-cell office:value-type="string">
            <text:p>Minneapolis, Minnesota</text:p>
          </table:table-cell>
          <table:table-cell office:value-type="date" office:date-value="2014-12-23">
            <text:p>12/23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Best of Breakfast*</text:p>
          </table:table-cell>
          <table:table-cell office:value-type="string">
            <text:p>Louie &amp; the Red Head Lady</text:p>
          </table:table-cell>
          <table:table-cell office:value-type="string">
            <text:p>Mandeville, Louisiana</text:p>
          </table:table-cell>
          <table:table-cell office:value-type="date" office:date-value="2014-12-23">
            <text:p>12/23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Best of Breakfast*</text:p>
          </table:table-cell>
          <table:table-cell office:value-type="string">
            <text:p>Grampa’s Bakery &amp; Restaurant</text:p>
          </table:table-cell>
          <table:table-cell office:value-type="string">
            <text:p>Dania Beach, Florida</text:p>
          </table:table-cell>
          <table:table-cell office:value-type="date" office:date-value="2014-12-23">
            <text:p>12/23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Best of Breakfast*</text:p>
          </table:table-cell>
          <table:table-cell office:value-type="string">
            <text:p>W.O.W – Worth Our Weight</text:p>
          </table:table-cell>
          <table:table-cell office:value-type="string">
            <text:p>Santa Rosa, California</text:p>
          </table:table-cell>
          <table:table-cell office:value-type="date" office:date-value="2014-12-23">
            <text:p>12/23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Best of Breakfast*</text:p>
          </table:table-cell>
          <table:table-cell office:value-type="string">
            <text:p>Schooner or Later</text:p>
          </table:table-cell>
          <table:table-cell office:value-type="string">
            <text:p>Long Beach, California</text:p>
          </table:table-cell>
          <table:table-cell office:value-type="date" office:date-value="2014-12-23">
            <text:p>12/23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Best of Breakfast*</text:p>
          </table:table-cell>
          <table:table-cell office:value-type="string">
            <text:p>Matt’s Big Breakfast</text:p>
          </table:table-cell>
          <table:table-cell office:value-type="string">
            <text:p>Phoenix, Arizona</text:p>
          </table:table-cell>
          <table:table-cell office:value-type="date" office:date-value="2014-12-23">
            <text:p>12/23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Memorable Moms*</text:p>
          </table:table-cell>
          <table:table-cell office:value-type="string">
            <text:p>Rigoletto Italian Bakery &amp; Café</text:p>
          </table:table-cell>
          <table:table-cell office:value-type="string">
            <text:p>Virginia Beach, Virginia</text:p>
          </table:table-cell>
          <table:table-cell office:value-type="date" office:date-value="2014-12-24">
            <text:p>12/24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Memorable Moms*</text:p>
          </table:table-cell>
          <table:table-cell office:value-type="string">
            <text:p>Voula’s Offshore Cafe</text:p>
          </table:table-cell>
          <table:table-cell office:value-type="string">
            <text:p>Seattle, Washington</text:p>
          </table:table-cell>
          <table:table-cell office:value-type="date" office:date-value="2014-12-24">
            <text:p>12/24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Memorable Moms*</text:p>
          </table:table-cell>
          <table:table-cell office:value-type="string">
            <text:p>Nadine’s Restaurant</text:p>
          </table:table-cell>
          <table:table-cell office:value-type="string">
            <text:p>Pittsburgh, Pennsylvania</text:p>
          </table:table-cell>
          <table:table-cell office:value-type="date" office:date-value="2014-12-24">
            <text:p>12/24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Memorable Moms*</text:p>
          </table:table-cell>
          <table:table-cell office:value-type="string">
            <text:p>Kelly O’s Diner</text:p>
          </table:table-cell>
          <table:table-cell office:value-type="string">
            <text:p>Pittsburgh, Pennsylvania</text:p>
          </table:table-cell>
          <table:table-cell office:value-type="date" office:date-value="2014-12-24">
            <text:p>12/24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Memorable Moms*</text:p>
          </table:table-cell>
          <table:table-cell office:value-type="string">
            <text:p>Monte Carlo Steak House</text:p>
          </table:table-cell>
          <table:table-cell office:value-type="string">
            <text:p>Albuquerque, New Mexico</text:p>
          </table:table-cell>
          <table:table-cell office:value-type="date" office:date-value="2014-12-24">
            <text:p>12/24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Memorable Moms*</text:p>
          </table:table-cell>
          <table:table-cell office:value-type="string">
            <text:p>Emily’s Lebanese Deli</text:p>
          </table:table-cell>
          <table:table-cell office:value-type="string">
            <text:p>Minneapolis, Minnesota</text:p>
          </table:table-cell>
          <table:table-cell office:value-type="date" office:date-value="2014-12-24">
            <text:p>12/24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Hometown Heroes*</text:p>
          </table:table-cell>
          <table:table-cell office:value-type="string">
            <text:p>Eischen’s Bar</text:p>
          </table:table-cell>
          <table:table-cell office:value-type="string">
            <text:p>Okarche, Oklahoma</text:p>
          </table:table-cell>
          <table:table-cell office:value-type="date" office:date-value="2014-12-25">
            <text:p>12/25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Hometown Heroes*</text:p>
          </table:table-cell>
          <table:table-cell office:value-type="string">
            <text:p>Otto’s Sausage</text:p>
          </table:table-cell>
          <table:table-cell office:value-type="string">
            <text:p>Portland, Oregon</text:p>
          </table:table-cell>
          <table:table-cell office:value-type="date" office:date-value="2014-12-25">
            <text:p>12/25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Hometown Heroes*</text:p>
          </table:table-cell>
          <table:table-cell office:value-type="string">
            <text:p>South 21 Drive In</text:p>
          </table:table-cell>
          <table:table-cell office:value-type="string">
            <text:p>Charlotte, North Carolina</text:p>
          </table:table-cell>
          <table:table-cell office:value-type="date" office:date-value="2014-12-25">
            <text:p>12/25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Hometown Heroes*</text:p>
          </table:table-cell>
          <table:table-cell office:value-type="string">
            <text:p>Kramarczuk Sausage Company</text:p>
          </table:table-cell>
          <table:table-cell office:value-type="string">
            <text:p>Minneapolis, Minnesota</text:p>
          </table:table-cell>
          <table:table-cell office:value-type="date" office:date-value="2014-12-25">
            <text:p>12/25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Hometown Heroes*</text:p>
          </table:table-cell>
          <table:table-cell office:value-type="string">
            <text:p>Bob’s Clam Hut</text:p>
          </table:table-cell>
          <table:table-cell office:value-type="string">
            <text:p>Kittery, Maine</text:p>
          </table:table-cell>
          <table:table-cell office:value-type="date" office:date-value="2014-12-25">
            <text:p>12/25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Hometown Heroes*</text:p>
          </table:table-cell>
          <table:table-cell office:value-type="string">
            <text:p>Rainbow Drive-In</text:p>
          </table:table-cell>
          <table:table-cell office:value-type="string">
            <text:p>Honolulu, Hawaii</text:p>
          </table:table-cell>
          <table:table-cell office:value-type="date" office:date-value="2014-12-25">
            <text:p>12/25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Hometown Heroes*</text:p>
          </table:table-cell>
          <table:table-cell office:value-type="string">
            <text:p>Tommy’s Joynt</text:p>
          </table:table-cell>
          <table:table-cell office:value-type="string">
            <text:p>San Francisco, California</text:p>
          </table:table-cell>
          <table:table-cell office:value-type="date" office:date-value="2014-12-25">
            <text:p>12/25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Pork Hall of Fame*</text:p>
          </table:table-cell>
          <table:table-cell office:value-type="string">
            <text:p>Union Wood Shop</text:p>
          </table:table-cell>
          <table:table-cell office:value-type="string">
            <text:p>Clarkston, Michigan</text:p>
          </table:table-cell>
          <table:table-cell office:value-type="date" office:date-value="2014-12-26">
            <text:p>12/26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Pork Hall of Fame*</text:p>
          </table:table-cell>
          <table:table-cell office:value-type="string">
            <text:p>Dough Pizzeria Napoletana</text:p>
          </table:table-cell>
          <table:table-cell office:value-type="string">
            <text:p>San Antonio, Texas</text:p>
          </table:table-cell>
          <table:table-cell office:value-type="date" office:date-value="2014-12-26">
            <text:p>12/26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Pork Hall of Fame*</text:p>
          </table:table-cell>
          <table:table-cell office:value-type="string">
            <text:p>Maria’s Taco Express</text:p>
          </table:table-cell>
          <table:table-cell office:value-type="string">
            <text:p>Austin, Texas</text:p>
          </table:table-cell>
          <table:table-cell office:value-type="date" office:date-value="2014-12-26">
            <text:p>12/26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Pork Hall of Fame*</text:p>
          </table:table-cell>
          <table:table-cell office:value-type="string">
            <text:p>Bar Gernika</text:p>
          </table:table-cell>
          <table:table-cell office:value-type="string">
            <text:p>Boise, Idaho</text:p>
          </table:table-cell>
          <table:table-cell office:value-type="date" office:date-value="2014-12-26">
            <text:p>12/26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Pork Hall of Fame*</text:p>
          </table:table-cell>
          <table:table-cell office:value-type="string">
            <text:p>Valencia Luncheria</text:p>
          </table:table-cell>
          <table:table-cell office:value-type="string">
            <text:p>Norwalk, Connecticut</text:p>
          </table:table-cell>
          <table:table-cell office:value-type="date" office:date-value="2014-12-26">
            <text:p>12/26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Pork Hall of Fame*</text:p>
          </table:table-cell>
          <table:table-cell office:value-type="string">
            <text:p>Santa Cruz Diner</text:p>
          </table:table-cell>
          <table:table-cell office:value-type="string">
            <text:p>Santa Cruz, California</text:p>
          </table:table-cell>
          <table:table-cell office:value-type="date" office:date-value="2014-12-26">
            <text:p>12/26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Pork Hall of Fame*</text:p>
          </table:table-cell>
          <table:table-cell office:value-type="string">
            <text:p>North End Caffe</text:p>
          </table:table-cell>
          <table:table-cell office:value-type="string">
            <text:p>Manhattan Beach, California</text:p>
          </table:table-cell>
          <table:table-cell office:value-type="date" office:date-value="2014-12-26">
            <text:p>12/26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Pork Hall of Fame*</text:p>
          </table:table-cell>
          <table:table-cell office:value-type="string">
            <text:p>The Oinkster</text:p>
          </table:table-cell>
          <table:table-cell office:value-type="string">
            <text:p>Eagle Rock, California</text:p>
          </table:table-cell>
          <table:table-cell office:value-type="date" office:date-value="2014-12-26">
            <text:p>12/26/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*Pork Hall of Fame*</text:p>
          </table:table-cell>
          <table:table-cell office:value-type="string">
            <text:p>Haus Murphy’s</text:p>
          </table:table-cell>
          <table:table-cell office:value-type="string">
            <text:p>Glendale, Arizona</text:p>
          </table:table-cell>
          <table:table-cell office:value-type="date" office:date-value="2014-12-26">
            <text:p>12/26/1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Fish, Fries and Feet*</text:p>
          </table:table-cell>
          <table:table-cell office:value-type="string">
            <text:p>Flying Mango</text:p>
          </table:table-cell>
          <table:table-cell office:value-type="string">
            <text:p>Des Moines, Iowa</text:p>
          </table:table-cell>
          <table:table-cell office:value-type="date" office:date-value="2015-01-16">
            <text:p>01/16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Fish, Fries and Feet*</text:p>
          </table:table-cell>
          <table:table-cell office:value-type="string">
            <text:p>Kelsey &amp; Kim’s Southern Cafe</text:p>
          </table:table-cell>
          <table:table-cell office:value-type="string">
            <text:p>Atlantic City, New Jersey</text:p>
          </table:table-cell>
          <table:table-cell office:value-type="date" office:date-value="2015-01-16">
            <text:p>01/16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Fish, Fries and Feet*</text:p>
          </table:table-cell>
          <table:table-cell office:value-type="string">
            <text:p>Tacopocalypse</text:p>
          </table:table-cell>
          <table:table-cell office:value-type="string">
            <text:p>Des Moines, Iowa</text:p>
          </table:table-cell>
          <table:table-cell office:value-type="date" office:date-value="2015-01-16">
            <text:p>01/16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Cruisin’ the Italian Countryside*</text:p>
          </table:table-cell>
          <table:table-cell office:value-type="string">
            <text:p>Windows On The World (Ristorante WOW)</text:p>
          </table:table-cell>
          <table:table-cell office:value-type="string">
            <text:p>Montecatini Terme, Italy</text:p>
          </table:table-cell>
          <table:table-cell office:value-type="date" office:date-value="2015-01-23">
            <text:p>01/23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Cruisin’ the Italian Countryside*</text:p>
          </table:table-cell>
          <table:table-cell office:value-type="string">
            <text:p>Port Ellen Clan</text:p>
          </table:table-cell>
          <table:table-cell office:value-type="string">
            <text:p>Lucca, Italy</text:p>
          </table:table-cell>
          <table:table-cell office:value-type="date" office:date-value="2015-01-23">
            <text:p>01/23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Cruisin’ the Italian Countryside*</text:p>
          </table:table-cell>
          <table:table-cell office:value-type="string">
            <text:p>La Taverna dei Miracoli da Mangiafuoco</text:p>
          </table:table-cell>
          <table:table-cell office:value-type="string">
            <text:p>Toscana, Italy</text:p>
          </table:table-cell>
          <table:table-cell office:value-type="date" office:date-value="2015-01-23">
            <text:p>01/23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Fillin’ Up in Florence*</text:p>
          </table:table-cell>
          <table:table-cell office:value-type="string">
            <text:p>La Cucina Del Garga</text:p>
          </table:table-cell>
          <table:table-cell office:value-type="string">
            <text:p>Firenze, Italy</text:p>
          </table:table-cell>
          <table:table-cell office:value-type="date" office:date-value="2015-01-30">
            <text:p>01/30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Fillin’ Up in Florence*</text:p>
          </table:table-cell>
          <table:table-cell office:value-type="string">
            <text:p>Il Gusta Pizza</text:p>
          </table:table-cell>
          <table:table-cell office:value-type="string">
            <text:p>Firenze, Italy</text:p>
          </table:table-cell>
          <table:table-cell office:value-type="date" office:date-value="2015-01-30">
            <text:p>01/30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Fillin’ Up in Florence*</text:p>
          </table:table-cell>
          <table:table-cell office:value-type="string">
            <text:p>Fratelli Briganti</text:p>
          </table:table-cell>
          <table:table-cell office:value-type="string">
            <text:p>Firenze, Italy</text:p>
          </table:table-cell>
          <table:table-cell office:value-type="date" office:date-value="2015-01-30">
            <text:p>01/30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Arizona All Stars*</text:p>
          </table:table-cell>
          <table:table-cell office:value-type="string">
            <text:p>Tom’s Thumb Fresh Market</text:p>
          </table:table-cell>
          <table:table-cell office:value-type="string">
            <text:p>Scottsdale, Arizona</text:p>
          </table:table-cell>
          <table:table-cell office:value-type="date" office:date-value="2015-02-06">
            <text:p>02/06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Arizona All Stars*</text:p>
          </table:table-cell>
          <table:table-cell office:value-type="string">
            <text:p>Andreoli – Italian Grocer</text:p>
          </table:table-cell>
          <table:table-cell office:value-type="string">
            <text:p>Scottsdale, Arizona</text:p>
          </table:table-cell>
          <table:table-cell office:value-type="date" office:date-value="2015-02-06">
            <text:p>02/06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Arizona All Stars*</text:p>
          </table:table-cell>
          <table:table-cell office:value-type="string">
            <text:p>Paradise Valley Burger Company</text:p>
          </table:table-cell>
          <table:table-cell office:value-type="string">
            <text:p>Phoenix, Arizona</text:p>
          </table:table-cell>
          <table:table-cell office:value-type="date" office:date-value="2015-02-06">
            <text:p>02/06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Roadtrippin’*</text:p>
          </table:table-cell>
          <table:table-cell office:value-type="string">
            <text:p>The Anchorage Tavern</text:p>
          </table:table-cell>
          <table:table-cell office:value-type="string">
            <text:p>Somers Point, New Jersey</text:p>
          </table:table-cell>
          <table:table-cell office:value-type="date" office:date-value="2015-02-27">
            <text:p>02/27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Roadtrippin’*</text:p>
          </table:table-cell>
          <table:table-cell office:value-type="string">
            <text:p>Salty’s BBQ &amp; Catering</text:p>
          </table:table-cell>
          <table:table-cell office:value-type="string">
            <text:p>Bakersfield, California</text:p>
          </table:table-cell>
          <table:table-cell office:value-type="date" office:date-value="2015-02-27">
            <text:p>02/27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Roadtrippin’*</text:p>
          </table:table-cell>
          <table:table-cell office:value-type="string">
            <text:p>Sal’s Gilbert Pizza</text:p>
          </table:table-cell>
          <table:table-cell office:value-type="string">
            <text:p>Gilbert, Arizona</text:p>
          </table:table-cell>
          <table:table-cell office:value-type="date" office:date-value="2015-02-27">
            <text:p>02/27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From Atlantic to Pacific*</text:p>
          </table:table-cell>
          <table:table-cell office:value-type="string">
            <text:p>KC Steakhouse</text:p>
          </table:table-cell>
          <table:table-cell office:value-type="string">
            <text:p>Bakersfield, California</text:p>
          </table:table-cell>
          <table:table-cell office:value-type="date" office:date-value="2015-03-06">
            <text:p>03/06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From Atlantic to Pacific*</text:p>
          </table:table-cell>
          <table:table-cell office:value-type="string">
            <text:p>Grilled Cheese &amp; Crab Cake Co.</text:p>
          </table:table-cell>
          <table:table-cell office:value-type="string">
            <text:p>Somers Point, New Jersey</text:p>
          </table:table-cell>
          <table:table-cell office:value-type="date" office:date-value="2015-03-06">
            <text:p>03/06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From Atlantic to Pacific*</text:p>
          </table:table-cell>
          <table:table-cell office:value-type="string">
            <text:p>Mama Roomba</text:p>
          </table:table-cell>
          <table:table-cell office:value-type="string">
            <text:p>Bakersfield, California</text:p>
          </table:table-cell>
          <table:table-cell office:value-type="date" office:date-value="2015-03-06">
            <text:p>03/06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Globe Tasting*</text:p>
          </table:table-cell>
          <table:table-cell office:value-type="string">
            <text:p>The Wild Thaiger</text:p>
          </table:table-cell>
          <table:table-cell office:value-type="string">
            <text:p>Phoenix, Arizona</text:p>
          </table:table-cell>
          <table:table-cell office:value-type="date" office:date-value="2015-03-13">
            <text:p>03/13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Globe Tasting*</text:p>
          </table:table-cell>
          <table:table-cell office:value-type="string">
            <text:p>Muertos Kitchen &amp; Lounge</text:p>
          </table:table-cell>
          <table:table-cell office:value-type="string">
            <text:p>Bakersfield, California</text:p>
          </table:table-cell>
          <table:table-cell office:value-type="date" office:date-value="2015-03-13">
            <text:p>03/13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Globe Tasting*</text:p>
          </table:table-cell>
          <table:table-cell office:value-type="string">
            <text:p>Carluccio’s Coal Fired Pizza</text:p>
          </table:table-cell>
          <table:table-cell office:value-type="string">
            <text:p>Northfield, New Jersey</text:p>
          </table:table-cell>
          <table:table-cell office:value-type="date" office:date-value="2015-03-13">
            <text:p>03/13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Sweet, Savory and Saucy*</text:p>
          </table:table-cell>
          <table:table-cell office:value-type="string">
            <text:p>La Santisima Gourmet Taco Shop</text:p>
          </table:table-cell>
          <table:table-cell office:value-type="string">
            <text:p>Bakersfield, California</text:p>
          </table:table-cell>
          <table:table-cell office:value-type="date" office:date-value="2015-04-17">
            <text:p>04/17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Sweet, Savory and Saucy*</text:p>
          </table:table-cell>
          <table:table-cell office:value-type="string">
            <text:p>Moo Creamery</text:p>
          </table:table-cell>
          <table:table-cell office:value-type="string">
            <text:p>Bakersfield, California</text:p>
          </table:table-cell>
          <table:table-cell office:value-type="date" office:date-value="2015-04-17">
            <text:p>04/17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Sweet, Savory and Saucy*</text:p>
          </table:table-cell>
          <table:table-cell office:value-type="string">
            <text:p>24th Street Cafe</text:p>
          </table:table-cell>
          <table:table-cell office:value-type="string">
            <text:p>Bakersfield, California</text:p>
          </table:table-cell>
          <table:table-cell office:value-type="date" office:date-value="2015-04-17">
            <text:p>04/17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Food TruckAPalooza*</text:p>
          </table:table-cell>
          <table:table-cell office:value-type="string">
            <text:p>Tamarindo Truck</text:p>
          </table:table-cell>
          <table:table-cell office:value-type="string">
            <text:p>Orange County, California</text:p>
          </table:table-cell>
          <table:table-cell office:value-type="date" office:date-value="2015-02-22">
            <text:p>02/22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Food TruckAPalooza*</text:p>
          </table:table-cell>
          <table:table-cell office:value-type="string">
            <text:p>Garbo’s Grill</text:p>
          </table:table-cell>
          <table:table-cell office:value-type="string">
            <text:p>Key West, Florida</text:p>
          </table:table-cell>
          <table:table-cell office:value-type="date" office:date-value="2015-02-22">
            <text:p>02/22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Food TruckAPalooza*</text:p>
          </table:table-cell>
          <table:table-cell office:value-type="string">
            <text:p>The Grilled Cheeserie</text:p>
          </table:table-cell>
          <table:table-cell office:value-type="string">
            <text:p>Nashville, Tennessee</text:p>
          </table:table-cell>
          <table:table-cell office:value-type="date" office:date-value="2015-02-22">
            <text:p>02/22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Food TruckAPalooza*</text:p>
          </table:table-cell>
          <table:table-cell office:value-type="string">
            <text:p>Fresh Local Wild</text:p>
          </table:table-cell>
          <table:table-cell office:value-type="string">
            <text:p>Vancouver, British Columbia</text:p>
          </table:table-cell>
          <table:table-cell office:value-type="date" office:date-value="2015-02-22">
            <text:p>02/22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Food TruckAPalooza*</text:p>
          </table:table-cell>
          <table:table-cell office:value-type="string">
            <text:p>Don Chow Tacos</text:p>
          </table:table-cell>
          <table:table-cell office:value-type="string">
            <text:p>Los Angeles, California</text:p>
          </table:table-cell>
          <table:table-cell office:value-type="date" office:date-value="2015-02-22">
            <text:p>02/22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All Beefed Up*</text:p>
          </table:table-cell>
          <table:table-cell office:value-type="string">
            <text:p>Terry’s Turf Club</text:p>
          </table:table-cell>
          <table:table-cell office:value-type="string">
            <text:p>Cincinnati, Ohio</text:p>
          </table:table-cell>
          <table:table-cell office:value-type="date" office:date-value="2015-03-09">
            <text:p>03/09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All Beefed Up*</text:p>
          </table:table-cell>
          <table:table-cell office:value-type="string">
            <text:p>Smokin Guns BBQ &amp; Catering</text:p>
          </table:table-cell>
          <table:table-cell office:value-type="string">
            <text:p>Kansas City, Missouri</text:p>
          </table:table-cell>
          <table:table-cell office:value-type="date" office:date-value="2015-03-09">
            <text:p>03/09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All Beefed Up*</text:p>
          </table:table-cell>
          <table:table-cell office:value-type="string">
            <text:p>Schellville Grill</text:p>
          </table:table-cell>
          <table:table-cell office:value-type="string">
            <text:p>Sonoma, California</text:p>
          </table:table-cell>
          <table:table-cell office:value-type="date" office:date-value="2015-03-09">
            <text:p>03/09/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*All Beefed Up*</text:p>
          </table:table-cell>
          <table:table-cell office:value-type="string">
            <text:p>Paul’s Coffee Shop</text:p>
          </table:table-cell>
          <table:table-cell office:value-type="string">
            <text:p>Fountain Valley, California</text:p>
          </table:table-cell>
          <table:table-cell office:value-type="date" office:date-value="2015-03-09">
            <text:p>03/09/15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6/03/2015</text:date>, <text:time>15:1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12:28:20.44</meta:creation-date>
    <dc:date>2015-06-03T15:16:20.86</dc:date>
    <meta:editing-duration>PT2H47M48S</meta:editing-duration>
    <meta:editing-cycles>30</meta:editing-cycles>
    <meta:generator>OpenOffice/4.0.1$Win32 OpenOffice.org_project/401m5$Build-9714</meta:generator>
    <meta:document-statistic meta:table-count="3" meta:cell-count="4295" meta:object-count="0"/>
  </office:meta>
</office:document-meta>
</file>